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5.487cm"/>
    </style:style>
    <style:style style:name="co3" style:family="table-column">
      <style:table-column-properties fo:break-before="auto" style:column-width="5.78cm"/>
    </style:style>
    <style:style style:name="co4" style:family="table-column">
      <style:table-column-properties fo:break-before="auto" style:column-width="5.152cm"/>
    </style:style>
    <style:style style:name="co5" style:family="table-column">
      <style:table-column-properties fo:break-before="auto" style:column-width="5.53cm"/>
    </style:style>
    <style:style style:name="co6" style:family="table-column">
      <style:table-column-properties fo:break-before="auto" style:column-width="6.493cm"/>
    </style:style>
    <style:style style:name="co7" style:family="table-column">
      <style:table-column-properties fo:break-before="auto" style:column-width="6.075cm"/>
    </style:style>
    <style:style style:name="co8" style:family="table-column">
      <style:table-column-properties fo:break-before="auto" style:column-width="5.74cm"/>
    </style:style>
    <style:style style:name="co9" style:family="table-column">
      <style:table-column-properties fo:break-before="auto" style:column-width="6.618cm"/>
    </style:style>
    <style:style style:name="co10" style:family="table-column">
      <style:table-column-properties fo:break-before="auto" style:column-width="5.907cm"/>
    </style:style>
    <style:style style:name="co11" style:family="table-column">
      <style:table-column-properties fo:break-before="auto" style:column-width="6.242cm"/>
    </style:style>
    <style:style style:name="co12" style:family="table-column">
      <style:table-column-properties fo:break-before="auto" style:column-width="5.99cm"/>
    </style:style>
    <style:style style:name="co13" style:family="table-column">
      <style:table-column-properties fo:break-before="auto" style:column-width="4.574cm"/>
    </style:style>
    <style:style style:name="co14" style:family="table-column">
      <style:table-column-properties fo:break-before="auto" style:column-width="4.501cm"/>
    </style:style>
    <style:style style:name="co15" style:family="table-column">
      <style:table-column-properties fo:break-before="auto" style:column-width="4.466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4" table:default-cell-style-name="ce1"/>
        <table:table-row table:style-name="ro1">
          <table:table-cell table:style-name="ce2" office:value-type="string" calcext:value-type="string" table:number-columns-spanned="13" table:number-rows-spanned="1">
            <text:p>BaCl2</text:p>
          </table:table-cell>
          <table:covered-table-cell table:number-columns-repeated="12" table:style-name="ce2"/>
          <table:table-cell table:style-name="ce2" table:number-columns-repeated="6"/>
        </table:table-row>
        <table:table-row table:style-name="ro1">
          <table:table-cell office:value-type="string" calcext:value-type="string">
            <text:p>Pressure (MPa)</text:p>
          </table:table-cell>
          <table:table-cell office:value-type="string" calcext:value-type="string">
            <text:p>Rho (kg/m³) – 2.52 mol/kg</text:p>
          </table:table-cell>
          <table:table-cell office:value-type="string" calcext:value-type="string">
            <text:p>Volume (nm³) – 2.52 mol/kg</text:p>
          </table:table-cell>
          <table:table-cell office:value-type="string" calcext:value-type="string">
            <text:p>side_small_L (Å) – 2.52 mol/kg</text:p>
          </table:table-cell>
          <table:table-cell office:value-type="string" calcext:value-type="string">
            <text:p>Rho (kg/m³) – 4.62 mol/kg</text:p>
          </table:table-cell>
          <table:table-cell office:value-type="string" calcext:value-type="string">
            <text:p>Volume (nm³) – 4.62 mol/kg</text:p>
          </table:table-cell>
          <table:table-cell office:value-type="string" calcext:value-type="string">
            <text:p>side_small_L (Å) – 4.62 mol/kg</text:p>
          </table:table-cell>
          <table:table-cell office:value-type="string" calcext:value-type="string">
            <text:p>Rho (kg/m³) – 18.50 mol/kg</text:p>
          </table:table-cell>
          <table:table-cell office:value-type="string" calcext:value-type="string">
            <text:p>Volume (nm³) – 18.50 mol/kg</text:p>
          </table:table-cell>
          <table:table-cell office:value-type="string" calcext:value-type="string">
            <text:p>side_small_L (Å) – 18.50 mol/kg</text:p>
          </table:table-cell>
          <table:table-cell office:value-type="string" calcext:value-type="string">
            <text:p>Rho (kg/m³) – 32.89 mol/kg</text:p>
          </table:table-cell>
          <table:table-cell office:value-type="string" calcext:value-type="string">
            <text:p>Volume (nm³) – 32.89 mol/kg</text:p>
          </table:table-cell>
          <table:table-cell office:value-type="string" calcext:value-type="string">
            <text:p>side_small_L (Å) – 32.89 mol/kg</text:p>
          </table:table-cell>
          <table:table-cell table:style-name="Default" table:number-columns-repeated="6"/>
        </table:table-row>
        <table:table-row table:style-name="ro1">
          <table:table-cell office:value-type="float" office:value="0.006" calcext:value-type="float">
            <text:p>0,006</text:p>
          </table:table-cell>
          <table:table-cell office:value-type="float" office:value="1389.89" calcext:value-type="float">
            <text:p>1389,89</text:p>
          </table:table-cell>
          <table:table-cell office:value-type="float" office:value="17.3368" calcext:value-type="float">
            <text:p>17,3368</text:p>
          </table:table-cell>
          <table:table-cell table:formula="of:=([.C3]/4)^(1/3)*10" office:value-type="float" office:value="16.304330965522" calcext:value-type="float">
            <text:p>16,304330965522</text:p>
          </table:table-cell>
          <table:table-cell office:value-type="float" office:value="1626.85" calcext:value-type="float">
            <text:p>1626,85</text:p>
          </table:table-cell>
          <table:table-cell office:value-type="float" office:value="17.3296" calcext:value-type="float">
            <text:p>17,3296</text:p>
          </table:table-cell>
          <table:table-cell table:formula="of:=([.F3]/4)^(1/3)*10" office:value-type="float" office:value="16.30207358166" calcext:value-type="float">
            <text:p>16,30207358166</text:p>
          </table:table-cell>
          <table:table-cell office:value-type="float" office:value="2343.23" calcext:value-type="float">
            <text:p>2343,23</text:p>
          </table:table-cell>
          <table:table-cell office:value-type="float" office:value="18.5872" calcext:value-type="float">
            <text:p>18,5872</text:p>
          </table:table-cell>
          <table:table-cell table:formula="of:=([.I3]/4)^(1/3)*10" office:value-type="float" office:value="16.6872456908787" calcext:value-type="float">
            <text:p>16,6872456908787</text:p>
          </table:table-cell>
          <table:table-cell office:value-type="float" office:value="2600.08" calcext:value-type="float">
            <text:p>2600,08</text:p>
          </table:table-cell>
          <table:table-cell office:value-type="float" office:value="19.5094" calcext:value-type="float">
            <text:p>19,5094</text:p>
          </table:table-cell>
          <table:table-cell table:formula="of:=([.L3]/4)^(1/3)*10" office:value-type="float" office:value="16.9587813404347" calcext:value-type="float">
            <text:p>16,9587813404347</text:p>
          </table:table-cell>
          <table:table-cell table:style-name="Default" table:number-columns-repeated="6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389.02" calcext:value-type="float">
            <text:p>1389,02</text:p>
          </table:table-cell>
          <table:table-cell office:value-type="float" office:value="17.3478" calcext:value-type="float">
            <text:p>17,3478</text:p>
          </table:table-cell>
          <table:table-cell table:formula="of:=([.C4]/4)^(1/3)*10" office:value-type="float" office:value="16.3077785399042" calcext:value-type="float">
            <text:p>16,3077785399042</text:p>
          </table:table-cell>
          <table:table-cell office:value-type="float" office:value="1627.27" calcext:value-type="float">
            <text:p>1627,27</text:p>
          </table:table-cell>
          <table:table-cell office:value-type="float" office:value="17.3251" calcext:value-type="float">
            <text:p>17,3251</text:p>
          </table:table-cell>
          <table:table-cell table:formula="of:=([.F4]/4)^(1/3)*10" office:value-type="float" office:value="16.3006623992168" calcext:value-type="float">
            <text:p>16,3006623992168</text:p>
          </table:table-cell>
          <table:table-cell office:value-type="float" office:value="2359.22" calcext:value-type="float">
            <text:p>2359,22</text:p>
          </table:table-cell>
          <table:table-cell office:value-type="float" office:value="18.4613" calcext:value-type="float">
            <text:p>18,4613</text:p>
          </table:table-cell>
          <table:table-cell table:formula="of:=([.I4]/4)^(1/3)*10" office:value-type="float" office:value="16.649483401323" calcext:value-type="float">
            <text:p>16,649483401323</text:p>
          </table:table-cell>
          <table:table-cell office:value-type="float" office:value="2594.81" calcext:value-type="float">
            <text:p>2594,81</text:p>
          </table:table-cell>
          <table:table-cell office:value-type="float" office:value="19.5483" calcext:value-type="float">
            <text:p>19,5483</text:p>
          </table:table-cell>
          <table:table-cell table:formula="of:=([.L4]/4)^(1/3)*10" office:value-type="float" office:value="16.9700452887623" calcext:value-type="float">
            <text:p>16,9700452887623</text:p>
          </table:table-cell>
          <table:table-cell table:style-name="Default" table:number-columns-repeated="6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389.24" calcext:value-type="float">
            <text:p>1389,24</text:p>
          </table:table-cell>
          <table:table-cell office:value-type="float" office:value="17.345" calcext:value-type="float">
            <text:p>17,345</text:p>
          </table:table-cell>
          <table:table-cell table:formula="of:=([.C5]/4)^(1/3)*10" office:value-type="float" office:value="16.3069011138177" calcext:value-type="float">
            <text:p>16,3069011138177</text:p>
          </table:table-cell>
          <table:table-cell office:value-type="float" office:value="1624.96" calcext:value-type="float">
            <text:p>1624,96</text:p>
          </table:table-cell>
          <table:table-cell office:value-type="float" office:value="17.3499" calcext:value-type="float">
            <text:p>17,3499</text:p>
          </table:table-cell>
          <table:table-cell table:formula="of:=([.F5]/4)^(1/3)*10" office:value-type="float" office:value="16.3084365475124" calcext:value-type="float">
            <text:p>16,3084365475124</text:p>
          </table:table-cell>
          <table:table-cell office:value-type="float" office:value="2353.83" calcext:value-type="float">
            <text:p>2353,83</text:p>
          </table:table-cell>
          <table:table-cell office:value-type="float" office:value="18.5035" calcext:value-type="float">
            <text:p>18,5035</text:p>
          </table:table-cell>
          <table:table-cell table:formula="of:=([.I5]/4)^(1/3)*10" office:value-type="float" office:value="16.6621598925602" calcext:value-type="float">
            <text:p>16,6621598925602</text:p>
          </table:table-cell>
          <table:table-cell office:value-type="float" office:value="2610.83" calcext:value-type="float">
            <text:p>2610,83</text:p>
          </table:table-cell>
          <table:table-cell office:value-type="float" office:value="19.4291" calcext:value-type="float">
            <text:p>19,4291</text:p>
          </table:table-cell>
          <table:table-cell table:formula="of:=([.L5]/4)^(1/3)*10" office:value-type="float" office:value="16.9354820968959" calcext:value-type="float">
            <text:p>16,9354820968959</text:p>
          </table:table-cell>
          <table:table-cell table:style-name="Default"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389.55" calcext:value-type="float">
            <text:p>1389,55</text:p>
          </table:table-cell>
          <table:table-cell office:value-type="float" office:value="17.3411" calcext:value-type="float">
            <text:p>17,3411</text:p>
          </table:table-cell>
          <table:table-cell table:formula="of:=([.C6]/4)^(1/3)*10" office:value-type="float" office:value="16.3056788272509" calcext:value-type="float">
            <text:p>16,3056788272509</text:p>
          </table:table-cell>
          <table:table-cell office:value-type="float" office:value="1622.73" calcext:value-type="float">
            <text:p>1622,73</text:p>
          </table:table-cell>
          <table:table-cell office:value-type="float" office:value="17.3736" calcext:value-type="float">
            <text:p>17,3736</text:p>
          </table:table-cell>
          <table:table-cell table:formula="of:=([.F6]/4)^(1/3)*10" office:value-type="float" office:value="16.3158589551051" calcext:value-type="float">
            <text:p>16,3158589551051</text:p>
          </table:table-cell>
          <table:table-cell office:value-type="float" office:value="2360.57" calcext:value-type="float">
            <text:p>2360,57</text:p>
          </table:table-cell>
          <table:table-cell office:value-type="float" office:value="18.4507" calcext:value-type="float">
            <text:p>18,4507</text:p>
          </table:table-cell>
          <table:table-cell table:formula="of:=([.I6]/4)^(1/3)*10" office:value-type="float" office:value="16.6462962239583" calcext:value-type="float">
            <text:p>16,6462962239583</text:p>
          </table:table-cell>
          <table:table-cell office:value-type="float" office:value="2613.4" calcext:value-type="float">
            <text:p>2613,4</text:p>
          </table:table-cell>
          <table:table-cell office:value-type="float" office:value="19.4102" calcext:value-type="float">
            <text:p>19,4102</text:p>
          </table:table-cell>
          <table:table-cell table:formula="of:=([.L6]/4)^(1/3)*10" office:value-type="float" office:value="16.9299888855827" calcext:value-type="float">
            <text:p>16,9299888855827</text:p>
          </table:table-cell>
          <table:table-cell table:style-name="Default" table:number-columns-repeated="6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386.76" calcext:value-type="float">
            <text:p>1386,76</text:p>
          </table:table-cell>
          <table:table-cell office:value-type="float" office:value="17.3761" calcext:value-type="float">
            <text:p>17,3761</text:p>
          </table:table-cell>
          <table:table-cell table:formula="of:=([.C7]/4)^(1/3)*10" office:value-type="float" office:value="16.3166415158303" calcext:value-type="float">
            <text:p>16,3166415158303</text:p>
          </table:table-cell>
          <table:table-cell office:value-type="float" office:value="1623.86" calcext:value-type="float">
            <text:p>1623,86</text:p>
          </table:table-cell>
          <table:table-cell office:value-type="float" office:value="17.3617" calcext:value-type="float">
            <text:p>17,3617</text:p>
          </table:table-cell>
          <table:table-cell table:formula="of:=([.F7]/4)^(1/3)*10" office:value-type="float" office:value="16.3121329365494" calcext:value-type="float">
            <text:p>16,3121329365494</text:p>
          </table:table-cell>
          <table:table-cell office:value-type="float" office:value="2349.1" calcext:value-type="float">
            <text:p>2349,1</text:p>
          </table:table-cell>
          <table:table-cell office:value-type="float" office:value="18.5409" calcext:value-type="float">
            <text:p>18,5409</text:p>
          </table:table-cell>
          <table:table-cell table:formula="of:=([.I7]/4)^(1/3)*10" office:value-type="float" office:value="16.6733784079001" calcext:value-type="float">
            <text:p>16,6733784079001</text:p>
          </table:table-cell>
          <table:table-cell office:value-type="float" office:value="2584.75" calcext:value-type="float">
            <text:p>2584,75</text:p>
          </table:table-cell>
          <table:table-cell office:value-type="float" office:value="19.6251" calcext:value-type="float">
            <text:p>19,6251</text:p>
          </table:table-cell>
          <table:table-cell table:formula="of:=([.L7]/4)^(1/3)*10" office:value-type="float" office:value="16.9922398261039" calcext:value-type="float">
            <text:p>16,9922398261039</text:p>
          </table:table-cell>
          <table:table-cell table:style-name="Default" table:number-columns-repeated="6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390.31" calcext:value-type="float">
            <text:p>1390,31</text:p>
          </table:table-cell>
          <table:table-cell office:value-type="float" office:value="17.3316" calcext:value-type="float">
            <text:p>17,3316</text:p>
          </table:table-cell>
          <table:table-cell table:formula="of:=([.C8]/4)^(1/3)*10" office:value-type="float" office:value="16.3027006954416" calcext:value-type="float">
            <text:p>16,3027006954416</text:p>
          </table:table-cell>
          <table:table-cell office:value-type="float" office:value="1629.16" calcext:value-type="float">
            <text:p>1629,16</text:p>
          </table:table-cell>
          <table:table-cell office:value-type="float" office:value="17.3051" calcext:value-type="float">
            <text:p>17,3051</text:p>
          </table:table-cell>
          <table:table-cell table:formula="of:=([.F8]/4)^(1/3)*10" office:value-type="float" office:value="16.2943875190756" calcext:value-type="float">
            <text:p>16,2943875190756</text:p>
          </table:table-cell>
          <table:table-cell office:value-type="float" office:value="2349.87" calcext:value-type="float">
            <text:p>2349,87</text:p>
          </table:table-cell>
          <table:table-cell office:value-type="float" office:value="18.5352" calcext:value-type="float">
            <text:p>18,5352</text:p>
          </table:table-cell>
          <table:table-cell table:formula="of:=([.I8]/4)^(1/3)*10" office:value-type="float" office:value="16.6716696091948" calcext:value-type="float">
            <text:p>16,6716696091948</text:p>
          </table:table-cell>
          <table:table-cell office:value-type="float" office:value="2616.81" calcext:value-type="float">
            <text:p>2616,81</text:p>
          </table:table-cell>
          <table:table-cell office:value-type="float" office:value="19.3847" calcext:value-type="float">
            <text:p>19,3847</text:p>
          </table:table-cell>
          <table:table-cell table:formula="of:=([.L8]/4)^(1/3)*10" office:value-type="float" office:value="16.9225717559525" calcext:value-type="float">
            <text:p>16,9225717559525</text:p>
          </table:table-cell>
          <table:table-cell table:style-name="Default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1.39" calcext:value-type="float">
            <text:p>1391,39</text:p>
          </table:table-cell>
          <table:table-cell office:value-type="float" office:value="17.3182" calcext:value-type="float">
            <text:p>17,3182</text:p>
          </table:table-cell>
          <table:table-cell table:formula="of:=([.C9]/4)^(1/3)*10" office:value-type="float" office:value="16.2984981114597" calcext:value-type="float">
            <text:p>16,2984981114597</text:p>
          </table:table-cell>
          <table:table-cell office:value-type="float" office:value="1628.65" calcext:value-type="float">
            <text:p>1628,65</text:p>
          </table:table-cell>
          <table:table-cell office:value-type="float" office:value="17.3105" calcext:value-type="float">
            <text:p>17,3105</text:p>
          </table:table-cell>
          <table:table-cell table:formula="of:=([.F9]/4)^(1/3)*10" office:value-type="float" office:value="16.2960822129692" calcext:value-type="float">
            <text:p>16,2960822129692</text:p>
          </table:table-cell>
          <table:table-cell office:value-type="float" office:value="2368.61" calcext:value-type="float">
            <text:p>2368,61</text:p>
          </table:table-cell>
          <table:table-cell office:value-type="float" office:value="18.3882" calcext:value-type="float">
            <text:p>18,3882</text:p>
          </table:table-cell>
          <table:table-cell table:formula="of:=([.I9]/4)^(1/3)*10" office:value-type="float" office:value="16.6274790431359" calcext:value-type="float">
            <text:p>16,6274790431359</text:p>
          </table:table-cell>
          <table:table-cell office:value-type="float" office:value="2594.2" calcext:value-type="float">
            <text:p>2594,2</text:p>
          </table:table-cell>
          <table:table-cell office:value-type="float" office:value="19.5536" calcext:value-type="float">
            <text:p>19,5536</text:p>
          </table:table-cell>
          <table:table-cell table:formula="of:=([.L9]/4)^(1/3)*10" office:value-type="float" office:value="16.9715788085205" calcext:value-type="float">
            <text:p>16,9715788085205</text:p>
          </table:table-cell>
          <table:table-cell table:style-name="Default"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5.42" calcext:value-type="float">
            <text:p>1385,42</text:p>
          </table:table-cell>
          <table:table-cell office:value-type="float" office:value="17.3929" calcext:value-type="float">
            <text:p>17,3929</text:p>
          </table:table-cell>
          <table:table-cell table:formula="of:=([.C10]/4)^(1/3)*10" office:value-type="float" office:value="16.321898377864" calcext:value-type="float">
            <text:p>16,321898377864</text:p>
          </table:table-cell>
          <table:table-cell office:value-type="float" office:value="1626.22" calcext:value-type="float">
            <text:p>1626,22</text:p>
          </table:table-cell>
          <table:table-cell office:value-type="float" office:value="17.3363" calcext:value-type="float">
            <text:p>17,3363</text:p>
          </table:table-cell>
          <table:table-cell table:formula="of:=([.F10]/4)^(1/3)*10" office:value-type="float" office:value="16.3041742229503" calcext:value-type="float">
            <text:p>16,3041742229503</text:p>
          </table:table-cell>
          <table:table-cell office:value-type="float" office:value="2344.25" calcext:value-type="float">
            <text:p>2344,25</text:p>
          </table:table-cell>
          <table:table-cell office:value-type="float" office:value="18.5791" calcext:value-type="float">
            <text:p>18,5791</text:p>
          </table:table-cell>
          <table:table-cell table:formula="of:=([.I10]/4)^(1/3)*10" office:value-type="float" office:value="16.6848213284261" calcext:value-type="float">
            <text:p>16,6848213284261</text:p>
          </table:table-cell>
          <table:table-cell office:value-type="float" office:value="2591.57" calcext:value-type="float">
            <text:p>2591,57</text:p>
          </table:table-cell>
          <table:table-cell office:value-type="float" office:value="19.5733" calcext:value-type="float">
            <text:p>19,5733</text:p>
          </table:table-cell>
          <table:table-cell table:formula="of:=([.L10]/4)^(1/3)*10" office:value-type="float" office:value="16.9772764444923" calcext:value-type="float">
            <text:p>16,9772764444923</text:p>
          </table:table-cell>
          <table:table-cell table:style-name="Default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0.6" calcext:value-type="float">
            <text:p>1390,6</text:p>
          </table:table-cell>
          <table:table-cell office:value-type="float" office:value="17.328" calcext:value-type="float">
            <text:p>17,328</text:p>
          </table:table-cell>
          <table:table-cell table:formula="of:=([.C11]/4)^(1/3)*10" office:value-type="float" office:value="16.3015718558939" calcext:value-type="float">
            <text:p>16,3015718558939</text:p>
          </table:table-cell>
          <table:table-cell office:value-type="float" office:value="1627.83" calcext:value-type="float">
            <text:p>1627,83</text:p>
          </table:table-cell>
          <table:table-cell office:value-type="float" office:value="17.3192" calcext:value-type="float">
            <text:p>17,3192</text:p>
          </table:table-cell>
          <table:table-cell table:formula="of:=([.F11]/4)^(1/3)*10" office:value-type="float" office:value="16.2988118119677" calcext:value-type="float">
            <text:p>16,2988118119677</text:p>
          </table:table-cell>
          <table:table-cell office:value-type="float" office:value="2344.91" calcext:value-type="float">
            <text:p>2344,91</text:p>
          </table:table-cell>
          <table:table-cell office:value-type="float" office:value="18.5746" calcext:value-type="float">
            <text:p>18,5746</text:p>
          </table:table-cell>
          <table:table-cell table:formula="of:=([.I11]/4)^(1/3)*10" office:value-type="float" office:value="16.6834741559119" calcext:value-type="float">
            <text:p>16,6834741559119</text:p>
          </table:table-cell>
          <table:table-cell office:value-type="float" office:value="2621.75" calcext:value-type="float">
            <text:p>2621,75</text:p>
          </table:table-cell>
          <table:table-cell office:value-type="float" office:value="19.3479" calcext:value-type="float">
            <text:p>19,3479</text:p>
          </table:table-cell>
          <table:table-cell table:formula="of:=([.L11]/4)^(1/3)*10" office:value-type="float" office:value="16.9118563440677" calcext:value-type="float">
            <text:p>16,9118563440677</text:p>
          </table:table-cell>
          <table:table-cell table:style-name="Default"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3.54" calcext:value-type="float">
            <text:p>1393,54</text:p>
          </table:table-cell>
          <table:table-cell office:value-type="float" office:value="17.2914" calcext:value-type="float">
            <text:p>17,2914</text:p>
          </table:table-cell>
          <table:table-cell table:formula="of:=([.C12]/4)^(1/3)*10" office:value-type="float" office:value="16.2900864354986" calcext:value-type="float">
            <text:p>16,2900864354986</text:p>
          </table:table-cell>
          <table:table-cell office:value-type="float" office:value="1630.64" calcext:value-type="float">
            <text:p>1630,64</text:p>
          </table:table-cell>
          <table:table-cell office:value-type="float" office:value="17.2894" calcext:value-type="float">
            <text:p>17,2894</text:p>
          </table:table-cell>
          <table:table-cell table:formula="of:=([.F12]/4)^(1/3)*10" office:value-type="float" office:value="16.2894583500713" calcext:value-type="float">
            <text:p>16,2894583500713</text:p>
          </table:table-cell>
          <table:table-cell office:value-type="float" office:value="2361.81" calcext:value-type="float">
            <text:p>2361,81</text:p>
          </table:table-cell>
          <table:table-cell office:value-type="float" office:value="18.441" calcext:value-type="float">
            <text:p>18,441</text:p>
          </table:table-cell>
          <table:table-cell table:formula="of:=([.I12]/4)^(1/3)*10" office:value-type="float" office:value="16.6433785861855" calcext:value-type="float">
            <text:p>16,6433785861855</text:p>
          </table:table-cell>
          <table:table-cell office:value-type="float" office:value="2613.86" calcext:value-type="float">
            <text:p>2613,86</text:p>
          </table:table-cell>
          <table:table-cell office:value-type="float" office:value="19.4076" calcext:value-type="float">
            <text:p>19,4076</text:p>
          </table:table-cell>
          <table:table-cell table:formula="of:=([.L12]/4)^(1/3)*10" office:value-type="float" office:value="16.9292329267457" calcext:value-type="float">
            <text:p>16,9292329267457</text:p>
          </table:table-cell>
          <table:table-cell table:style-name="Default"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03.75" calcext:value-type="float">
            <text:p>1403,75</text:p>
          </table:table-cell>
          <table:table-cell office:value-type="float" office:value="17.1656" calcext:value-type="float">
            <text:p>17,1656</text:p>
          </table:table-cell>
          <table:table-cell table:formula="of:=([.C13]/4)^(1/3)*10" office:value-type="float" office:value="16.2504851926136" calcext:value-type="float">
            <text:p>16,2504851926136</text:p>
          </table:table-cell>
          <table:table-cell office:value-type="float" office:value="1643.53" calcext:value-type="float">
            <text:p>1643,53</text:p>
          </table:table-cell>
          <table:table-cell office:value-type="float" office:value="17.1537" calcext:value-type="float">
            <text:p>17,1537</text:p>
          </table:table-cell>
          <table:table-cell table:formula="of:=([.F13]/4)^(1/3)*10" office:value-type="float" office:value="16.2467291247047" calcext:value-type="float">
            <text:p>16,2467291247047</text:p>
          </table:table-cell>
          <table:table-cell office:value-type="float" office:value="2388.61" calcext:value-type="float">
            <text:p>2388,61</text:p>
          </table:table-cell>
          <table:table-cell office:value-type="float" office:value="18.2343" calcext:value-type="float">
            <text:p>18,2343</text:p>
          </table:table-cell>
          <table:table-cell table:formula="of:=([.I13]/4)^(1/3)*10" office:value-type="float" office:value="16.5809611403299" calcext:value-type="float">
            <text:p>16,5809611403299</text:p>
          </table:table-cell>
          <table:table-cell office:value-type="float" office:value="2634.76" calcext:value-type="float">
            <text:p>2634,76</text:p>
          </table:table-cell>
          <table:table-cell office:value-type="float" office:value="19.2527" calcext:value-type="float">
            <text:p>19,2527</text:p>
          </table:table-cell>
          <table:table-cell table:formula="of:=([.L13]/4)^(1/3)*10" office:value-type="float" office:value="16.8840728531543" calcext:value-type="float">
            <text:p>16,8840728531543</text:p>
          </table:table-cell>
          <table:table-cell table:style-name="Default"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19.64" calcext:value-type="float">
            <text:p>1419,64</text:p>
          </table:table-cell>
          <table:table-cell office:value-type="float" office:value="16.9733" calcext:value-type="float">
            <text:p>16,9733</text:p>
          </table:table-cell>
          <table:table-cell table:formula="of:=([.C14]/4)^(1/3)*10" office:value-type="float" office:value="16.1895744025929" calcext:value-type="float">
            <text:p>16,1895744025929</text:p>
          </table:table-cell>
          <table:table-cell office:value-type="float" office:value="1658.32" calcext:value-type="float">
            <text:p>1658,32</text:p>
          </table:table-cell>
          <table:table-cell office:value-type="float" office:value="17.0007" calcext:value-type="float">
            <text:p>17,0007</text:p>
          </table:table-cell>
          <table:table-cell table:formula="of:=([.F14]/4)^(1/3)*10" office:value-type="float" office:value="16.198281329636" calcext:value-type="float">
            <text:p>16,198281329636</text:p>
          </table:table-cell>
          <table:table-cell office:value-type="float" office:value="2390.02" calcext:value-type="float">
            <text:p>2390,02</text:p>
          </table:table-cell>
          <table:table-cell office:value-type="float" office:value="18.2234" calcext:value-type="float">
            <text:p>18,2234</text:p>
          </table:table-cell>
          <table:table-cell table:formula="of:=([.I14]/4)^(1/3)*10" office:value-type="float" office:value="16.5776565897336" calcext:value-type="float">
            <text:p>16,5776565897336</text:p>
          </table:table-cell>
          <table:table-cell office:value-type="float" office:value="2633.41" calcext:value-type="float">
            <text:p>2633,41</text:p>
          </table:table-cell>
          <table:table-cell office:value-type="float" office:value="19.2624" calcext:value-type="float">
            <text:p>19,2624</text:p>
          </table:table-cell>
          <table:table-cell table:formula="of:=([.L14]/4)^(1/3)*10" office:value-type="float" office:value="16.8869079188787" calcext:value-type="float">
            <text:p>16,8869079188787</text:p>
          </table:table-cell>
          <table:table-cell table:style-name="Default"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33.35" calcext:value-type="float">
            <text:p>1433,35</text:p>
          </table:table-cell>
          <table:table-cell office:value-type="float" office:value="16.8109" calcext:value-type="float">
            <text:p>16,8109</text:p>
          </table:table-cell>
          <table:table-cell table:formula="of:=([.C15]/4)^(1/3)*10" office:value-type="float" office:value="16.1377750654459" calcext:value-type="float">
            <text:p>16,1377750654459</text:p>
          </table:table-cell>
          <table:table-cell office:value-type="float" office:value="1670.52" calcext:value-type="float">
            <text:p>1670,52</text:p>
          </table:table-cell>
          <table:table-cell office:value-type="float" office:value="16.8764" calcext:value-type="float">
            <text:p>16,8764</text:p>
          </table:table-cell>
          <table:table-cell table:formula="of:=([.F15]/4)^(1/3)*10" office:value-type="float" office:value="16.158707008596" calcext:value-type="float">
            <text:p>16,158707008596</text:p>
          </table:table-cell>
          <table:table-cell office:value-type="float" office:value="2403.09" calcext:value-type="float">
            <text:p>2403,09</text:p>
          </table:table-cell>
          <table:table-cell office:value-type="float" office:value="18.1243" calcext:value-type="float">
            <text:p>18,1243</text:p>
          </table:table-cell>
          <table:table-cell table:formula="of:=([.I15]/4)^(1/3)*10" office:value-type="float" office:value="16.5475518386259" calcext:value-type="float">
            <text:p>16,5475518386259</text:p>
          </table:table-cell>
          <table:table-cell office:value-type="float" office:value="2644.43" calcext:value-type="float">
            <text:p>2644,43</text:p>
          </table:table-cell>
          <table:table-cell office:value-type="float" office:value="19.1827" calcext:value-type="float">
            <text:p>19,1827</text:p>
          </table:table-cell>
          <table:table-cell table:formula="of:=([.L15]/4)^(1/3)*10" office:value-type="float" office:value="16.8635853304146" calcext:value-type="float">
            <text:p>16,8635853304146</text:p>
          </table:table-cell>
          <table:table-cell table:style-name="Default"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69.16" calcext:value-type="float">
            <text:p>1469,16</text:p>
          </table:table-cell>
          <table:table-cell office:value-type="float" office:value="16.4009" calcext:value-type="float">
            <text:p>16,4009</text:p>
          </table:table-cell>
          <table:table-cell table:formula="of:=([.C16]/4)^(1/3)*10" office:value-type="float" office:value="16.0054994116462" calcext:value-type="float">
            <text:p>16,0054994116462</text:p>
          </table:table-cell>
          <table:table-cell office:value-type="float" office:value="1704.13" calcext:value-type="float">
            <text:p>1704,13</text:p>
          </table:table-cell>
          <table:table-cell office:value-type="float" office:value="16.5434" calcext:value-type="float">
            <text:p>16,5434</text:p>
          </table:table-cell>
          <table:table-cell table:formula="of:=([.F16]/4)^(1/3)*10" office:value-type="float" office:value="16.0517206515724" calcext:value-type="float">
            <text:p>16,0517206515724</text:p>
          </table:table-cell>
          <table:table-cell office:value-type="float" office:value="2428.4" calcext:value-type="float">
            <text:p>2428,4</text:p>
          </table:table-cell>
          <table:table-cell office:value-type="float" office:value="17.9354" calcext:value-type="float">
            <text:p>17,9354</text:p>
          </table:table-cell>
          <table:table-cell table:formula="of:=([.I16]/4)^(1/3)*10" office:value-type="float" office:value="16.4898621532085" calcext:value-type="float">
            <text:p>16,4898621532085</text:p>
          </table:table-cell>
          <table:table-cell office:value-type="float" office:value="2691.34" calcext:value-type="float">
            <text:p>2691,34</text:p>
          </table:table-cell>
          <table:table-cell office:value-type="float" office:value="18.8485" calcext:value-type="float">
            <text:p>18,8485</text:p>
          </table:table-cell>
          <table:table-cell table:formula="of:=([.L16]/4)^(1/3)*10" office:value-type="float" office:value="16.765078869667" calcext:value-type="float">
            <text:p>16,765078869667</text:p>
          </table:table-cell>
          <table:table-cell table:style-name="Default"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97.44" calcext:value-type="float">
            <text:p>1497,44</text:p>
          </table:table-cell>
          <table:table-cell office:value-type="float" office:value="16.0911" calcext:value-type="float">
            <text:p>16,0911</text:p>
          </table:table-cell>
          <table:table-cell table:formula="of:=([.C17]/4)^(1/3)*10" office:value-type="float" office:value="15.9040810694229" calcext:value-type="float">
            <text:p>15,9040810694229</text:p>
          </table:table-cell>
          <table:table-cell office:value-type="float" office:value="1734.68" calcext:value-type="float">
            <text:p>1734,68</text:p>
          </table:table-cell>
          <table:table-cell office:value-type="float" office:value="16.2519" calcext:value-type="float">
            <text:p>16,2519</text:p>
          </table:table-cell>
          <table:table-cell table:formula="of:=([.F17]/4)^(1/3)*10" office:value-type="float" office:value="15.956882607948" calcext:value-type="float">
            <text:p>15,956882607948</text:p>
          </table:table-cell>
          <table:table-cell office:value-type="float" office:value="2447.17" calcext:value-type="float">
            <text:p>2447,17</text:p>
          </table:table-cell>
          <table:table-cell office:value-type="float" office:value="17.7981" calcext:value-type="float">
            <text:p>17,7981</text:p>
          </table:table-cell>
          <table:table-cell table:formula="of:=([.I17]/4)^(1/3)*10" office:value-type="float" office:value="16.4476763069383" calcext:value-type="float">
            <text:p>16,4476763069383</text:p>
          </table:table-cell>
          <table:table-cell office:value-type="float" office:value="2714.58" calcext:value-type="float">
            <text:p>2714,58</text:p>
          </table:table-cell>
          <table:table-cell office:value-type="float" office:value="18.6873" calcext:value-type="float">
            <text:p>18,6873</text:p>
          </table:table-cell>
          <table:table-cell table:formula="of:=([.L17]/4)^(1/3)*10" office:value-type="float" office:value="16.7171480545057" calcext:value-type="float">
            <text:p>16,7171480545057</text:p>
          </table:table-cell>
          <table:table-cell table:style-name="Default"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25.71" calcext:value-type="float">
            <text:p>1525,71</text:p>
          </table:table-cell>
          <table:table-cell office:value-type="float" office:value="15.7928" calcext:value-type="float">
            <text:p>15,7928</text:p>
          </table:table-cell>
          <table:table-cell table:formula="of:=([.C18]/4)^(1/3)*10" office:value-type="float" office:value="15.8051897708725" calcext:value-type="float">
            <text:p>15,8051897708725</text:p>
          </table:table-cell>
          <table:table-cell office:value-type="float" office:value="1763.71" calcext:value-type="float">
            <text:p>1763,71</text:p>
          </table:table-cell>
          <table:table-cell office:value-type="float" office:value="15.9844" calcext:value-type="float">
            <text:p>15,9844</text:p>
          </table:table-cell>
          <table:table-cell table:formula="of:=([.F18]/4)^(1/3)*10" office:value-type="float" office:value="15.8688497886619" calcext:value-type="float">
            <text:p>15,8688497886619</text:p>
          </table:table-cell>
          <table:table-cell office:value-type="float" office:value="2481.52" calcext:value-type="float">
            <text:p>2481,52</text:p>
          </table:table-cell>
          <table:table-cell office:value-type="float" office:value="17.5519" calcext:value-type="float">
            <text:p>17,5519</text:p>
          </table:table-cell>
          <table:table-cell table:formula="of:=([.I18]/4)^(1/3)*10" office:value-type="float" office:value="16.3714840070704" calcext:value-type="float">
            <text:p>16,3714840070704</text:p>
          </table:table-cell>
          <table:table-cell office:value-type="float" office:value="2743.83" calcext:value-type="float">
            <text:p>2743,83</text:p>
          </table:table-cell>
          <table:table-cell office:value-type="float" office:value="18.4886" calcext:value-type="float">
            <text:p>18,4886</text:p>
          </table:table-cell>
          <table:table-cell table:formula="of:=([.L18]/4)^(1/3)*10" office:value-type="float" office:value="16.6576862731321" calcext:value-type="float">
            <text:p>16,6576862731321</text:p>
          </table:table-cell>
          <table:table-cell table:style-name="Default"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48.43" calcext:value-type="float">
            <text:p>1548,43</text:p>
          </table:table-cell>
          <table:table-cell office:value-type="float" office:value="15.561" calcext:value-type="float">
            <text:p>15,561</text:p>
          </table:table-cell>
          <table:table-cell table:formula="of:=([.C19]/4)^(1/3)*10" office:value-type="float" office:value="15.7274810458233" calcext:value-type="float">
            <text:p>15,7274810458233</text:p>
          </table:table-cell>
          <table:table-cell office:value-type="float" office:value="1787.96" calcext:value-type="float">
            <text:p>1787,96</text:p>
          </table:table-cell>
          <table:table-cell office:value-type="float" office:value="15.7676" calcext:value-type="float">
            <text:p>15,7676</text:p>
          </table:table-cell>
          <table:table-cell table:formula="of:=([.F19]/4)^(1/3)*10" office:value-type="float" office:value="15.7967787055708" calcext:value-type="float">
            <text:p>15,7967787055708</text:p>
          </table:table-cell>
          <table:table-cell office:value-type="float" office:value="2506.73" calcext:value-type="float">
            <text:p>2506,73</text:p>
          </table:table-cell>
          <table:table-cell office:value-type="float" office:value="17.3756" calcext:value-type="float">
            <text:p>17,3756</text:p>
          </table:table-cell>
          <table:table-cell table:formula="of:=([.I19]/4)^(1/3)*10" office:value-type="float" office:value="16.3164850096905" calcext:value-type="float">
            <text:p>16,3164850096905</text:p>
          </table:table-cell>
          <table:table-cell office:value-type="float" office:value="2772.81" calcext:value-type="float">
            <text:p>2772,81</text:p>
          </table:table-cell>
          <table:table-cell office:value-type="float" office:value="18.2953" calcext:value-type="float">
            <text:p>18,2953</text:p>
          </table:table-cell>
          <table:table-cell table:formula="of:=([.L19]/4)^(1/3)*10" office:value-type="float" office:value="16.5994302315688" calcext:value-type="float">
            <text:p>16,5994302315688</text:p>
          </table:table-cell>
          <table:table-cell table:style-name="Default"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71.5" calcext:value-type="float">
            <text:p>1571,5</text:p>
          </table:table-cell>
          <table:table-cell office:value-type="float" office:value="15.3325" calcext:value-type="float">
            <text:p>15,3325</text:p>
          </table:table-cell>
          <table:table-cell table:formula="of:=([.C20]/4)^(1/3)*10" office:value-type="float" office:value="15.6501195947405" calcext:value-type="float">
            <text:p>15,6501195947405</text:p>
          </table:table-cell>
          <table:table-cell office:value-type="float" office:value="1810.5" calcext:value-type="float">
            <text:p>1810,5</text:p>
          </table:table-cell>
          <table:table-cell office:value-type="float" office:value="15.5711" calcext:value-type="float">
            <text:p>15,5711</text:p>
          </table:table-cell>
          <table:table-cell table:formula="of:=([.F20]/4)^(1/3)*10" office:value-type="float" office:value="15.7308829952231" calcext:value-type="float">
            <text:p>15,7308829952231</text:p>
          </table:table-cell>
          <table:table-cell office:value-type="float" office:value="2517.17" calcext:value-type="float">
            <text:p>2517,17</text:p>
          </table:table-cell>
          <table:table-cell office:value-type="float" office:value="17.3035" calcext:value-type="float">
            <text:p>17,3035</text:p>
          </table:table-cell>
          <table:table-cell table:formula="of:=([.I20]/4)^(1/3)*10" office:value-type="float" office:value="16.2938853198479" calcext:value-type="float">
            <text:p>16,2938853198479</text:p>
          </table:table-cell>
          <table:table-cell office:value-type="float" office:value="2805.36" calcext:value-type="float">
            <text:p>2805,36</text:p>
          </table:table-cell>
          <table:table-cell office:value-type="float" office:value="18.0832" calcext:value-type="float">
            <text:p>18,0832</text:p>
          </table:table-cell>
          <table:table-cell table:formula="of:=([.L20]/4)^(1/3)*10" office:value-type="float" office:value="16.5350342220529" calcext:value-type="float">
            <text:p>16,5350342220529</text:p>
          </table:table-cell>
          <table:table-cell table:style-name="Default"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10.16" calcext:value-type="float">
            <text:p>1610,16</text:p>
          </table:table-cell>
          <table:table-cell office:value-type="float" office:value="14.9643" calcext:value-type="float">
            <text:p>14,9643</text:p>
          </table:table-cell>
          <table:table-cell table:formula="of:=([.C21]/4)^(1/3)*10" office:value-type="float" office:value="15.5238273830975" calcext:value-type="float">
            <text:p>15,5238273830975</text:p>
          </table:table-cell>
          <table:table-cell office:value-type="float" office:value="1849.05" calcext:value-type="float">
            <text:p>1849,05</text:p>
          </table:table-cell>
          <table:table-cell office:value-type="float" office:value="15.2465" calcext:value-type="float">
            <text:p>15,2465</text:p>
          </table:table-cell>
          <table:table-cell table:formula="of:=([.F21]/4)^(1/3)*10" office:value-type="float" office:value="15.6208042067346" calcext:value-type="float">
            <text:p>15,6208042067346</text:p>
          </table:table-cell>
          <table:table-cell office:value-type="float" office:value="2575.83" calcext:value-type="float">
            <text:p>2575,83</text:p>
          </table:table-cell>
          <table:table-cell office:value-type="float" office:value="16.91" calcext:value-type="float">
            <text:p>16,91</text:p>
          </table:table-cell>
          <table:table-cell table:formula="of:=([.I21]/4)^(1/3)*10" office:value-type="float" office:value="16.169423603704" calcext:value-type="float">
            <text:p>16,169423603704</text:p>
          </table:table-cell>
          <table:table-cell office:value-type="float" office:value="2825.53" calcext:value-type="float">
            <text:p>2825,53</text:p>
          </table:table-cell>
          <table:table-cell office:value-type="float" office:value="17.9543" calcext:value-type="float">
            <text:p>17,9543</text:p>
          </table:table-cell>
          <table:table-cell table:formula="of:=([.L21]/4)^(1/3)*10" office:value-type="float" office:value="16.4956523592705" calcext:value-type="float">
            <text:p>16,4956523592705</text:p>
          </table:table-cell>
          <table:table-cell table:style-name="Default"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44.57" calcext:value-type="float">
            <text:p>1644,57</text:p>
          </table:table-cell>
          <table:table-cell office:value-type="float" office:value="14.6511" calcext:value-type="float">
            <text:p>14,6511</text:p>
          </table:table-cell>
          <table:table-cell table:formula="of:=([.C22]/4)^(1/3)*10" office:value-type="float" office:value="15.4147592802964" calcext:value-type="float">
            <text:p>15,4147592802964</text:p>
          </table:table-cell>
          <table:table-cell office:value-type="float" office:value="1883.75" calcext:value-type="float">
            <text:p>1883,75</text:p>
          </table:table-cell>
          <table:table-cell office:value-type="float" office:value="14.9656" calcext:value-type="float">
            <text:p>14,9656</text:p>
          </table:table-cell>
          <table:table-cell table:formula="of:=([.F22]/4)^(1/3)*10" office:value-type="float" office:value="15.5242769061007" calcext:value-type="float">
            <text:p>15,5242769061007</text:p>
          </table:table-cell>
          <table:table-cell office:value-type="float" office:value="2592.66" calcext:value-type="float">
            <text:p>2592,66</text:p>
          </table:table-cell>
          <table:table-cell office:value-type="float" office:value="16.8003" calcext:value-type="float">
            <text:p>16,8003</text:p>
          </table:table-cell>
          <table:table-cell table:formula="of:=([.I22]/4)^(1/3)*10" office:value-type="float" office:value="16.1343824970932" calcext:value-type="float">
            <text:p>16,1343824970932</text:p>
          </table:table-cell>
          <table:table-cell office:value-type="float" office:value="2856.18" calcext:value-type="float">
            <text:p>2856,18</text:p>
          </table:table-cell>
          <table:table-cell office:value-type="float" office:value="17.7621" calcext:value-type="float">
            <text:p>17,7621</text:p>
          </table:table-cell>
          <table:table-cell table:formula="of:=([.L22]/4)^(1/3)*10" office:value-type="float" office:value="16.4365793168393" calcext:value-type="float">
            <text:p>16,4365793168393</text:p>
          </table:table-cell>
          <table:table-cell table:style-name="Default" table:number-columns-repeated="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75.14" calcext:value-type="float">
            <text:p>1675,14</text:p>
          </table:table-cell>
          <table:table-cell office:value-type="float" office:value="14.3837" calcext:value-type="float">
            <text:p>14,3837</text:p>
          </table:table-cell>
          <table:table-cell table:formula="of:=([.C23]/4)^(1/3)*10" office:value-type="float" office:value="15.320403666531" calcext:value-type="float">
            <text:p>15,320403666531</text:p>
          </table:table-cell>
          <table:table-cell office:value-type="float" office:value="1917.25" calcext:value-type="float">
            <text:p>1917,25</text:p>
          </table:table-cell>
          <table:table-cell office:value-type="float" office:value="14.7041" calcext:value-type="float">
            <text:p>14,7041</text:p>
          </table:table-cell>
          <table:table-cell table:formula="of:=([.F23]/4)^(1/3)*10" office:value-type="float" office:value="15.4333244182747" calcext:value-type="float">
            <text:p>15,4333244182747</text:p>
          </table:table-cell>
          <table:table-cell office:value-type="float" office:value="2646.78" calcext:value-type="float">
            <text:p>2646,78</text:p>
          </table:table-cell>
          <table:table-cell office:value-type="float" office:value="16.4576" calcext:value-type="float">
            <text:p>16,4576</text:p>
          </table:table-cell>
          <table:table-cell table:formula="of:=([.I23]/4)^(1/3)*10" office:value-type="float" office:value="16.0239225474896" calcext:value-type="float">
            <text:p>16,0239225474896</text:p>
          </table:table-cell>
          <table:table-cell office:value-type="float" office:value="2891.62" calcext:value-type="float">
            <text:p>2891,62</text:p>
          </table:table-cell>
          <table:table-cell office:value-type="float" office:value="17.5449" calcext:value-type="float">
            <text:p>17,5449</text:p>
          </table:table-cell>
          <table:table-cell table:formula="of:=([.L23]/4)^(1/3)*10" office:value-type="float" office:value="16.3693073077521" calcext:value-type="float">
            <text:p>16,3693073077521</text:p>
          </table:table-cell>
          <table:table-cell table:style-name="Default"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703.11" calcext:value-type="float">
            <text:p>1703,11</text:p>
          </table:table-cell>
          <table:table-cell office:value-type="float" office:value="14.1475" calcext:value-type="float">
            <text:p>14,1475</text:p>
          </table:table-cell>
          <table:table-cell table:formula="of:=([.C24]/4)^(1/3)*10" office:value-type="float" office:value="15.236079745675" calcext:value-type="float">
            <text:p>15,236079745675</text:p>
          </table:table-cell>
          <table:table-cell office:value-type="float" office:value="1947.65" calcext:value-type="float">
            <text:p>1947,65</text:p>
          </table:table-cell>
          <table:table-cell office:value-type="float" office:value="14.4745" calcext:value-type="float">
            <text:p>14,4745</text:p>
          </table:table-cell>
          <table:table-cell table:formula="of:=([.F24]/4)^(1/3)*10" office:value-type="float" office:value="15.3525737778755" calcext:value-type="float">
            <text:p>15,3525737778755</text:p>
          </table:table-cell>
          <table:table-cell office:value-type="float" office:value="2667.57" calcext:value-type="float">
            <text:p>2667,57</text:p>
          </table:table-cell>
          <table:table-cell office:value-type="float" office:value="16.3293" calcext:value-type="float">
            <text:p>16,3293</text:p>
          </table:table-cell>
          <table:table-cell table:formula="of:=([.I24]/4)^(1/3)*10" office:value-type="float" office:value="15.9821741577514" calcext:value-type="float">
            <text:p>15,9821741577514</text:p>
          </table:table-cell>
          <table:table-cell office:value-type="float" office:value="2918.83" calcext:value-type="float">
            <text:p>2918,83</text:p>
          </table:table-cell>
          <table:table-cell office:value-type="float" office:value="17.3814" calcext:value-type="float">
            <text:p>17,3814</text:p>
          </table:table-cell>
          <table:table-cell table:formula="of:=([.L24]/4)^(1/3)*10" office:value-type="float" office:value="16.3183002963602" calcext:value-type="float">
            <text:p>16,3183002963602</text:p>
          </table:table-cell>
          <table:table-cell table:style-name="Default" table:number-columns-repeated="6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29.06" calcext:value-type="float">
            <text:p>1729,06</text:p>
          </table:table-cell>
          <table:table-cell office:value-type="float" office:value="13.9351" calcext:value-type="float">
            <text:p>13,9351</text:p>
          </table:table-cell>
          <table:table-cell table:formula="of:=([.C25]/4)^(1/3)*10" office:value-type="float" office:value="15.1594472476876" calcext:value-type="float">
            <text:p>15,1594472476876</text:p>
          </table:table-cell>
          <table:table-cell office:value-type="float" office:value="1973.8" calcext:value-type="float">
            <text:p>1973,8</text:p>
          </table:table-cell>
          <table:table-cell office:value-type="float" office:value="14.2827" calcext:value-type="float">
            <text:p>14,2827</text:p>
          </table:table-cell>
          <table:table-cell table:formula="of:=([.F25]/4)^(1/3)*10" office:value-type="float" office:value="15.2844602783619" calcext:value-type="float">
            <text:p>15,2844602783619</text:p>
          </table:table-cell>
          <table:table-cell office:value-type="float" office:value="2704.39" calcext:value-type="float">
            <text:p>2704,39</text:p>
          </table:table-cell>
          <table:table-cell office:value-type="float" office:value="16.1078" calcext:value-type="float">
            <text:p>16,1078</text:p>
          </table:table-cell>
          <table:table-cell table:formula="of:=([.I25]/4)^(1/3)*10" office:value-type="float" office:value="15.9095811351722" calcext:value-type="float">
            <text:p>15,9095811351722</text:p>
          </table:table-cell>
          <table:table-cell office:value-type="float" office:value="2960.7" calcext:value-type="float">
            <text:p>2960,7</text:p>
          </table:table-cell>
          <table:table-cell office:value-type="float" office:value="17.1363" calcext:value-type="float">
            <text:p>17,1363</text:p>
          </table:table-cell>
          <table:table-cell table:formula="of:=([.L25]/4)^(1/3)*10" office:value-type="float" office:value="16.2412339307678" calcext:value-type="float">
            <text:p>16,2412339307678</text:p>
          </table:table-cell>
          <table:table-cell table:style-name="Default" table:number-columns-repeated="6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52.31" calcext:value-type="float">
            <text:p>1752,31</text:p>
          </table:table-cell>
          <table:table-cell office:value-type="float" office:value="13.7502" calcext:value-type="float">
            <text:p>13,7502</text:p>
          </table:table-cell>
          <table:table-cell table:formula="of:=([.C26]/4)^(1/3)*10" office:value-type="float" office:value="15.0921000151029" calcext:value-type="float">
            <text:p>15,0921000151029</text:p>
          </table:table-cell>
          <table:table-cell office:value-type="float" office:value="1998.42" calcext:value-type="float">
            <text:p>1998,42</text:p>
          </table:table-cell>
          <table:table-cell office:value-type="float" office:value="14.1068" calcext:value-type="float">
            <text:p>14,1068</text:p>
          </table:table-cell>
          <table:table-cell table:formula="of:=([.F26]/4)^(1/3)*10" office:value-type="float" office:value="15.2214551583528" calcext:value-type="float">
            <text:p>15,2214551583528</text:p>
          </table:table-cell>
          <table:table-cell office:value-type="float" office:value="2729.98" calcext:value-type="float">
            <text:p>2729,98</text:p>
          </table:table-cell>
          <table:table-cell office:value-type="float" office:value="15.958" calcext:value-type="float">
            <text:p>15,958</text:p>
          </table:table-cell>
          <table:table-cell table:formula="of:=([.I26]/4)^(1/3)*10" office:value-type="float" office:value="15.860108589183" calcext:value-type="float">
            <text:p>15,860108589183</text:p>
          </table:table-cell>
          <table:table-cell office:value-type="float" office:value="2982.52" calcext:value-type="float">
            <text:p>2982,52</text:p>
          </table:table-cell>
          <table:table-cell office:value-type="float" office:value="17.0111" calcext:value-type="float">
            <text:p>17,0111</text:p>
          </table:table-cell>
          <table:table-cell table:formula="of:=([.L26]/4)^(1/3)*10" office:value-type="float" office:value="16.201583699261" calcext:value-type="float">
            <text:p>16,201583699261</text:p>
          </table:table-cell>
          <table:table-cell table:style-name="Default" table:number-columns-repeated="6"/>
        </table:table-row>
        <table:table-row table:style-name="ro1">
          <table:table-cell table:number-columns-repeated="13"/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13" table:number-rows-spanned="1">
            <text:p>MgCl2</text:p>
          </table:table-cell>
          <table:covered-table-cell table:number-columns-repeated="12" table:style-name="ce2"/>
          <table:table-cell table:style-name="Default" table:number-columns-repeated="6"/>
        </table:table-row>
        <table:table-row table:style-name="ro1">
          <table:table-cell office:value-type="string" calcext:value-type="string">
            <text:p>Pressure (MPa)</text:p>
          </table:table-cell>
          <table:table-cell office:value-type="string" calcext:value-type="string">
            <text:p>Rho (kg/m³) – 2.52 mol/kg</text:p>
          </table:table-cell>
          <table:table-cell office:value-type="string" calcext:value-type="string">
            <text:p>Volume (nm³) – 2.52 mol/kg</text:p>
          </table:table-cell>
          <table:table-cell office:value-type="string" calcext:value-type="string">
            <text:p>side_small_L (Å) – 2.52 mol/kg</text:p>
          </table:table-cell>
          <table:table-cell office:value-type="string" calcext:value-type="string">
            <text:p>Rho (kg/m³) – 4.62 mol/kg</text:p>
          </table:table-cell>
          <table:table-cell office:value-type="string" calcext:value-type="string">
            <text:p>Volume (nm³) – 4.62 mol/kg</text:p>
          </table:table-cell>
          <table:table-cell office:value-type="string" calcext:value-type="string">
            <text:p>side_small_L (Å) – 4.62 mol/kg</text:p>
          </table:table-cell>
          <table:table-cell office:value-type="string" calcext:value-type="string">
            <text:p>Rho (kg/m³) – 18.50 mol/kg</text:p>
          </table:table-cell>
          <table:table-cell office:value-type="string" calcext:value-type="string">
            <text:p>Volume (nm³) – 18.50 mol/kg</text:p>
          </table:table-cell>
          <table:table-cell office:value-type="string" calcext:value-type="string">
            <text:p>side_small_L (Å) – 18.50 mol/kg</text:p>
          </table:table-cell>
          <table:table-cell office:value-type="string" calcext:value-type="string">
            <text:p>Rho (kg/m³) – 32.89 mol/kg</text:p>
          </table:table-cell>
          <table:table-cell office:value-type="string" calcext:value-type="string">
            <text:p>Volume (nm³) – 32.89 mol/kg</text:p>
          </table:table-cell>
          <table:table-cell office:value-type="string" calcext:value-type="string">
            <text:p>side_small_L (Å) – 32.89 mol/kg</text:p>
          </table:table-cell>
          <table:table-cell table:style-name="Default" table:number-columns-repeated="6"/>
        </table:table-row>
        <table:table-row table:style-name="ro1">
          <table:table-cell office:value-type="float" office:value="0.006" calcext:value-type="float">
            <text:p>0,006</text:p>
          </table:table-cell>
          <table:table-cell office:value-type="float" office:value="1122.8" calcext:value-type="float">
            <text:p>1122,8</text:p>
          </table:table-cell>
          <table:table-cell office:value-type="float" office:value="17.4516" calcext:value-type="float">
            <text:p>17,4516</text:p>
          </table:table-cell>
          <table:table-cell table:formula="of:=([.C30]/4)^(1/3)*10" office:value-type="float" office:value="16.3402395709724" calcext:value-type="float">
            <text:p>16,3402395709724</text:p>
          </table:table-cell>
          <table:table-cell office:value-type="float" office:value="1199.45" calcext:value-type="float">
            <text:p>1199,45</text:p>
          </table:table-cell>
          <table:table-cell office:value-type="float" office:value="17.2464" calcext:value-type="float">
            <text:p>17,2464</text:p>
          </table:table-cell>
          <table:table-cell table:formula="of:=([.F30]/4)^(1/3)*10" office:value-type="float" office:value="16.2759427817637" calcext:value-type="float">
            <text:p>16,2759427817637</text:p>
          </table:table-cell>
          <table:table-cell office:value-type="float" office:value="1309.24" calcext:value-type="float">
            <text:p>1309,24</text:p>
          </table:table-cell>
          <table:table-cell office:value-type="float" office:value="18.9325" calcext:value-type="float">
            <text:p>18,9325</text:p>
          </table:table-cell>
          <table:table-cell table:formula="of:=([.I30]/4)^(1/3)*10" office:value-type="float" office:value="16.7899469806203" calcext:value-type="float">
            <text:p>16,7899469806203</text:p>
          </table:table-cell>
          <table:table-cell office:value-type="float" office:value="1307.97" calcext:value-type="float">
            <text:p>1307,97</text:p>
          </table:table-cell>
          <table:table-cell office:value-type="float" office:value="20.4156" calcext:value-type="float">
            <text:p>20,4156</text:p>
          </table:table-cell>
          <table:table-cell table:formula="of:=([.L30]/4)^(1/3)*10" office:value-type="float" office:value="17.217392718356" calcext:value-type="float">
            <text:p>17,217392718356</text:p>
          </table:table-cell>
          <table:table-cell table:style-name="Default" table:number-columns-repeated="6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125.51" calcext:value-type="float">
            <text:p>1125,51</text:p>
          </table:table-cell>
          <table:table-cell office:value-type="float" office:value="17.4078" calcext:value-type="float">
            <text:p>17,4078</text:p>
          </table:table-cell>
          <table:table-cell table:formula="of:=([.C31]/4)^(1/3)*10" office:value-type="float" office:value="16.3265578820761" calcext:value-type="float">
            <text:p>16,3265578820761</text:p>
          </table:table-cell>
          <table:table-cell office:value-type="float" office:value="1195.2" calcext:value-type="float">
            <text:p>1195,2</text:p>
          </table:table-cell>
          <table:table-cell office:value-type="float" office:value="17.3076" calcext:value-type="float">
            <text:p>17,3076</text:p>
          </table:table-cell>
          <table:table-cell table:formula="of:=([.F31]/4)^(1/3)*10" office:value-type="float" office:value="16.2951721434022" calcext:value-type="float">
            <text:p>16,2951721434022</text:p>
          </table:table-cell>
          <table:table-cell office:value-type="float" office:value="1305.04" calcext:value-type="float">
            <text:p>1305,04</text:p>
          </table:table-cell>
          <table:table-cell office:value-type="float" office:value="18.9935" calcext:value-type="float">
            <text:p>18,9935</text:p>
          </table:table-cell>
          <table:table-cell table:formula="of:=([.I31]/4)^(1/3)*10" office:value-type="float" office:value="16.8079598995555" calcext:value-type="float">
            <text:p>16,8079598995555</text:p>
          </table:table-cell>
          <table:table-cell office:value-type="float" office:value="1339.23" calcext:value-type="float">
            <text:p>1339,23</text:p>
          </table:table-cell>
          <table:table-cell office:value-type="float" office:value="19.9373" calcext:value-type="float">
            <text:p>19,9373</text:p>
          </table:table-cell>
          <table:table-cell table:formula="of:=([.L31]/4)^(1/3)*10" office:value-type="float" office:value="17.0818715121685" calcext:value-type="float">
            <text:p>17,0818715121685</text:p>
          </table:table-cell>
          <table:table-cell table:style-name="Default" table:number-columns-repeated="6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119.44" calcext:value-type="float">
            <text:p>1119,44</text:p>
          </table:table-cell>
          <table:table-cell office:value-type="float" office:value="17.5019" calcext:value-type="float">
            <text:p>17,5019</text:p>
          </table:table-cell>
          <table:table-cell table:formula="of:=([.C32]/4)^(1/3)*10" office:value-type="float" office:value="16.3559234367599" calcext:value-type="float">
            <text:p>16,3559234367599</text:p>
          </table:table-cell>
          <table:table-cell office:value-type="float" office:value="1203.55" calcext:value-type="float">
            <text:p>1203,55</text:p>
          </table:table-cell>
          <table:table-cell office:value-type="float" office:value="17.1884" calcext:value-type="float">
            <text:p>17,1884</text:p>
          </table:table-cell>
          <table:table-cell table:formula="of:=([.F32]/4)^(1/3)*10" office:value-type="float" office:value="16.2576768460961" calcext:value-type="float">
            <text:p>16,2576768460961</text:p>
          </table:table-cell>
          <table:table-cell office:value-type="float" office:value="1314.5" calcext:value-type="float">
            <text:p>1314,5</text:p>
          </table:table-cell>
          <table:table-cell office:value-type="float" office:value="18.8568" calcext:value-type="float">
            <text:p>18,8568</text:p>
          </table:table-cell>
          <table:table-cell table:formula="of:=([.I32]/4)^(1/3)*10" office:value-type="float" office:value="16.7675393613867" calcext:value-type="float">
            <text:p>16,7675393613867</text:p>
          </table:table-cell>
          <table:table-cell office:value-type="float" office:value="1328.01" calcext:value-type="float">
            <text:p>1328,01</text:p>
          </table:table-cell>
          <table:table-cell office:value-type="float" office:value="20.1059" calcext:value-type="float">
            <text:p>20,1059</text:p>
          </table:table-cell>
          <table:table-cell table:formula="of:=([.L32]/4)^(1/3)*10" office:value-type="float" office:value="17.129887428778" calcext:value-type="float">
            <text:p>17,129887428778</text:p>
          </table:table-cell>
          <table:table-cell table:style-name="Default"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118.15" calcext:value-type="float">
            <text:p>1118,15</text:p>
          </table:table-cell>
          <table:table-cell office:value-type="float" office:value="17.5227" calcext:value-type="float">
            <text:p>17,5227</text:p>
          </table:table-cell>
          <table:table-cell table:formula="of:=([.C33]/4)^(1/3)*10" office:value-type="float" office:value="16.362400229294" calcext:value-type="float">
            <text:p>16,362400229294</text:p>
          </table:table-cell>
          <table:table-cell office:value-type="float" office:value="1195.42" calcext:value-type="float">
            <text:p>1195,42</text:p>
          </table:table-cell>
          <table:table-cell office:value-type="float" office:value="17.306" calcext:value-type="float">
            <text:p>17,306</text:p>
          </table:table-cell>
          <table:table-cell table:formula="of:=([.F33]/4)^(1/3)*10" office:value-type="float" office:value="16.2946699925381" calcext:value-type="float">
            <text:p>16,2946699925381</text:p>
          </table:table-cell>
          <table:table-cell office:value-type="float" office:value="1313.27" calcext:value-type="float">
            <text:p>1313,27</text:p>
          </table:table-cell>
          <table:table-cell office:value-type="float" office:value="18.8745" calcext:value-type="float">
            <text:p>18,8745</text:p>
          </table:table-cell>
          <table:table-cell table:formula="of:=([.I33]/4)^(1/3)*10" office:value-type="float" office:value="16.7727840235339" calcext:value-type="float">
            <text:p>16,7727840235339</text:p>
          </table:table-cell>
          <table:table-cell office:value-type="float" office:value="1322.73" calcext:value-type="float">
            <text:p>1322,73</text:p>
          </table:table-cell>
          <table:table-cell office:value-type="float" office:value="20.1858" calcext:value-type="float">
            <text:p>20,1858</text:p>
          </table:table-cell>
          <table:table-cell table:formula="of:=([.L33]/4)^(1/3)*10" office:value-type="float" office:value="17.152548587522" calcext:value-type="float">
            <text:p>17,152548587522</text:p>
          </table:table-cell>
          <table:table-cell table:style-name="Default" table:number-columns-repeated="6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115.26" calcext:value-type="float">
            <text:p>1115,26</text:p>
          </table:table-cell>
          <table:table-cell office:value-type="float" office:value="17.5686" calcext:value-type="float">
            <text:p>17,5686</text:p>
          </table:table-cell>
          <table:table-cell table:formula="of:=([.C34]/4)^(1/3)*10" office:value-type="float" office:value="16.3766746534286" calcext:value-type="float">
            <text:p>16,3766746534286</text:p>
          </table:table-cell>
          <table:table-cell office:value-type="float" office:value="1202.53" calcext:value-type="float">
            <text:p>1202,53</text:p>
          </table:table-cell>
          <table:table-cell office:value-type="float" office:value="17.2029" calcext:value-type="float">
            <text:p>17,2029</text:p>
          </table:table-cell>
          <table:table-cell table:formula="of:=([.F34]/4)^(1/3)*10" office:value-type="float" office:value="16.262247177577" calcext:value-type="float">
            <text:p>16,262247177577</text:p>
          </table:table-cell>
          <table:table-cell office:value-type="float" office:value="1310.98" calcext:value-type="float">
            <text:p>1310,98</text:p>
          </table:table-cell>
          <table:table-cell office:value-type="float" office:value="18.9073" calcext:value-type="float">
            <text:p>18,9073</text:p>
          </table:table-cell>
          <table:table-cell table:formula="of:=([.I34]/4)^(1/3)*10" office:value-type="float" office:value="16.7824942841556" calcext:value-type="float">
            <text:p>16,7824942841556</text:p>
          </table:table-cell>
          <table:table-cell office:value-type="float" office:value="1306.94" calcext:value-type="float">
            <text:p>1306,94</text:p>
          </table:table-cell>
          <table:table-cell office:value-type="float" office:value="20.4299" calcext:value-type="float">
            <text:p>20,4299</text:p>
          </table:table-cell>
          <table:table-cell table:formula="of:=([.L34]/4)^(1/3)*10" office:value-type="float" office:value="17.2214117242964" calcext:value-type="float">
            <text:p>17,2214117242964</text:p>
          </table:table-cell>
          <table:table-cell table:style-name="Default" table:number-columns-repeated="6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122.9" calcext:value-type="float">
            <text:p>1122,9</text:p>
          </table:table-cell>
          <table:table-cell office:value-type="float" office:value="17.4484" calcext:value-type="float">
            <text:p>17,4484</text:p>
          </table:table-cell>
          <table:table-cell table:formula="of:=([.C35]/4)^(1/3)*10" office:value-type="float" office:value="16.3392407711886" calcext:value-type="float">
            <text:p>16,3392407711886</text:p>
          </table:table-cell>
          <table:table-cell office:value-type="float" office:value="1190.32" calcext:value-type="float">
            <text:p>1190,32</text:p>
          </table:table-cell>
          <table:table-cell office:value-type="float" office:value="17.3787" calcext:value-type="float">
            <text:p>17,3787</text:p>
          </table:table-cell>
          <table:table-cell table:formula="of:=([.F35]/4)^(1/3)*10" office:value-type="float" office:value="16.3174552993639" calcext:value-type="float">
            <text:p>16,3174552993639</text:p>
          </table:table-cell>
          <table:table-cell office:value-type="float" office:value="1309.37" calcext:value-type="float">
            <text:p>1309,37</text:p>
          </table:table-cell>
          <table:table-cell office:value-type="float" office:value="18.931" calcext:value-type="float">
            <text:p>18,931</text:p>
          </table:table-cell>
          <table:table-cell table:formula="of:=([.I35]/4)^(1/3)*10" office:value-type="float" office:value="16.7895035529056" calcext:value-type="float">
            <text:p>16,7895035529056</text:p>
          </table:table-cell>
          <table:table-cell office:value-type="float" office:value="1325.21" calcext:value-type="float">
            <text:p>1325,21</text:p>
          </table:table-cell>
          <table:table-cell office:value-type="float" office:value="20.1485" calcext:value-type="float">
            <text:p>20,1485</text:p>
          </table:table-cell>
          <table:table-cell table:formula="of:=([.L35]/4)^(1/3)*10" office:value-type="float" office:value="17.1419770546861" calcext:value-type="float">
            <text:p>17,1419770546861</text:p>
          </table:table-cell>
          <table:table-cell table:style-name="Default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9.84" calcext:value-type="float">
            <text:p>1119,84</text:p>
          </table:table-cell>
          <table:table-cell office:value-type="float" office:value="17.4968" calcext:value-type="float">
            <text:p>17,4968</text:p>
          </table:table-cell>
          <table:table-cell table:formula="of:=([.C36]/4)^(1/3)*10" office:value-type="float" office:value="16.3543345937743" calcext:value-type="float">
            <text:p>16,3543345937743</text:p>
          </table:table-cell>
          <table:table-cell office:value-type="float" office:value="1199.8" calcext:value-type="float">
            <text:p>1199,8</text:p>
          </table:table-cell>
          <table:table-cell office:value-type="float" office:value="17.241" calcext:value-type="float">
            <text:p>17,241</text:p>
          </table:table-cell>
          <table:table-cell table:formula="of:=([.F36]/4)^(1/3)*10" office:value-type="float" office:value="16.2742438906778" calcext:value-type="float">
            <text:p>16,2742438906778</text:p>
          </table:table-cell>
          <table:table-cell office:value-type="float" office:value="1317.34" calcext:value-type="float">
            <text:p>1317,34</text:p>
          </table:table-cell>
          <table:table-cell office:value-type="float" office:value="18.816" calcext:value-type="float">
            <text:p>18,816</text:p>
          </table:table-cell>
          <table:table-cell table:formula="of:=([.I36]/4)^(1/3)*10" office:value-type="float" office:value="16.7554374564801" calcext:value-type="float">
            <text:p>16,7554374564801</text:p>
          </table:table-cell>
          <table:table-cell office:value-type="float" office:value="1340.28" calcext:value-type="float">
            <text:p>1340,28</text:p>
          </table:table-cell>
          <table:table-cell office:value-type="float" office:value="19.922" calcext:value-type="float">
            <text:p>19,922</text:p>
          </table:table-cell>
          <table:table-cell table:formula="of:=([.L36]/4)^(1/3)*10" office:value-type="float" office:value="17.0775008180898" calcext:value-type="float">
            <text:p>17,0775008180898</text:p>
          </table:table-cell>
          <table:table-cell table:style-name="Default"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8.46" calcext:value-type="float">
            <text:p>1118,46</text:p>
          </table:table-cell>
          <table:table-cell office:value-type="float" office:value="17.518" calcext:value-type="float">
            <text:p>17,518</text:p>
          </table:table-cell>
          <table:table-cell table:formula="of:=([.C37]/4)^(1/3)*10" office:value-type="float" office:value="16.3609371717009" calcext:value-type="float">
            <text:p>16,3609371717009</text:p>
          </table:table-cell>
          <table:table-cell office:value-type="float" office:value="1194.26" calcext:value-type="float">
            <text:p>1194,26</text:p>
          </table:table-cell>
          <table:table-cell office:value-type="float" office:value="17.3218" calcext:value-type="float">
            <text:p>17,3218</text:p>
          </table:table-cell>
          <table:table-cell table:formula="of:=([.F37]/4)^(1/3)*10" office:value-type="float" office:value="16.2996273767804" calcext:value-type="float">
            <text:p>16,2996273767804</text:p>
          </table:table-cell>
          <table:table-cell office:value-type="float" office:value="1308.04" calcext:value-type="float">
            <text:p>1308,04</text:p>
          </table:table-cell>
          <table:table-cell office:value-type="float" office:value="18.9503" calcext:value-type="float">
            <text:p>18,9503</text:p>
          </table:table-cell>
          <table:table-cell table:formula="of:=([.I37]/4)^(1/3)*10" office:value-type="float" office:value="16.7952072023529" calcext:value-type="float">
            <text:p>16,7952072023529</text:p>
          </table:table-cell>
          <table:table-cell office:value-type="float" office:value="1334.21" calcext:value-type="float">
            <text:p>1334,21</text:p>
          </table:table-cell>
          <table:table-cell office:value-type="float" office:value="20.0122" calcext:value-type="float">
            <text:p>20,0122</text:p>
          </table:table-cell>
          <table:table-cell table:formula="of:=([.L37]/4)^(1/3)*10" office:value-type="float" office:value="17.103235711118" calcext:value-type="float">
            <text:p>17,103235711118</text:p>
          </table:table-cell>
          <table:table-cell table:style-name="Default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4.25" calcext:value-type="float">
            <text:p>1124,25</text:p>
          </table:table-cell>
          <table:table-cell office:value-type="float" office:value="17.4277" calcext:value-type="float">
            <text:p>17,4277</text:p>
          </table:table-cell>
          <table:table-cell table:formula="of:=([.C38]/4)^(1/3)*10" office:value-type="float" office:value="16.332776833277" calcext:value-type="float">
            <text:p>16,332776833277</text:p>
          </table:table-cell>
          <table:table-cell office:value-type="float" office:value="1198.6" calcext:value-type="float">
            <text:p>1198,6</text:p>
          </table:table-cell>
          <table:table-cell office:value-type="float" office:value="17.2594" calcext:value-type="float">
            <text:p>17,2594</text:p>
          </table:table-cell>
          <table:table-cell table:formula="of:=([.F38]/4)^(1/3)*10" office:value-type="float" office:value="16.2800312507575" calcext:value-type="float">
            <text:p>16,2800312507575</text:p>
          </table:table-cell>
          <table:table-cell office:value-type="float" office:value="1316.1" calcext:value-type="float">
            <text:p>1316,1</text:p>
          </table:table-cell>
          <table:table-cell office:value-type="float" office:value="18.8339" calcext:value-type="float">
            <text:p>18,8339</text:p>
          </table:table-cell>
          <table:table-cell table:formula="of:=([.I38]/4)^(1/3)*10" office:value-type="float" office:value="16.7607490224086" calcext:value-type="float">
            <text:p>16,7607490224086</text:p>
          </table:table-cell>
          <table:table-cell office:value-type="float" office:value="1327.67" calcext:value-type="float">
            <text:p>1327,67</text:p>
          </table:table-cell>
          <table:table-cell office:value-type="float" office:value="20.1116" calcext:value-type="float">
            <text:p>20,1116</text:p>
          </table:table-cell>
          <table:table-cell table:formula="of:=([.L38]/4)^(1/3)*10" office:value-type="float" office:value="17.1315060437587" calcext:value-type="float">
            <text:p>17,1315060437587</text:p>
          </table:table-cell>
          <table:table-cell table:style-name="Default"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7.48" calcext:value-type="float">
            <text:p>1127,48</text:p>
          </table:table-cell>
          <table:table-cell office:value-type="float" office:value="17.3772" calcext:value-type="float">
            <text:p>17,3772</text:p>
          </table:table-cell>
          <table:table-cell table:formula="of:=([.C39]/4)^(1/3)*10" office:value-type="float" office:value="16.3169858187702" calcext:value-type="float">
            <text:p>16,3169858187702</text:p>
          </table:table-cell>
          <table:table-cell office:value-type="float" office:value="1195.68" calcext:value-type="float">
            <text:p>1195,68</text:p>
          </table:table-cell>
          <table:table-cell office:value-type="float" office:value="17.3012" calcext:value-type="float">
            <text:p>17,3012</text:p>
          </table:table-cell>
          <table:table-cell table:formula="of:=([.F39]/4)^(1/3)*10" office:value-type="float" office:value="16.2931633542185" calcext:value-type="float">
            <text:p>16,2931633542185</text:p>
          </table:table-cell>
          <table:table-cell office:value-type="float" office:value="1307.59" calcext:value-type="float">
            <text:p>1307,59</text:p>
          </table:table-cell>
          <table:table-cell office:value-type="float" office:value="18.9566" calcext:value-type="float">
            <text:p>18,9566</text:p>
          </table:table-cell>
          <table:table-cell table:formula="of:=([.I39]/4)^(1/3)*10" office:value-type="float" office:value="16.7970681769743" calcext:value-type="float">
            <text:p>16,7970681769743</text:p>
          </table:table-cell>
          <table:table-cell office:value-type="float" office:value="1339.09" calcext:value-type="float">
            <text:p>1339,09</text:p>
          </table:table-cell>
          <table:table-cell office:value-type="float" office:value="19.9408" calcext:value-type="float">
            <text:p>19,9408</text:p>
          </table:table-cell>
          <table:table-cell table:formula="of:=([.L39]/4)^(1/3)*10" office:value-type="float" office:value="17.0828710298584" calcext:value-type="float">
            <text:p>17,0828710298584</text:p>
          </table:table-cell>
          <table:table-cell table:style-name="Default"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41.25" calcext:value-type="float">
            <text:p>1141,25</text:p>
          </table:table-cell>
          <table:table-cell office:value-type="float" office:value="17.1673" calcext:value-type="float">
            <text:p>17,1673</text:p>
          </table:table-cell>
          <table:table-cell table:formula="of:=([.C40]/4)^(1/3)*10" office:value-type="float" office:value="16.2510216320215" calcext:value-type="float">
            <text:p>16,2510216320215</text:p>
          </table:table-cell>
          <table:table-cell office:value-type="float" office:value="1212.66" calcext:value-type="float">
            <text:p>1212,66</text:p>
          </table:table-cell>
          <table:table-cell office:value-type="float" office:value="17.0583" calcext:value-type="float">
            <text:p>17,0583</text:p>
          </table:table-cell>
          <table:table-cell table:formula="of:=([.F40]/4)^(1/3)*10" office:value-type="float" office:value="16.2165544843101" calcext:value-type="float">
            <text:p>16,2165544843101</text:p>
          </table:table-cell>
          <table:table-cell office:value-type="float" office:value="1334.92" calcext:value-type="float">
            <text:p>1334,92</text:p>
          </table:table-cell>
          <table:table-cell office:value-type="float" office:value="18.5683" calcext:value-type="float">
            <text:p>18,5683</text:p>
          </table:table-cell>
          <table:table-cell table:formula="of:=([.I40]/4)^(1/3)*10" office:value-type="float" office:value="16.6815877488032" calcext:value-type="float">
            <text:p>16,6815877488032</text:p>
          </table:table-cell>
          <table:table-cell office:value-type="float" office:value="1345.99" calcext:value-type="float">
            <text:p>1345,99</text:p>
          </table:table-cell>
          <table:table-cell office:value-type="float" office:value="19.8375" calcext:value-type="float">
            <text:p>19,8375</text:p>
          </table:table-cell>
          <table:table-cell table:formula="of:=([.L40]/4)^(1/3)*10" office:value-type="float" office:value="17.0533216210351" calcext:value-type="float">
            <text:p>17,0533216210351</text:p>
          </table:table-cell>
          <table:table-cell table:style-name="Default"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51.74" calcext:value-type="float">
            <text:p>1151,74</text:p>
          </table:table-cell>
          <table:table-cell office:value-type="float" office:value="17.0107" calcext:value-type="float">
            <text:p>17,0107</text:p>
          </table:table-cell>
          <table:table-cell table:formula="of:=([.C41]/4)^(1/3)*10" office:value-type="float" office:value="16.2014567099369" calcext:value-type="float">
            <text:p>16,2014567099369</text:p>
          </table:table-cell>
          <table:table-cell office:value-type="float" office:value="1224.98" calcext:value-type="float">
            <text:p>1224,98</text:p>
          </table:table-cell>
          <table:table-cell office:value-type="float" office:value="16.8869" calcext:value-type="float">
            <text:p>16,8869</text:p>
          </table:table-cell>
          <table:table-cell table:formula="of:=([.F41]/4)^(1/3)*10" office:value-type="float" office:value="16.1620574713446" calcext:value-type="float">
            <text:p>16,1620574713446</text:p>
          </table:table-cell>
          <table:table-cell office:value-type="float" office:value="1346.02" calcext:value-type="float">
            <text:p>1346,02</text:p>
          </table:table-cell>
          <table:table-cell office:value-type="float" office:value="18.4152" calcext:value-type="float">
            <text:p>18,4152</text:p>
          </table:table-cell>
          <table:table-cell table:formula="of:=([.I41]/4)^(1/3)*10" office:value-type="float" office:value="16.6356132883068" calcext:value-type="float">
            <text:p>16,6356132883068</text:p>
          </table:table-cell>
          <table:table-cell office:value-type="float" office:value="1369.75" calcext:value-type="float">
            <text:p>1369,75</text:p>
          </table:table-cell>
          <table:table-cell office:value-type="float" office:value="19.4931" calcext:value-type="float">
            <text:p>19,4931</text:p>
          </table:table-cell>
          <table:table-cell table:formula="of:=([.L41]/4)^(1/3)*10" office:value-type="float" office:value="16.9540570339235" calcext:value-type="float">
            <text:p>16,9540570339235</text:p>
          </table:table-cell>
          <table:table-cell table:style-name="Default"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60.26" calcext:value-type="float">
            <text:p>1160,26</text:p>
          </table:table-cell>
          <table:table-cell office:value-type="float" office:value="16.8861" calcext:value-type="float">
            <text:p>16,8861</text:p>
          </table:table-cell>
          <table:table-cell table:formula="of:=([.C42]/4)^(1/3)*10" office:value-type="float" office:value="16.1618022468776" calcext:value-type="float">
            <text:p>16,1618022468776</text:p>
          </table:table-cell>
          <table:table-cell office:value-type="float" office:value="1232.7" calcext:value-type="float">
            <text:p>1232,7</text:p>
          </table:table-cell>
          <table:table-cell office:value-type="float" office:value="16.7813" calcext:value-type="float">
            <text:p>16,7813</text:p>
          </table:table-cell>
          <table:table-cell table:formula="of:=([.F42]/4)^(1/3)*10" office:value-type="float" office:value="16.1282979052752" calcext:value-type="float">
            <text:p>16,1282979052752</text:p>
          </table:table-cell>
          <table:table-cell office:value-type="float" office:value="1355.93" calcext:value-type="float">
            <text:p>1355,93</text:p>
          </table:table-cell>
          <table:table-cell office:value-type="float" office:value="18.2805" calcext:value-type="float">
            <text:p>18,2805</text:p>
          </table:table-cell>
          <table:table-cell table:formula="of:=([.I42]/4)^(1/3)*10" office:value-type="float" office:value="16.5949529825371" calcext:value-type="float">
            <text:p>16,5949529825371</text:p>
          </table:table-cell>
          <table:table-cell office:value-type="float" office:value="1377.47" calcext:value-type="float">
            <text:p>1377,47</text:p>
          </table:table-cell>
          <table:table-cell office:value-type="float" office:value="19.384" calcext:value-type="float">
            <text:p>19,384</text:p>
          </table:table-cell>
          <table:table-cell table:formula="of:=([.L42]/4)^(1/3)*10" office:value-type="float" office:value="16.9223680567667" calcext:value-type="float">
            <text:p>16,9223680567667</text:p>
          </table:table-cell>
          <table:table-cell table:style-name="Default"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99.35" calcext:value-type="float">
            <text:p>1199,35</text:p>
          </table:table-cell>
          <table:table-cell office:value-type="float" office:value="16.3349" calcext:value-type="float">
            <text:p>16,3349</text:p>
          </table:table-cell>
          <table:table-cell table:formula="of:=([.C43]/4)^(1/3)*10" office:value-type="float" office:value="15.9840009342842" calcext:value-type="float">
            <text:p>15,9840009342842</text:p>
          </table:table-cell>
          <table:table-cell office:value-type="float" office:value="1268.17" calcext:value-type="float">
            <text:p>1268,17</text:p>
          </table:table-cell>
          <table:table-cell office:value-type="float" office:value="16.3112" calcext:value-type="float">
            <text:p>16,3112</text:p>
          </table:table-cell>
          <table:table-cell table:formula="of:=([.F43]/4)^(1/3)*10" office:value-type="float" office:value="15.9762668969783" calcext:value-type="float">
            <text:p>15,9762668969783</text:p>
          </table:table-cell>
          <table:table-cell office:value-type="float" office:value="1397.72" calcext:value-type="float">
            <text:p>1397,72</text:p>
          </table:table-cell>
          <table:table-cell office:value-type="float" office:value="17.7337" calcext:value-type="float">
            <text:p>17,7337</text:p>
          </table:table-cell>
          <table:table-cell table:formula="of:=([.I43]/4)^(1/3)*10" office:value-type="float" office:value="16.4278144398705" calcext:value-type="float">
            <text:p>16,4278144398705</text:p>
          </table:table-cell>
          <table:table-cell office:value-type="float" office:value="1410.61" calcext:value-type="float">
            <text:p>1410,61</text:p>
          </table:table-cell>
          <table:table-cell office:value-type="float" office:value="18.9283" calcext:value-type="float">
            <text:p>18,9283</text:p>
          </table:table-cell>
          <table:table-cell table:formula="of:=([.L43]/4)^(1/3)*10" office:value-type="float" office:value="16.7887053239886" calcext:value-type="float">
            <text:p>16,7887053239886</text:p>
          </table:table-cell>
          <table:table-cell table:style-name="Default"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32.62" calcext:value-type="float">
            <text:p>1232,62</text:p>
          </table:table-cell>
          <table:table-cell office:value-type="float" office:value="15.8939" calcext:value-type="float">
            <text:p>15,8939</text:p>
          </table:table-cell>
          <table:table-cell table:formula="of:=([.C44]/4)^(1/3)*10" office:value-type="float" office:value="15.8388444957696" calcext:value-type="float">
            <text:p>15,8388444957696</text:p>
          </table:table-cell>
          <table:table-cell office:value-type="float" office:value="1297.31" calcext:value-type="float">
            <text:p>1297,31</text:p>
          </table:table-cell>
          <table:table-cell office:value-type="float" office:value="15.9444" calcext:value-type="float">
            <text:p>15,9444</text:p>
          </table:table-cell>
          <table:table-cell table:formula="of:=([.F44]/4)^(1/3)*10" office:value-type="float" office:value="15.8556017842163" calcext:value-type="float">
            <text:p>15,8556017842163</text:p>
          </table:table-cell>
          <table:table-cell office:value-type="float" office:value="1425.94" calcext:value-type="float">
            <text:p>1425,94</text:p>
          </table:table-cell>
          <table:table-cell office:value-type="float" office:value="17.3826" calcext:value-type="float">
            <text:p>17,3826</text:p>
          </table:table-cell>
          <table:table-cell table:formula="of:=([.I44]/4)^(1/3)*10" office:value-type="float" office:value="16.3186758224922" calcext:value-type="float">
            <text:p>16,3186758224922</text:p>
          </table:table-cell>
          <table:table-cell office:value-type="float" office:value="1441.06" calcext:value-type="float">
            <text:p>1441,06</text:p>
          </table:table-cell>
          <table:table-cell office:value-type="float" office:value="18.5283" calcext:value-type="float">
            <text:p>18,5283</text:p>
          </table:table-cell>
          <table:table-cell table:formula="of:=([.L44]/4)^(1/3)*10" office:value-type="float" office:value="16.6696005946048" calcext:value-type="float">
            <text:p>16,6696005946048</text:p>
          </table:table-cell>
          <table:table-cell table:style-name="Default"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52.99" calcext:value-type="float">
            <text:p>1252,99</text:p>
          </table:table-cell>
          <table:table-cell office:value-type="float" office:value="15.6356" calcext:value-type="float">
            <text:p>15,6356</text:p>
          </table:table-cell>
          <table:table-cell table:formula="of:=([.C45]/4)^(1/3)*10" office:value-type="float" office:value="15.7525736954777" calcext:value-type="float">
            <text:p>15,7525736954777</text:p>
          </table:table-cell>
          <table:table-cell office:value-type="float" office:value="1316.13" calcext:value-type="float">
            <text:p>1316,13</text:p>
          </table:table-cell>
          <table:table-cell office:value-type="float" office:value="15.7164" calcext:value-type="float">
            <text:p>15,7164</text:p>
          </table:table-cell>
          <table:table-cell table:formula="of:=([.F45]/4)^(1/3)*10" office:value-type="float" office:value="15.7796619158082" calcext:value-type="float">
            <text:p>15,7796619158082</text:p>
          </table:table-cell>
          <table:table-cell office:value-type="float" office:value="1455.9" calcext:value-type="float">
            <text:p>1455,9</text:p>
          </table:table-cell>
          <table:table-cell office:value-type="float" office:value="17.0247" calcext:value-type="float">
            <text:p>17,0247</text:p>
          </table:table-cell>
          <table:table-cell table:formula="of:=([.I45]/4)^(1/3)*10" office:value-type="float" office:value="16.2059001523412" calcext:value-type="float">
            <text:p>16,2059001523412</text:p>
          </table:table-cell>
          <table:table-cell office:value-type="float" office:value="1478.21" calcext:value-type="float">
            <text:p>1478,21</text:p>
          </table:table-cell>
          <table:table-cell office:value-type="float" office:value="18.0628" calcext:value-type="float">
            <text:p>18,0628</text:p>
          </table:table-cell>
          <table:table-cell table:formula="of:=([.L45]/4)^(1/3)*10" office:value-type="float" office:value="16.5288140541368" calcext:value-type="float">
            <text:p>16,5288140541368</text:p>
          </table:table-cell>
          <table:table-cell table:style-name="Default"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78.34" calcext:value-type="float">
            <text:p>1278,34</text:p>
          </table:table-cell>
          <table:table-cell office:value-type="float" office:value="15.3253" calcext:value-type="float">
            <text:p>15,3253</text:p>
          </table:table-cell>
          <table:table-cell table:formula="of:=([.C46]/4)^(1/3)*10" office:value-type="float" office:value="15.6476694941122" calcext:value-type="float">
            <text:p>15,6476694941122</text:p>
          </table:table-cell>
          <table:table-cell office:value-type="float" office:value="1345.01" calcext:value-type="float">
            <text:p>1345,01</text:p>
          </table:table-cell>
          <table:table-cell office:value-type="float" office:value="15.3787" calcext:value-type="float">
            <text:p>15,3787</text:p>
          </table:table-cell>
          <table:table-cell table:formula="of:=([.F46]/4)^(1/3)*10" office:value-type="float" office:value="15.665822850785" calcext:value-type="float">
            <text:p>15,665822850785</text:p>
          </table:table-cell>
          <table:table-cell office:value-type="float" office:value="1477.99" calcext:value-type="float">
            <text:p>1477,99</text:p>
          </table:table-cell>
          <table:table-cell office:value-type="float" office:value="16.7704" calcext:value-type="float">
            <text:p>16,7704</text:p>
          </table:table-cell>
          <table:table-cell table:formula="of:=([.I46]/4)^(1/3)*10" office:value-type="float" office:value="16.1248051976547" calcext:value-type="float">
            <text:p>16,1248051976547</text:p>
          </table:table-cell>
          <table:table-cell office:value-type="float" office:value="1505.34" calcext:value-type="float">
            <text:p>1505,34</text:p>
          </table:table-cell>
          <table:table-cell office:value-type="float" office:value="17.7378" calcext:value-type="float">
            <text:p>17,7378</text:p>
          </table:table-cell>
          <table:table-cell table:formula="of:=([.L46]/4)^(1/3)*10" office:value-type="float" office:value="16.4290803695066" calcext:value-type="float">
            <text:p>16,4290803695066</text:p>
          </table:table-cell>
          <table:table-cell table:style-name="Default"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99.89" calcext:value-type="float">
            <text:p>1299,89</text:p>
          </table:table-cell>
          <table:table-cell office:value-type="float" office:value="15.0711" calcext:value-type="float">
            <text:p>15,0711</text:p>
          </table:table-cell>
          <table:table-cell table:formula="of:=([.C47]/4)^(1/3)*10" office:value-type="float" office:value="15.560670983901" calcext:value-type="float">
            <text:p>15,560670983901</text:p>
          </table:table-cell>
          <table:table-cell office:value-type="float" office:value="1363.81" calcext:value-type="float">
            <text:p>1363,81</text:p>
          </table:table-cell>
          <table:table-cell office:value-type="float" office:value="15.1667" calcext:value-type="float">
            <text:p>15,1667</text:p>
          </table:table-cell>
          <table:table-cell table:formula="of:=([.F47]/4)^(1/3)*10" office:value-type="float" office:value="15.5935034860488" calcext:value-type="float">
            <text:p>15,5935034860488</text:p>
          </table:table-cell>
          <table:table-cell office:value-type="float" office:value="1502.75" calcext:value-type="float">
            <text:p>1502,75</text:p>
          </table:table-cell>
          <table:table-cell office:value-type="float" office:value="16.4941" calcext:value-type="float">
            <text:p>16,4941</text:p>
          </table:table-cell>
          <table:table-cell table:formula="of:=([.I47]/4)^(1/3)*10" office:value-type="float" office:value="16.0357598612279" calcext:value-type="float">
            <text:p>16,0357598612279</text:p>
          </table:table-cell>
          <table:table-cell office:value-type="float" office:value="1527.25" calcext:value-type="float">
            <text:p>1527,25</text:p>
          </table:table-cell>
          <table:table-cell office:value-type="float" office:value="17.4841" calcext:value-type="float">
            <text:p>17,4841</text:p>
          </table:table-cell>
          <table:table-cell table:formula="of:=([.L47]/4)^(1/3)*10" office:value-type="float" office:value="16.3503767210502" calcext:value-type="float">
            <text:p>16,3503767210502</text:p>
          </table:table-cell>
          <table:table-cell table:style-name="Default"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36.58" calcext:value-type="float">
            <text:p>1336,58</text:p>
          </table:table-cell>
          <table:table-cell office:value-type="float" office:value="14.6573" calcext:value-type="float">
            <text:p>14,6573</text:p>
          </table:table-cell>
          <table:table-cell table:formula="of:=([.C48]/4)^(1/3)*10" office:value-type="float" office:value="15.4169333611846" calcext:value-type="float">
            <text:p>15,4169333611846</text:p>
          </table:table-cell>
          <table:table-cell office:value-type="float" office:value="1401.15" calcext:value-type="float">
            <text:p>1401,15</text:p>
          </table:table-cell>
          <table:table-cell office:value-type="float" office:value="14.7625" calcext:value-type="float">
            <text:p>14,7625</text:p>
          </table:table-cell>
          <table:table-cell table:formula="of:=([.F48]/4)^(1/3)*10" office:value-type="float" office:value="15.4537295102405" calcext:value-type="float">
            <text:p>15,4537295102405</text:p>
          </table:table-cell>
          <table:table-cell office:value-type="float" office:value="1537.72" calcext:value-type="float">
            <text:p>1537,72</text:p>
          </table:table-cell>
          <table:table-cell office:value-type="float" office:value="16.1189" calcext:value-type="float">
            <text:p>16,1189</text:p>
          </table:table-cell>
          <table:table-cell table:formula="of:=([.I48]/4)^(1/3)*10" office:value-type="float" office:value="15.9132347647082" calcext:value-type="float">
            <text:p>15,9132347647082</text:p>
          </table:table-cell>
          <table:table-cell office:value-type="float" office:value="1562.41" calcext:value-type="float">
            <text:p>1562,41</text:p>
          </table:table-cell>
          <table:table-cell office:value-type="float" office:value="17.0908" calcext:value-type="float">
            <text:p>17,0908</text:p>
          </table:table-cell>
          <table:table-cell table:formula="of:=([.L48]/4)^(1/3)*10" office:value-type="float" office:value="16.2268467108677" calcext:value-type="float">
            <text:p>16,2268467108677</text:p>
          </table:table-cell>
          <table:table-cell table:style-name="Default"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68.34" calcext:value-type="float">
            <text:p>1368,34</text:p>
          </table:table-cell>
          <table:table-cell office:value-type="float" office:value="14.317" calcext:value-type="float">
            <text:p>14,317</text:p>
          </table:table-cell>
          <table:table-cell table:formula="of:=([.C49]/4)^(1/3)*10" office:value-type="float" office:value="15.296685741747" calcext:value-type="float">
            <text:p>15,296685741747</text:p>
          </table:table-cell>
          <table:table-cell office:value-type="float" office:value="1428.61" calcext:value-type="float">
            <text:p>1428,61</text:p>
          </table:table-cell>
          <table:table-cell office:value-type="float" office:value="14.4786" calcext:value-type="float">
            <text:p>14,4786</text:p>
          </table:table-cell>
          <table:table-cell table:formula="of:=([.F49]/4)^(1/3)*10" office:value-type="float" office:value="15.3540232144749" calcext:value-type="float">
            <text:p>15,3540232144749</text:p>
          </table:table-cell>
          <table:table-cell office:value-type="float" office:value="1571.05" calcext:value-type="float">
            <text:p>1571,05</text:p>
          </table:table-cell>
          <table:table-cell office:value-type="float" office:value="15.7771" calcext:value-type="float">
            <text:p>15,7771</text:p>
          </table:table-cell>
          <table:table-cell table:formula="of:=([.I49]/4)^(1/3)*10" office:value-type="float" office:value="15.7999505953697" calcext:value-type="float">
            <text:p>15,7999505953697</text:p>
          </table:table-cell>
          <table:table-cell office:value-type="float" office:value="1596" calcext:value-type="float">
            <text:p>1596</text:p>
          </table:table-cell>
          <table:table-cell office:value-type="float" office:value="16.7322" calcext:value-type="float">
            <text:p>16,7322</text:p>
          </table:table-cell>
          <table:table-cell table:formula="of:=([.L49]/4)^(1/3)*10" office:value-type="float" office:value="16.1125527401579" calcext:value-type="float">
            <text:p>16,1125527401579</text:p>
          </table:table-cell>
          <table:table-cell table:style-name="Default" table:number-columns-repeated="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393.9" calcext:value-type="float">
            <text:p>1393,9</text:p>
          </table:table-cell>
          <table:table-cell office:value-type="float" office:value="14.0544" calcext:value-type="float">
            <text:p>14,0544</text:p>
          </table:table-cell>
          <table:table-cell table:formula="of:=([.C50]/4)^(1/3)*10" office:value-type="float" office:value="15.2025849712604" calcext:value-type="float">
            <text:p>15,2025849712604</text:p>
          </table:table-cell>
          <table:table-cell office:value-type="float" office:value="1459.24" calcext:value-type="float">
            <text:p>1459,24</text:p>
          </table:table-cell>
          <table:table-cell office:value-type="float" office:value="14.1746" calcext:value-type="float">
            <text:p>14,1746</text:p>
          </table:table-cell>
          <table:table-cell table:formula="of:=([.F50]/4)^(1/3)*10" office:value-type="float" office:value="15.2458019439805" calcext:value-type="float">
            <text:p>15,2458019439805</text:p>
          </table:table-cell>
          <table:table-cell office:value-type="float" office:value="1600.83" calcext:value-type="float">
            <text:p>1600,83</text:p>
          </table:table-cell>
          <table:table-cell office:value-type="float" office:value="15.4842" calcext:value-type="float">
            <text:p>15,4842</text:p>
          </table:table-cell>
          <table:table-cell table:formula="of:=([.I50]/4)^(1/3)*10" office:value-type="float" office:value="15.7015644782271" calcext:value-type="float">
            <text:p>15,7015644782271</text:p>
          </table:table-cell>
          <table:table-cell office:value-type="float" office:value="1628.87" calcext:value-type="float">
            <text:p>1628,87</text:p>
          </table:table-cell>
          <table:table-cell office:value-type="float" office:value="16.3952" calcext:value-type="float">
            <text:p>16,3952</text:p>
          </table:table-cell>
          <table:table-cell table:formula="of:=([.L50]/4)^(1/3)*10" office:value-type="float" office:value="16.0036450028924" calcext:value-type="float">
            <text:p>16,0036450028924</text:p>
          </table:table-cell>
          <table:table-cell table:style-name="Default"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21.23" calcext:value-type="float">
            <text:p>1421,23</text:p>
          </table:table-cell>
          <table:table-cell office:value-type="float" office:value="13.7841" calcext:value-type="float">
            <text:p>13,7841</text:p>
          </table:table-cell>
          <table:table-cell table:formula="of:=([.C51]/4)^(1/3)*10" office:value-type="float" office:value="15.1044926181475" calcext:value-type="float">
            <text:p>15,1044926181475</text:p>
          </table:table-cell>
          <table:table-cell office:value-type="float" office:value="1483.3" calcext:value-type="float">
            <text:p>1483,3</text:p>
          </table:table-cell>
          <table:table-cell office:value-type="float" office:value="13.9447" calcext:value-type="float">
            <text:p>13,9447</text:p>
          </table:table-cell>
          <table:table-cell table:formula="of:=([.F51]/4)^(1/3)*10" office:value-type="float" office:value="15.162927602745" calcext:value-type="float">
            <text:p>15,162927602745</text:p>
          </table:table-cell>
          <table:table-cell office:value-type="float" office:value="1628.14" calcext:value-type="float">
            <text:p>1628,14</text:p>
          </table:table-cell>
          <table:table-cell office:value-type="float" office:value="15.2248" calcext:value-type="float">
            <text:p>15,2248</text:p>
          </table:table-cell>
          <table:table-cell table:formula="of:=([.I51]/4)^(1/3)*10" office:value-type="float" office:value="15.6133897751082" calcext:value-type="float">
            <text:p>15,6133897751082</text:p>
          </table:table-cell>
          <table:table-cell office:value-type="float" office:value="1655.49" calcext:value-type="float">
            <text:p>1655,49</text:p>
          </table:table-cell>
          <table:table-cell office:value-type="float" office:value="16.1318" calcext:value-type="float">
            <text:p>16,1318</text:p>
          </table:table-cell>
          <table:table-cell table:formula="of:=([.L51]/4)^(1/3)*10" office:value-type="float" office:value="15.9174787679292" calcext:value-type="float">
            <text:p>15,9174787679292</text:p>
          </table:table-cell>
          <table:table-cell table:style-name="Default" table:number-columns-repeated="6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42.25" calcext:value-type="float">
            <text:p>1442,25</text:p>
          </table:table-cell>
          <table:table-cell office:value-type="float" office:value="13.5832" calcext:value-type="float">
            <text:p>13,5832</text:p>
          </table:table-cell>
          <table:table-cell table:formula="of:=([.C52]/4)^(1/3)*10" office:value-type="float" office:value="15.0307517271504" calcext:value-type="float">
            <text:p>15,0307517271504</text:p>
          </table:table-cell>
          <table:table-cell office:value-type="float" office:value="1507.33" calcext:value-type="float">
            <text:p>1507,33</text:p>
          </table:table-cell>
          <table:table-cell office:value-type="float" office:value="13.7223" calcext:value-type="float">
            <text:p>13,7223</text:p>
          </table:table-cell>
          <table:table-cell table:formula="of:=([.F52]/4)^(1/3)*10" office:value-type="float" office:value="15.081885504189" calcext:value-type="float">
            <text:p>15,081885504189</text:p>
          </table:table-cell>
          <table:table-cell office:value-type="float" office:value="1646.45" calcext:value-type="float">
            <text:p>1646,45</text:p>
          </table:table-cell>
          <table:table-cell office:value-type="float" office:value="15.0552" calcext:value-type="float">
            <text:p>15,0552</text:p>
          </table:table-cell>
          <table:table-cell table:formula="of:=([.I52]/4)^(1/3)*10" office:value-type="float" office:value="15.555196892713" calcext:value-type="float">
            <text:p>15,555196892713</text:p>
          </table:table-cell>
          <table:table-cell office:value-type="float" office:value="1680.52" calcext:value-type="float">
            <text:p>1680,52</text:p>
          </table:table-cell>
          <table:table-cell office:value-type="float" office:value="15.8917" calcext:value-type="float">
            <text:p>15,8917</text:p>
          </table:table-cell>
          <table:table-cell table:formula="of:=([.L52]/4)^(1/3)*10" office:value-type="float" office:value="15.8381136689375" calcext:value-type="float">
            <text:p>15,8381136689375</text:p>
          </table:table-cell>
          <table:table-cell table:style-name="Default" table:number-columns-repeated="6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65.84" calcext:value-type="float">
            <text:p>1465,84</text:p>
          </table:table-cell>
          <table:table-cell office:value-type="float" office:value="13.3645" calcext:value-type="float">
            <text:p>13,3645</text:p>
          </table:table-cell>
          <table:table-cell table:formula="of:=([.C53]/4)^(1/3)*10" office:value-type="float" office:value="14.9496459687306" calcext:value-type="float">
            <text:p>14,9496459687306</text:p>
          </table:table-cell>
          <table:table-cell office:value-type="float" office:value="1527.11" calcext:value-type="float">
            <text:p>1527,11</text:p>
          </table:table-cell>
          <table:table-cell office:value-type="float" office:value="13.5445" calcext:value-type="float">
            <text:p>13,5445</text:p>
          </table:table-cell>
          <table:table-cell table:formula="of:=([.F53]/4)^(1/3)*10" office:value-type="float" office:value="15.0164634052897" calcext:value-type="float">
            <text:p>15,0164634052897</text:p>
          </table:table-cell>
          <table:table-cell office:value-type="float" office:value="1666.99" calcext:value-type="float">
            <text:p>1666,99</text:p>
          </table:table-cell>
          <table:table-cell office:value-type="float" office:value="14.8699" calcext:value-type="float">
            <text:p>14,8699</text:p>
          </table:table-cell>
          <table:table-cell table:formula="of:=([.I53]/4)^(1/3)*10" office:value-type="float" office:value="15.4911152689054" calcext:value-type="float">
            <text:p>15,4911152689054</text:p>
          </table:table-cell>
          <table:table-cell office:value-type="float" office:value="1697.2" calcext:value-type="float">
            <text:p>1697,2</text:p>
          </table:table-cell>
          <table:table-cell office:value-type="float" office:value="15.7355" calcext:value-type="float">
            <text:p>15,7355</text:p>
          </table:table-cell>
          <table:table-cell table:formula="of:=([.L53]/4)^(1/3)*10" office:value-type="float" office:value="15.7860516219357" calcext:value-type="float">
            <text:p>15,7860516219357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19"/>
        </table:table-row>
        <table:table-row table:style-name="ro1">
          <table:table-cell table:style-name="ce2" office:value-type="string" calcext:value-type="string" table:number-columns-spanned="13" table:number-rows-spanned="1">
            <text:p>CsCl</text:p>
          </table:table-cell>
          <table:covered-table-cell table:number-columns-repeated="12" table:style-name="ce2"/>
          <table:table-cell table:style-name="Default" table:number-columns-repeated="6"/>
        </table:table-row>
        <table:table-row table:style-name="ro1">
          <table:table-cell office:value-type="string" calcext:value-type="string">
            <text:p>Pressure (MPa)</text:p>
          </table:table-cell>
          <table:table-cell office:value-type="string" calcext:value-type="string">
            <text:p>Rho (kg/m³) – 2.41 mol/kg</text:p>
          </table:table-cell>
          <table:table-cell office:value-type="string" calcext:value-type="string">
            <text:p>Volume (nm³) – 2.41 mol/kg</text:p>
          </table:table-cell>
          <table:table-cell office:value-type="string" calcext:value-type="string">
            <text:p>side_small_L (Å) – 2.41 mol/kg</text:p>
          </table:table-cell>
          <table:table-cell office:value-type="string" calcext:value-type="string">
            <text:p>Rho (kg/m³) – 4.77 mol/kg</text:p>
          </table:table-cell>
          <table:table-cell office:value-type="string" calcext:value-type="string">
            <text:p>Volume (nm³) – 4.77 mol/kg</text:p>
          </table:table-cell>
          <table:table-cell office:value-type="string" calcext:value-type="string">
            <text:p>side_small_L (Å) – 4.77 mol/kg</text:p>
          </table:table-cell>
          <table:table-cell office:value-type="string" calcext:value-type="string">
            <text:p>Rho (kg/m³) – 18.50 mol/kg</text:p>
          </table:table-cell>
          <table:table-cell office:value-type="string" calcext:value-type="string">
            <text:p>Volume (nm³) – 18.50 mol/kg</text:p>
          </table:table-cell>
          <table:table-cell office:value-type="string" calcext:value-type="string">
            <text:p>side_small_L (Å) – 18.50 mol/kg</text:p>
          </table:table-cell>
          <table:table-cell office:value-type="string" calcext:value-type="string">
            <text:p>Rho (kg/m³) – 31.72 mol/kg</text:p>
          </table:table-cell>
          <table:table-cell office:value-type="string" calcext:value-type="string">
            <text:p>Volume (nm³) – 31.72 mol/kg</text:p>
          </table:table-cell>
          <table:table-cell office:value-type="string" calcext:value-type="string">
            <text:p>side_small_L (Å) – 31.72 mol/kg</text:p>
          </table:table-cell>
          <table:table-cell table:style-name="Default" table:number-columns-repeated="6"/>
        </table:table-row>
        <table:table-row table:style-name="ro1">
          <table:table-cell office:value-type="float" office:value="0.006" calcext:value-type="float">
            <text:p>0,006</text:p>
          </table:table-cell>
          <table:table-cell office:value-type="string" calcext:value-type="string">
            <text:p>1275,62</text:p>
          </table:table-cell>
          <table:table-cell office:value-type="float" office:value="18.2069" calcext:value-type="float">
            <text:p>18,2069</text:p>
          </table:table-cell>
          <table:table-cell table:formula="of:=([.C57]/4)^(1/3)*10" office:value-type="float" office:value="16.5726517803546" calcext:value-type="float">
            <text:p>16,5726517803546</text:p>
          </table:table-cell>
          <table:table-cell office:value-type="string" calcext:value-type="string">
            <text:p>1492,51</text:p>
          </table:table-cell>
          <table:table-cell office:value-type="float" office:value="18.5056" calcext:value-type="float">
            <text:p>18,5056</text:p>
          </table:table-cell>
          <table:table-cell table:formula="of:=([.F57]/4)^(1/3)*10" office:value-type="float" office:value="16.6627902095658" calcext:value-type="float">
            <text:p>16,6627902095658</text:p>
          </table:table-cell>
          <table:table-cell office:value-type="string" calcext:value-type="string">
            <text:p>2153,28</text:p>
          </table:table-cell>
          <table:table-cell office:value-type="float" office:value="20.5823" calcext:value-type="float">
            <text:p>20,5823</text:p>
          </table:table-cell>
          <table:table-cell table:formula="of:=([.I57]/4)^(1/3)*10" office:value-type="float" office:value="17.2641276128841" calcext:value-type="float">
            <text:p>17,2641276128841</text:p>
          </table:table-cell>
          <table:table-cell office:value-type="string" calcext:value-type="string">
            <text:p>2431,51</text:p>
          </table:table-cell>
          <table:table-cell office:value-type="float" office:value="21.842" calcext:value-type="float">
            <text:p>21,842</text:p>
          </table:table-cell>
          <table:table-cell table:formula="of:=([.L57]/4)^(1/3)*10" office:value-type="float" office:value="17.6093829101182" calcext:value-type="float">
            <text:p>17,6093829101182</text:p>
          </table:table-cell>
          <table:table-cell table:style-name="Default" table:number-columns-repeated="6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1275,57</text:p>
          </table:table-cell>
          <table:table-cell office:value-type="float" office:value="18.2077" calcext:value-type="float">
            <text:p>18,2077</text:p>
          </table:table-cell>
          <table:table-cell table:formula="of:=([.C58]/4)^(1/3)*10" office:value-type="float" office:value="16.572894507512" calcext:value-type="float">
            <text:p>16,572894507512</text:p>
          </table:table-cell>
          <table:table-cell office:value-type="string" calcext:value-type="string">
            <text:p>1492,51</text:p>
          </table:table-cell>
          <table:table-cell office:value-type="float" office:value="18.5056" calcext:value-type="float">
            <text:p>18,5056</text:p>
          </table:table-cell>
          <table:table-cell table:formula="of:=([.F58]/4)^(1/3)*10" office:value-type="float" office:value="16.6627902095658" calcext:value-type="float">
            <text:p>16,6627902095658</text:p>
          </table:table-cell>
          <table:table-cell office:value-type="string" calcext:value-type="string">
            <text:p>2153,1</text:p>
          </table:table-cell>
          <table:table-cell office:value-type="float" office:value="20.5841" calcext:value-type="float">
            <text:p>20,5841</text:p>
          </table:table-cell>
          <table:table-cell table:formula="of:=([.I58]/4)^(1/3)*10" office:value-type="float" office:value="17.2646308693044" calcext:value-type="float">
            <text:p>17,2646308693044</text:p>
          </table:table-cell>
          <table:table-cell office:value-type="string" calcext:value-type="string">
            <text:p>2432,36</text:p>
          </table:table-cell>
          <table:table-cell office:value-type="float" office:value="21.8343" calcext:value-type="float">
            <text:p>21,8343</text:p>
          </table:table-cell>
          <table:table-cell table:formula="of:=([.L58]/4)^(1/3)*10" office:value-type="float" office:value="17.6073133776417" calcext:value-type="float">
            <text:p>17,6073133776417</text:p>
          </table:table-cell>
          <table:table-cell table:style-name="Default" table:number-columns-repeated="6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string" calcext:value-type="string">
            <text:p>1275,87</text:p>
          </table:table-cell>
          <table:table-cell office:value-type="float" office:value="18.2034" calcext:value-type="float">
            <text:p>18,2034</text:p>
          </table:table-cell>
          <table:table-cell table:formula="of:=([.C59]/4)^(1/3)*10" office:value-type="float" office:value="16.5715897654328" calcext:value-type="float">
            <text:p>16,5715897654328</text:p>
          </table:table-cell>
          <table:table-cell office:value-type="string" calcext:value-type="string">
            <text:p>1492,35</text:p>
          </table:table-cell>
          <table:table-cell office:value-type="float" office:value="18.5075" calcext:value-type="float">
            <text:p>18,5075</text:p>
          </table:table-cell>
          <table:table-cell table:formula="of:=([.F59]/4)^(1/3)*10" office:value-type="float" office:value="16.6633604552925" calcext:value-type="float">
            <text:p>16,6633604552925</text:p>
          </table:table-cell>
          <table:table-cell office:value-type="string" calcext:value-type="string">
            <text:p>2153,4</text:p>
          </table:table-cell>
          <table:table-cell office:value-type="float" office:value="20.5812" calcext:value-type="float">
            <text:p>20,5812</text:p>
          </table:table-cell>
          <table:table-cell table:formula="of:=([.I59]/4)^(1/3)*10" office:value-type="float" office:value="17.2638200528496" calcext:value-type="float">
            <text:p>17,2638200528496</text:p>
          </table:table-cell>
          <table:table-cell office:value-type="string" calcext:value-type="string">
            <text:p>2431,61</text:p>
          </table:table-cell>
          <table:table-cell office:value-type="float" office:value="21.8411" calcext:value-type="float">
            <text:p>21,8411</text:p>
          </table:table-cell>
          <table:table-cell table:formula="of:=([.L59]/4)^(1/3)*10" office:value-type="float" office:value="17.609141041817" calcext:value-type="float">
            <text:p>17,609141041817</text:p>
          </table:table-cell>
          <table:table-cell table:style-name="Default"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1275,67</text:p>
          </table:table-cell>
          <table:table-cell office:value-type="float" office:value="18.2063" calcext:value-type="float">
            <text:p>18,2063</text:p>
          </table:table-cell>
          <table:table-cell table:formula="of:=([.C60]/4)^(1/3)*10" office:value-type="float" office:value="16.5724697303205" calcext:value-type="float">
            <text:p>16,5724697303205</text:p>
          </table:table-cell>
          <table:table-cell office:value-type="string" calcext:value-type="string">
            <text:p>1492,35</text:p>
          </table:table-cell>
          <table:table-cell office:value-type="float" office:value="18.5076" calcext:value-type="float">
            <text:p>18,5076</text:p>
          </table:table-cell>
          <table:table-cell table:formula="of:=([.F60]/4)^(1/3)*10" office:value-type="float" office:value="16.6633904671443" calcext:value-type="float">
            <text:p>16,6633904671443</text:p>
          </table:table-cell>
          <table:table-cell office:value-type="string" calcext:value-type="string">
            <text:p>2152,75</text:p>
          </table:table-cell>
          <table:table-cell office:value-type="float" office:value="20.5874" calcext:value-type="float">
            <text:p>20,5874</text:p>
          </table:table-cell>
          <table:table-cell table:formula="of:=([.I60]/4)^(1/3)*10" office:value-type="float" office:value="17.2655534298815" calcext:value-type="float">
            <text:p>17,2655534298815</text:p>
          </table:table-cell>
          <table:table-cell office:value-type="string" calcext:value-type="string">
            <text:p>2431,31</text:p>
          </table:table-cell>
          <table:table-cell office:value-type="float" office:value="21.8438" calcext:value-type="float">
            <text:p>21,8438</text:p>
          </table:table-cell>
          <table:table-cell table:formula="of:=([.L60]/4)^(1/3)*10" office:value-type="float" office:value="17.6098666267889" calcext:value-type="float">
            <text:p>17,6098666267889</text:p>
          </table:table-cell>
          <table:table-cell table:style-name="Default" table:number-columns-repeated="6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string" calcext:value-type="string">
            <text:p>1275,72</text:p>
          </table:table-cell>
          <table:table-cell office:value-type="float" office:value="18.2056" calcext:value-type="float">
            <text:p>18,2056</text:p>
          </table:table-cell>
          <table:table-cell table:formula="of:=([.C61]/4)^(1/3)*10" office:value-type="float" office:value="16.5722573335587" calcext:value-type="float">
            <text:p>16,5722573335587</text:p>
          </table:table-cell>
          <table:table-cell office:value-type="string" calcext:value-type="string">
            <text:p>1492,48</text:p>
          </table:table-cell>
          <table:table-cell office:value-type="float" office:value="18.5059" calcext:value-type="float">
            <text:p>18,5059</text:p>
          </table:table-cell>
          <table:table-cell table:formula="of:=([.F61]/4)^(1/3)*10" office:value-type="float" office:value="16.6628802509596" calcext:value-type="float">
            <text:p>16,6628802509596</text:p>
          </table:table-cell>
          <table:table-cell office:value-type="string" calcext:value-type="string">
            <text:p>2153,71</text:p>
          </table:table-cell>
          <table:table-cell office:value-type="float" office:value="20.5783" calcext:value-type="float">
            <text:p>20,5783</text:p>
          </table:table-cell>
          <table:table-cell table:formula="of:=([.I61]/4)^(1/3)*10" office:value-type="float" office:value="17.2630091602256" calcext:value-type="float">
            <text:p>17,2630091602256</text:p>
          </table:table-cell>
          <table:table-cell office:value-type="string" calcext:value-type="string">
            <text:p>2431,41</text:p>
          </table:table-cell>
          <table:table-cell office:value-type="float" office:value="21.843" calcext:value-type="float">
            <text:p>21,843</text:p>
          </table:table-cell>
          <table:table-cell table:formula="of:=([.L61]/4)^(1/3)*10" office:value-type="float" office:value="17.6096516448827" calcext:value-type="float">
            <text:p>17,6096516448827</text:p>
          </table:table-cell>
          <table:table-cell table:style-name="Default" table:number-columns-repeated="6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string" calcext:value-type="string">
            <text:p>1276,16</text:p>
          </table:table-cell>
          <table:table-cell office:value-type="float" office:value="18.1993" calcext:value-type="float">
            <text:p>18,1993</text:p>
          </table:table-cell>
          <table:table-cell table:formula="of:=([.C62]/4)^(1/3)*10" office:value-type="float" office:value="16.5703455176602" calcext:value-type="float">
            <text:p>16,5703455176602</text:p>
          </table:table-cell>
          <table:table-cell office:value-type="string" calcext:value-type="string">
            <text:p>1492,6</text:p>
          </table:table-cell>
          <table:table-cell office:value-type="float" office:value="18.5045" calcext:value-type="float">
            <text:p>18,5045</text:p>
          </table:table-cell>
          <table:table-cell table:formula="of:=([.F62]/4)^(1/3)*10" office:value-type="float" office:value="16.6624600494627" calcext:value-type="float">
            <text:p>16,6624600494627</text:p>
          </table:table-cell>
          <table:table-cell office:value-type="string" calcext:value-type="string">
            <text:p>2153,54</text:p>
          </table:table-cell>
          <table:table-cell office:value-type="float" office:value="20.5799" calcext:value-type="float">
            <text:p>20,5799</text:p>
          </table:table-cell>
          <table:table-cell table:formula="of:=([.I62]/4)^(1/3)*10" office:value-type="float" office:value="17.2634565586799" calcext:value-type="float">
            <text:p>17,2634565586799</text:p>
          </table:table-cell>
          <table:table-cell office:value-type="string" calcext:value-type="string">
            <text:p>2432,17</text:p>
          </table:table-cell>
          <table:table-cell office:value-type="float" office:value="21.8361" calcext:value-type="float">
            <text:p>21,8361</text:p>
          </table:table-cell>
          <table:table-cell table:formula="of:=([.L62]/4)^(1/3)*10" office:value-type="float" office:value="17.6077972080248" calcext:value-type="float">
            <text:p>17,6077972080248</text:p>
          </table:table-cell>
          <table:table-cell table:style-name="Default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75,86</text:p>
          </table:table-cell>
          <table:table-cell office:value-type="float" office:value="18.2036" calcext:value-type="float">
            <text:p>18,2036</text:p>
          </table:table-cell>
          <table:table-cell table:formula="of:=([.C63]/4)^(1/3)*10" office:value-type="float" office:value="16.5716504556667" calcext:value-type="float">
            <text:p>16,5716504556667</text:p>
          </table:table-cell>
          <table:table-cell office:value-type="string" calcext:value-type="string">
            <text:p>1492,9</text:p>
          </table:table-cell>
          <table:table-cell office:value-type="float" office:value="18.5008" calcext:value-type="float">
            <text:p>18,5008</text:p>
          </table:table-cell>
          <table:table-cell table:formula="of:=([.F63]/4)^(1/3)*10" office:value-type="float" office:value="16.6613494149015" calcext:value-type="float">
            <text:p>16,6613494149015</text:p>
          </table:table-cell>
          <table:table-cell office:value-type="string" calcext:value-type="string">
            <text:p>2153,91</text:p>
          </table:table-cell>
          <table:table-cell office:value-type="float" office:value="20.5763" calcext:value-type="float">
            <text:p>20,5763</text:p>
          </table:table-cell>
          <table:table-cell table:formula="of:=([.I63]/4)^(1/3)*10" office:value-type="float" office:value="17.2624498795448" calcext:value-type="float">
            <text:p>17,2624498795448</text:p>
          </table:table-cell>
          <table:table-cell office:value-type="string" calcext:value-type="string">
            <text:p>2433,09</text:p>
          </table:table-cell>
          <table:table-cell office:value-type="float" office:value="21.8278" calcext:value-type="float">
            <text:p>21,8278</text:p>
          </table:table-cell>
          <table:table-cell table:formula="of:=([.L63]/4)^(1/3)*10" office:value-type="float" office:value="17.6055659909501" calcext:value-type="float">
            <text:p>17,6055659909501</text:p>
          </table:table-cell>
          <table:table-cell table:style-name="Default"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76,67</text:p>
          </table:table-cell>
          <table:table-cell office:value-type="float" office:value="18.1919" calcext:value-type="float">
            <text:p>18,1919</text:p>
          </table:table-cell>
          <table:table-cell table:formula="of:=([.C64]/4)^(1/3)*10" office:value-type="float" office:value="16.5680993290682" calcext:value-type="float">
            <text:p>16,5680993290682</text:p>
          </table:table-cell>
          <table:table-cell office:value-type="string" calcext:value-type="string">
            <text:p>1493,67</text:p>
          </table:table-cell>
          <table:table-cell office:value-type="float" office:value="18.4912" calcext:value-type="float">
            <text:p>18,4912</text:p>
          </table:table-cell>
          <table:table-cell table:formula="of:=([.F64]/4)^(1/3)*10" office:value-type="float" office:value="16.6584670777772" calcext:value-type="float">
            <text:p>16,6584670777772</text:p>
          </table:table-cell>
          <table:table-cell office:value-type="string" calcext:value-type="string">
            <text:p>2154,38</text:p>
          </table:table-cell>
          <table:table-cell office:value-type="float" office:value="20.5718" calcext:value-type="float">
            <text:p>20,5718</text:p>
          </table:table-cell>
          <table:table-cell table:formula="of:=([.I64]/4)^(1/3)*10" office:value-type="float" office:value="17.2611913654931" calcext:value-type="float">
            <text:p>17,2611913654931</text:p>
          </table:table-cell>
          <table:table-cell office:value-type="string" calcext:value-type="string">
            <text:p>2432,72</text:p>
          </table:table-cell>
          <table:table-cell office:value-type="float" office:value="21.8312" calcext:value-type="float">
            <text:p>21,8312</text:p>
          </table:table-cell>
          <table:table-cell table:formula="of:=([.L64]/4)^(1/3)*10" office:value-type="float" office:value="17.6064800518673" calcext:value-type="float">
            <text:p>17,6064800518673</text:p>
          </table:table-cell>
          <table:table-cell table:style-name="Default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78,12</text:p>
          </table:table-cell>
          <table:table-cell office:value-type="float" office:value="18.1714" calcext:value-type="float">
            <text:p>18,1714</text:p>
          </table:table-cell>
          <table:table-cell table:formula="of:=([.C65]/4)^(1/3)*10" office:value-type="float" office:value="16.5618735968149" calcext:value-type="float">
            <text:p>16,5618735968149</text:p>
          </table:table-cell>
          <table:table-cell office:value-type="string" calcext:value-type="string">
            <text:p>1495,25</text:p>
          </table:table-cell>
          <table:table-cell office:value-type="float" office:value="18.4717" calcext:value-type="float">
            <text:p>18,4717</text:p>
          </table:table-cell>
          <table:table-cell table:formula="of:=([.F65]/4)^(1/3)*10" office:value-type="float" office:value="16.6526092577999" calcext:value-type="float">
            <text:p>16,6526092577999</text:p>
          </table:table-cell>
          <table:table-cell office:value-type="string" calcext:value-type="string">
            <text:p>2155,5</text:p>
          </table:table-cell>
          <table:table-cell office:value-type="float" office:value="20.5612" calcext:value-type="float">
            <text:p>20,5612</text:p>
          </table:table-cell>
          <table:table-cell table:formula="of:=([.I65]/4)^(1/3)*10" office:value-type="float" office:value="17.2582261402257" calcext:value-type="float">
            <text:p>17,2582261402257</text:p>
          </table:table-cell>
          <table:table-cell office:value-type="string" calcext:value-type="string">
            <text:p>2433,92</text:p>
          </table:table-cell>
          <table:table-cell office:value-type="float" office:value="21.8203" calcext:value-type="float">
            <text:p>21,8203</text:p>
          </table:table-cell>
          <table:table-cell table:formula="of:=([.L65]/4)^(1/3)*10" office:value-type="float" office:value="17.6035493444269" calcext:value-type="float">
            <text:p>17,6035493444269</text:p>
          </table:table-cell>
          <table:table-cell table:style-name="Default"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80,42</text:p>
          </table:table-cell>
          <table:table-cell office:value-type="float" office:value="18.1387" calcext:value-type="float">
            <text:p>18,1387</text:p>
          </table:table-cell>
          <table:table-cell table:formula="of:=([.C66]/4)^(1/3)*10" office:value-type="float" office:value="16.5519330959711" calcext:value-type="float">
            <text:p>16,5519330959711</text:p>
          </table:table-cell>
          <table:table-cell office:value-type="string" calcext:value-type="string">
            <text:p>1496,97</text:p>
          </table:table-cell>
          <table:table-cell office:value-type="float" office:value="18.4505" calcext:value-type="float">
            <text:p>18,4505</text:p>
          </table:table-cell>
          <table:table-cell table:formula="of:=([.F66]/4)^(1/3)*10" office:value-type="float" office:value="16.6462360768045" calcext:value-type="float">
            <text:p>16,6462360768045</text:p>
          </table:table-cell>
          <table:table-cell office:value-type="string" calcext:value-type="string">
            <text:p>2158,53</text:p>
          </table:table-cell>
          <table:table-cell office:value-type="float" office:value="20.5323" calcext:value-type="float">
            <text:p>20,5323</text:p>
          </table:table-cell>
          <table:table-cell table:formula="of:=([.I66]/4)^(1/3)*10" office:value-type="float" office:value="17.2501365248594" calcext:value-type="float">
            <text:p>17,2501365248594</text:p>
          </table:table-cell>
          <table:table-cell office:value-type="string" calcext:value-type="string">
            <text:p>2436,53</text:p>
          </table:table-cell>
          <table:table-cell office:value-type="float" office:value="21.797" calcext:value-type="float">
            <text:p>21,797</text:p>
          </table:table-cell>
          <table:table-cell table:formula="of:=([.L66]/4)^(1/3)*10" office:value-type="float" office:value="17.597281346603" calcext:value-type="float">
            <text:p>17,597281346603</text:p>
          </table:table-cell>
          <table:table-cell table:style-name="Default"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294,8</text:p>
          </table:table-cell>
          <table:table-cell office:value-type="float" office:value="17.9372" calcext:value-type="float">
            <text:p>17,9372</text:p>
          </table:table-cell>
          <table:table-cell table:formula="of:=([.C67]/4)^(1/3)*10" office:value-type="float" office:value="16.4904137766083" calcext:value-type="float">
            <text:p>16,4904137766083</text:p>
          </table:table-cell>
          <table:table-cell office:value-type="string" calcext:value-type="string">
            <text:p>1510,74</text:p>
          </table:table-cell>
          <table:table-cell office:value-type="float" office:value="18.2822" calcext:value-type="float">
            <text:p>18,2822</text:p>
          </table:table-cell>
          <table:table-cell table:formula="of:=([.F67]/4)^(1/3)*10" office:value-type="float" office:value="16.5954673839595" calcext:value-type="float">
            <text:p>16,5954673839595</text:p>
          </table:table-cell>
          <table:table-cell office:value-type="string" calcext:value-type="string">
            <text:p>2171,58</text:p>
          </table:table-cell>
          <table:table-cell office:value-type="float" office:value="20.4089" calcext:value-type="float">
            <text:p>20,4089</text:p>
          </table:table-cell>
          <table:table-cell table:formula="of:=([.I67]/4)^(1/3)*10" office:value-type="float" office:value="17.2155090419392" calcext:value-type="float">
            <text:p>17,2155090419392</text:p>
          </table:table-cell>
          <table:table-cell office:value-type="string" calcext:value-type="string">
            <text:p>2448,62</text:p>
          </table:table-cell>
          <table:table-cell office:value-type="float" office:value="21.6894" calcext:value-type="float">
            <text:p>21,6894</text:p>
          </table:table-cell>
          <table:table-cell table:formula="of:=([.L67]/4)^(1/3)*10" office:value-type="float" office:value="17.5682774818399" calcext:value-type="float">
            <text:p>17,5682774818399</text:p>
          </table:table-cell>
          <table:table-cell table:style-name="Default"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308,08</text:p>
          </table:table-cell>
          <table:table-cell office:value-type="float" office:value="17.7549" calcext:value-type="float">
            <text:p>17,7549</text:p>
          </table:table-cell>
          <table:table-cell table:formula="of:=([.C68]/4)^(1/3)*10" office:value-type="float" office:value="16.4343581199249" calcext:value-type="float">
            <text:p>16,4343581199249</text:p>
          </table:table-cell>
          <table:table-cell office:value-type="string" calcext:value-type="string">
            <text:p>1523,93</text:p>
          </table:table-cell>
          <table:table-cell office:value-type="float" office:value="18.1239" calcext:value-type="float">
            <text:p>18,1239</text:p>
          </table:table-cell>
          <table:table-cell table:formula="of:=([.F68]/4)^(1/3)*10" office:value-type="float" office:value="16.5474301039119" calcext:value-type="float">
            <text:p>16,5474301039119</text:p>
          </table:table-cell>
          <table:table-cell office:value-type="string" calcext:value-type="string">
            <text:p>2184,01</text:p>
          </table:table-cell>
          <table:table-cell office:value-type="float" office:value="20.2927" calcext:value-type="float">
            <text:p>20,2927</text:p>
          </table:table-cell>
          <table:table-cell table:formula="of:=([.I68]/4)^(1/3)*10" office:value-type="float" office:value="17.1827741276912" calcext:value-type="float">
            <text:p>17,1827741276912</text:p>
          </table:table-cell>
          <table:table-cell office:value-type="string" calcext:value-type="string">
            <text:p>2463,88</text:p>
          </table:table-cell>
          <table:table-cell office:value-type="float" office:value="21.555" calcext:value-type="float">
            <text:p>21,555</text:p>
          </table:table-cell>
          <table:table-cell table:formula="of:=([.L68]/4)^(1/3)*10" office:value-type="float" office:value="17.5319145515291" calcext:value-type="float">
            <text:p>17,5319145515291</text:p>
          </table:table-cell>
          <table:table-cell table:style-name="Default"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320,63</text:p>
          </table:table-cell>
          <table:table-cell office:value-type="float" office:value="17.5862" calcext:value-type="float">
            <text:p>17,5862</text:p>
          </table:table-cell>
          <table:table-cell table:formula="of:=([.C69]/4)^(1/3)*10" office:value-type="float" office:value="16.3821414764201" calcext:value-type="float">
            <text:p>16,3821414764201</text:p>
          </table:table-cell>
          <table:table-cell office:value-type="string" calcext:value-type="string">
            <text:p>1536,66</text:p>
          </table:table-cell>
          <table:table-cell office:value-type="float" office:value="17.9737" calcext:value-type="float">
            <text:p>17,9737</text:p>
          </table:table-cell>
          <table:table-cell table:formula="of:=([.F69]/4)^(1/3)*10" office:value-type="float" office:value="16.5015915208026" calcext:value-type="float">
            <text:p>16,5015915208026</text:p>
          </table:table-cell>
          <table:table-cell office:value-type="string" calcext:value-type="string">
            <text:p>2196,68</text:p>
          </table:table-cell>
          <table:table-cell office:value-type="float" office:value="20.1756" calcext:value-type="float">
            <text:p>20,1756</text:p>
          </table:table-cell>
          <table:table-cell table:formula="of:=([.I69]/4)^(1/3)*10" office:value-type="float" office:value="17.1496590071797" calcext:value-type="float">
            <text:p>17,1496590071797</text:p>
          </table:table-cell>
          <table:table-cell office:value-type="string" calcext:value-type="string">
            <text:p>2474,9</text:p>
          </table:table-cell>
          <table:table-cell office:value-type="float" office:value="21.459" calcext:value-type="float">
            <text:p>21,459</text:p>
          </table:table-cell>
          <table:table-cell table:formula="of:=([.L69]/4)^(1/3)*10" office:value-type="float" office:value="17.5058483854262" calcext:value-type="float">
            <text:p>17,5058483854262</text:p>
          </table:table-cell>
          <table:table-cell table:style-name="Default"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358,52</text:p>
          </table:table-cell>
          <table:table-cell office:value-type="float" office:value="17.0954" calcext:value-type="float">
            <text:p>17,0954</text:p>
          </table:table-cell>
          <table:table-cell table:formula="of:=([.C70]/4)^(1/3)*10" office:value-type="float" office:value="16.2283024024111" calcext:value-type="float">
            <text:p>16,2283024024111</text:p>
          </table:table-cell>
          <table:table-cell office:value-type="string" calcext:value-type="string">
            <text:p>1573,39</text:p>
          </table:table-cell>
          <table:table-cell office:value-type="float" office:value="17.554" calcext:value-type="float">
            <text:p>17,554</text:p>
          </table:table-cell>
          <table:table-cell table:formula="of:=([.F70]/4)^(1/3)*10" office:value-type="float" office:value="16.3721369040097" calcext:value-type="float">
            <text:p>16,3721369040097</text:p>
          </table:table-cell>
          <table:table-cell office:value-type="string" calcext:value-type="string">
            <text:p>2235,42</text:p>
          </table:table-cell>
          <table:table-cell office:value-type="float" office:value="19.8259" calcext:value-type="float">
            <text:p>19,8259</text:p>
          </table:table-cell>
          <table:table-cell table:formula="of:=([.I70]/4)^(1/3)*10" office:value-type="float" office:value="17.0499969900494" calcext:value-type="float">
            <text:p>17,0499969900494</text:p>
          </table:table-cell>
          <table:table-cell office:value-type="string" calcext:value-type="string">
            <text:p>2515,09</text:p>
          </table:table-cell>
          <table:table-cell office:value-type="float" office:value="21.116" calcext:value-type="float">
            <text:p>21,116</text:p>
          </table:table-cell>
          <table:table-cell table:formula="of:=([.L70]/4)^(1/3)*10" office:value-type="float" office:value="17.4120759963109" calcext:value-type="float">
            <text:p>17,4120759963109</text:p>
          </table:table-cell>
          <table:table-cell table:style-name="Default"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391,33</text:p>
          </table:table-cell>
          <table:table-cell office:value-type="float" office:value="16.6922" calcext:value-type="float">
            <text:p>16,6922</text:p>
          </table:table-cell>
          <table:table-cell table:formula="of:=([.C71]/4)^(1/3)*10" office:value-type="float" office:value="16.0997029380782" calcext:value-type="float">
            <text:p>16,0997029380782</text:p>
          </table:table-cell>
          <table:table-cell office:value-type="string" calcext:value-type="string">
            <text:p>1606,72</text:p>
          </table:table-cell>
          <table:table-cell office:value-type="float" office:value="17.1897" calcext:value-type="float">
            <text:p>17,1897</text:p>
          </table:table-cell>
          <table:table-cell table:formula="of:=([.F71]/4)^(1/3)*10" office:value-type="float" office:value="16.2580867048204" calcext:value-type="float">
            <text:p>16,2580867048204</text:p>
          </table:table-cell>
          <table:table-cell office:value-type="string" calcext:value-type="string">
            <text:p>2270,63</text:p>
          </table:table-cell>
          <table:table-cell office:value-type="float" office:value="19.5184" calcext:value-type="float">
            <text:p>19,5184</text:p>
          </table:table-cell>
          <table:table-cell table:formula="of:=([.I71]/4)^(1/3)*10" office:value-type="float" office:value="16.9613887257293" calcext:value-type="float">
            <text:p>16,9613887257293</text:p>
          </table:table-cell>
          <table:table-cell office:value-type="string" calcext:value-type="string">
            <text:p>2551,2</text:p>
          </table:table-cell>
          <table:table-cell office:value-type="float" office:value="20.8171" calcext:value-type="float">
            <text:p>20,8171</text:p>
          </table:table-cell>
          <table:table-cell table:formula="of:=([.L71]/4)^(1/3)*10" office:value-type="float" office:value="17.3295284630065" calcext:value-type="float">
            <text:p>17,3295284630065</text:p>
          </table:table-cell>
          <table:table-cell table:style-name="Default"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420,43</text:p>
          </table:table-cell>
          <table:table-cell office:value-type="float" office:value="16.3502" calcext:value-type="float">
            <text:p>16,3502</text:p>
          </table:table-cell>
          <table:table-cell table:formula="of:=([.C72]/4)^(1/3)*10" office:value-type="float" office:value="15.9889898210687" calcext:value-type="float">
            <text:p>15,9889898210687</text:p>
          </table:table-cell>
          <table:table-cell office:value-type="string" calcext:value-type="string">
            <text:p>1636,25</text:p>
          </table:table-cell>
          <table:table-cell office:value-type="float" office:value="16.8794" calcext:value-type="float">
            <text:p>16,8794</text:p>
          </table:table-cell>
          <table:table-cell table:formula="of:=([.F72]/4)^(1/3)*10" office:value-type="float" office:value="16.1596644254402" calcext:value-type="float">
            <text:p>16,1596644254402</text:p>
          </table:table-cell>
          <table:table-cell office:value-type="string" calcext:value-type="string">
            <text:p>2303,3</text:p>
          </table:table-cell>
          <table:table-cell office:value-type="float" office:value="19.2415" calcext:value-type="float">
            <text:p>19,2415</text:p>
          </table:table-cell>
          <table:table-cell table:formula="of:=([.I72]/4)^(1/3)*10" office:value-type="float" office:value="16.880798190433" calcext:value-type="float">
            <text:p>16,880798190433</text:p>
          </table:table-cell>
          <table:table-cell office:value-type="string" calcext:value-type="string">
            <text:p>2584,94</text:p>
          </table:table-cell>
          <table:table-cell office:value-type="float" office:value="20.5453" calcext:value-type="float">
            <text:p>20,5453</text:p>
          </table:table-cell>
          <table:table-cell table:formula="of:=([.L72]/4)^(1/3)*10" office:value-type="float" office:value="17.253776390879" calcext:value-type="float">
            <text:p>17,253776390879</text:p>
          </table:table-cell>
          <table:table-cell table:style-name="Default"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1446,86</text:p>
          </table:table-cell>
          <table:table-cell office:value-type="float" office:value="16.0514" calcext:value-type="float">
            <text:p>16,0514</text:p>
          </table:table-cell>
          <table:table-cell table:formula="of:=([.C73]/4)^(1/3)*10" office:value-type="float" office:value="15.8909907692228" calcext:value-type="float">
            <text:p>15,8909907692228</text:p>
          </table:table-cell>
          <table:table-cell office:value-type="string" calcext:value-type="string">
            <text:p>1663,26</text:p>
          </table:table-cell>
          <table:table-cell office:value-type="float" office:value="16.6052" calcext:value-type="float">
            <text:p>16,6052</text:p>
          </table:table-cell>
          <table:table-cell table:formula="of:=([.F73]/4)^(1/3)*10" office:value-type="float" office:value="16.071683570322" calcext:value-type="float">
            <text:p>16,071683570322</text:p>
          </table:table-cell>
          <table:table-cell office:value-type="string" calcext:value-type="string">
            <text:p>2333,7</text:p>
          </table:table-cell>
          <table:table-cell office:value-type="float" office:value="18.9908" calcext:value-type="float">
            <text:p>18,9908</text:p>
          </table:table-cell>
          <table:table-cell table:formula="of:=([.I73]/4)^(1/3)*10" office:value-type="float" office:value="16.807163422826" calcext:value-type="float">
            <text:p>16,807163422826</text:p>
          </table:table-cell>
          <table:table-cell office:value-type="string" calcext:value-type="string">
            <text:p>2616,95</text:p>
          </table:table-cell>
          <table:table-cell office:value-type="float" office:value="20.294" calcext:value-type="float">
            <text:p>20,294</text:p>
          </table:table-cell>
          <table:table-cell table:formula="of:=([.L73]/4)^(1/3)*10" office:value-type="float" office:value="17.18314104337" calcext:value-type="float">
            <text:p>17,18314104337</text:p>
          </table:table-cell>
          <table:table-cell table:style-name="Default"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1470,75</text:p>
          </table:table-cell>
          <table:table-cell office:value-type="float" office:value="15.7905" calcext:value-type="float">
            <text:p>15,7905</text:p>
          </table:table-cell>
          <table:table-cell table:formula="of:=([.C74]/4)^(1/3)*10" office:value-type="float" office:value="15.80442246549" calcext:value-type="float">
            <text:p>15,80442246549</text:p>
          </table:table-cell>
          <table:table-cell office:value-type="string" calcext:value-type="string">
            <text:p>1688,28</text:p>
          </table:table-cell>
          <table:table-cell office:value-type="float" office:value="16.3591" calcext:value-type="float">
            <text:p>16,3591</text:p>
          </table:table-cell>
          <table:table-cell table:formula="of:=([.F74]/4)^(1/3)*10" office:value-type="float" office:value="15.9918904216156" calcext:value-type="float">
            <text:p>15,9918904216156</text:p>
          </table:table-cell>
          <table:table-cell office:value-type="string" calcext:value-type="string">
            <text:p>2362,35</text:p>
          </table:table-cell>
          <table:table-cell office:value-type="float" office:value="18.7605" calcext:value-type="float">
            <text:p>18,7605</text:p>
          </table:table-cell>
          <table:table-cell table:formula="of:=([.I74]/4)^(1/3)*10" office:value-type="float" office:value="16.7389471895188" calcext:value-type="float">
            <text:p>16,7389471895188</text:p>
          </table:table-cell>
          <table:table-cell office:value-type="string" calcext:value-type="string">
            <text:p>2646,04</text:p>
          </table:table-cell>
          <table:table-cell office:value-type="float" office:value="20.0708" calcext:value-type="float">
            <text:p>20,0708</text:p>
          </table:table-cell>
          <table:table-cell table:formula="of:=([.L74]/4)^(1/3)*10" office:value-type="float" office:value="17.1199134199482" calcext:value-type="float">
            <text:p>17,1199134199482</text:p>
          </table:table-cell>
          <table:table-cell table:style-name="Default"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1513,46</text:p>
          </table:table-cell>
          <table:table-cell office:value-type="float" office:value="15.3449" calcext:value-type="float">
            <text:p>15,3449</text:p>
          </table:table-cell>
          <table:table-cell table:formula="of:=([.C75]/4)^(1/3)*10" office:value-type="float" office:value="15.6543374150872" calcext:value-type="float">
            <text:p>15,6543374150872</text:p>
          </table:table-cell>
          <table:table-cell office:value-type="string" calcext:value-type="string">
            <text:p>1733,35</text:p>
          </table:table-cell>
          <table:table-cell office:value-type="float" office:value="15.9337" calcext:value-type="float">
            <text:p>15,9337</text:p>
          </table:table-cell>
          <table:table-cell table:formula="of:=([.F75]/4)^(1/3)*10" office:value-type="float" office:value="15.8520541874835" calcext:value-type="float">
            <text:p>15,8520541874835</text:p>
          </table:table-cell>
          <table:table-cell office:value-type="string" calcext:value-type="string">
            <text:p>2414,61</text:p>
          </table:table-cell>
          <table:table-cell office:value-type="float" office:value="18.3543" calcext:value-type="float">
            <text:p>18,3543</text:p>
          </table:table-cell>
          <table:table-cell table:formula="of:=([.I75]/4)^(1/3)*10" office:value-type="float" office:value="16.617254763711" calcext:value-type="float">
            <text:p>16,617254763711</text:p>
          </table:table-cell>
          <table:table-cell office:value-type="string" calcext:value-type="string">
            <text:p>2700,42</text:p>
          </table:table-cell>
          <table:table-cell office:value-type="float" office:value="19.6666" calcext:value-type="float">
            <text:p>19,6666</text:p>
          </table:table-cell>
          <table:table-cell table:formula="of:=([.L75]/4)^(1/3)*10" office:value-type="float" office:value="17.0042088771378" calcext:value-type="float">
            <text:p>17,0042088771378</text:p>
          </table:table-cell>
          <table:table-cell table:style-name="Default"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1550,81</text:p>
          </table:table-cell>
          <table:table-cell office:value-type="float" office:value="14.9752" calcext:value-type="float">
            <text:p>14,9752</text:p>
          </table:table-cell>
          <table:table-cell table:formula="of:=([.C76]/4)^(1/3)*10" office:value-type="float" office:value="15.5275956549391" calcext:value-type="float">
            <text:p>15,5275956549391</text:p>
          </table:table-cell>
          <table:table-cell office:value-type="string" calcext:value-type="string">
            <text:p>1773,11</text:p>
          </table:table-cell>
          <table:table-cell office:value-type="float" office:value="15.5763" calcext:value-type="float">
            <text:p>15,5763</text:p>
          </table:table-cell>
          <table:table-cell table:formula="of:=([.F76]/4)^(1/3)*10" office:value-type="float" office:value="15.7326339202795" calcext:value-type="float">
            <text:p>15,7326339202795</text:p>
          </table:table-cell>
          <table:table-cell office:value-type="string" calcext:value-type="string">
            <text:p>2462,07</text:p>
          </table:table-cell>
          <table:table-cell office:value-type="float" office:value="18.0005" calcext:value-type="float">
            <text:p>18,0005</text:p>
          </table:table-cell>
          <table:table-cell table:formula="of:=([.I76]/4)^(1/3)*10" office:value-type="float" office:value="16.50978911006" calcext:value-type="float">
            <text:p>16,50978911006</text:p>
          </table:table-cell>
          <table:table-cell office:value-type="string" calcext:value-type="string">
            <text:p>2751,1</text:p>
          </table:table-cell>
          <table:table-cell office:value-type="float" office:value="19.3043" calcext:value-type="float">
            <text:p>19,3043</text:p>
          </table:table-cell>
          <table:table-cell table:formula="of:=([.L76]/4)^(1/3)*10" office:value-type="float" office:value="16.8991433105646" calcext:value-type="float">
            <text:p>16,8991433105646</text:p>
          </table:table-cell>
          <table:table-cell table:style-name="Default" table:number-columns-repeated="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1584,19</text:p>
          </table:table-cell>
          <table:table-cell office:value-type="float" office:value="14.6596" calcext:value-type="float">
            <text:p>14,6596</text:p>
          </table:table-cell>
          <table:table-cell table:formula="of:=([.C77]/4)^(1/3)*10" office:value-type="float" office:value="15.4177397191581" calcext:value-type="float">
            <text:p>15,4177397191581</text:p>
          </table:table-cell>
          <table:table-cell office:value-type="string" calcext:value-type="string">
            <text:p>1809,15</text:p>
          </table:table-cell>
          <table:table-cell office:value-type="float" office:value="15.2659" calcext:value-type="float">
            <text:p>15,2659</text:p>
          </table:table-cell>
          <table:table-cell table:formula="of:=([.F77]/4)^(1/3)*10" office:value-type="float" office:value="15.6274268230544" calcext:value-type="float">
            <text:p>15,6274268230544</text:p>
          </table:table-cell>
          <table:table-cell office:value-type="string" calcext:value-type="string">
            <text:p>2505,43</text:p>
          </table:table-cell>
          <table:table-cell office:value-type="float" office:value="17.689" calcext:value-type="float">
            <text:p>17,689</text:p>
          </table:table-cell>
          <table:table-cell table:formula="of:=([.I77]/4)^(1/3)*10" office:value-type="float" office:value="16.4140000421351" calcext:value-type="float">
            <text:p>16,4140000421351</text:p>
          </table:table-cell>
          <table:table-cell office:value-type="string" calcext:value-type="string">
            <text:p>2793,91</text:p>
          </table:table-cell>
          <table:table-cell office:value-type="float" office:value="19.0085" calcext:value-type="float">
            <text:p>19,0085</text:p>
          </table:table-cell>
          <table:table-cell table:formula="of:=([.L77]/4)^(1/3)*10" office:value-type="float" office:value="16.8123833963251" calcext:value-type="float">
            <text:p>16,8123833963251</text:p>
          </table:table-cell>
          <table:table-cell table:style-name="Default"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1614,39</text:p>
          </table:table-cell>
          <table:table-cell office:value-type="float" office:value="14.3853" calcext:value-type="float">
            <text:p>14,3853</text:p>
          </table:table-cell>
          <table:table-cell table:formula="of:=([.C78]/4)^(1/3)*10" office:value-type="float" office:value="15.3209717108455" calcext:value-type="float">
            <text:p>15,3209717108455</text:p>
          </table:table-cell>
          <table:table-cell office:value-type="string" calcext:value-type="string">
            <text:p>1841,74</text:p>
          </table:table-cell>
          <table:table-cell office:value-type="float" office:value="14.9958" calcext:value-type="float">
            <text:p>14,9958</text:p>
          </table:table-cell>
          <table:table-cell table:formula="of:=([.F78]/4)^(1/3)*10" office:value-type="float" office:value="15.5347123525749" calcext:value-type="float">
            <text:p>15,5347123525749</text:p>
          </table:table-cell>
          <table:table-cell office:value-type="string" calcext:value-type="string">
            <text:p>2544,72</text:p>
          </table:table-cell>
          <table:table-cell office:value-type="float" office:value="17.4159" calcext:value-type="float">
            <text:p>17,4159</text:p>
          </table:table-cell>
          <table:table-cell table:formula="of:=([.I78]/4)^(1/3)*10" office:value-type="float" office:value="16.3290897856393" calcext:value-type="float">
            <text:p>16,3290897856393</text:p>
          </table:table-cell>
          <table:table-cell office:value-type="string" calcext:value-type="string">
            <text:p>2835,98</text:p>
          </table:table-cell>
          <table:table-cell office:value-type="float" office:value="18.7265" calcext:value-type="float">
            <text:p>18,7265</text:p>
          </table:table-cell>
          <table:table-cell table:formula="of:=([.L78]/4)^(1/3)*10" office:value-type="float" office:value="16.7288289737205" calcext:value-type="float">
            <text:p>16,7288289737205</text:p>
          </table:table-cell>
          <table:table-cell table:style-name="Default" table:number-columns-repeated="6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1642,07</text:p>
          </table:table-cell>
          <table:table-cell office:value-type="float" office:value="14.1428" calcext:value-type="float">
            <text:p>14,1428</text:p>
          </table:table-cell>
          <table:table-cell table:formula="of:=([.C79]/4)^(1/3)*10" office:value-type="float" office:value="15.2343923449288" calcext:value-type="float">
            <text:p>15,2343923449288</text:p>
          </table:table-cell>
          <table:table-cell office:value-type="string" calcext:value-type="string">
            <text:p>1871,93</text:p>
          </table:table-cell>
          <table:table-cell office:value-type="float" office:value="14.7539" calcext:value-type="float">
            <text:p>14,7539</text:p>
          </table:table-cell>
          <table:table-cell table:formula="of:=([.F79]/4)^(1/3)*10" office:value-type="float" office:value="15.4507280337555" calcext:value-type="float">
            <text:p>15,4507280337555</text:p>
          </table:table-cell>
          <table:table-cell office:value-type="string" calcext:value-type="string">
            <text:p>2582,22</text:p>
          </table:table-cell>
          <table:table-cell office:value-type="float" office:value="17.1629" calcext:value-type="float">
            <text:p>17,1629</text:p>
          </table:table-cell>
          <table:table-cell table:formula="of:=([.I79]/4)^(1/3)*10" office:value-type="float" office:value="16.249633127812" calcext:value-type="float">
            <text:p>16,249633127812</text:p>
          </table:table-cell>
          <table:table-cell office:value-type="string" calcext:value-type="string">
            <text:p>2874,21</text:p>
          </table:table-cell>
          <table:table-cell office:value-type="float" office:value="18.4774" calcext:value-type="float">
            <text:p>18,4774</text:p>
          </table:table-cell>
          <table:table-cell table:formula="of:=([.L79]/4)^(1/3)*10" office:value-type="float" office:value="16.6543219698763" calcext:value-type="float">
            <text:p>16,6543219698763</text:p>
          </table:table-cell>
          <table:table-cell table:style-name="Default" table:number-columns-repeated="6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1667,79</text:p>
          </table:table-cell>
          <table:table-cell office:value-type="float" office:value="13.9247" calcext:value-type="float">
            <text:p>13,9247</text:p>
          </table:table-cell>
          <table:table-cell table:formula="of:=([.C80]/4)^(1/3)*10" office:value-type="float" office:value="15.1556750587869" calcext:value-type="float">
            <text:p>15,1556750587869</text:p>
          </table:table-cell>
          <table:table-cell office:value-type="string" calcext:value-type="string">
            <text:p>1899,9</text:p>
          </table:table-cell>
          <table:table-cell office:value-type="float" office:value="14.5366" calcext:value-type="float">
            <text:p>14,5366</text:p>
          </table:table-cell>
          <table:table-cell table:formula="of:=([.F80]/4)^(1/3)*10" office:value-type="float" office:value="15.3744981879536" calcext:value-type="float">
            <text:p>15,3744981879536</text:p>
          </table:table-cell>
          <table:table-cell office:value-type="string" calcext:value-type="string">
            <text:p>2616,25</text:p>
          </table:table-cell>
          <table:table-cell office:value-type="float" office:value="16.9396" calcext:value-type="float">
            <text:p>16,9396</text:p>
          </table:table-cell>
          <table:table-cell table:formula="of:=([.I80]/4)^(1/3)*10" office:value-type="float" office:value="16.1788526584472" calcext:value-type="float">
            <text:p>16,1788526584472</text:p>
          </table:table-cell>
          <table:table-cell office:value-type="string" calcext:value-type="string">
            <text:p>2907,22</text:p>
          </table:table-cell>
          <table:table-cell office:value-type="float" office:value="18.2676" calcext:value-type="float">
            <text:p>18,2676</text:p>
          </table:table-cell>
          <table:table-cell table:formula="of:=([.L80]/4)^(1/3)*10" office:value-type="float" office:value="16.5910485439526" calcext:value-type="float">
            <text:p>16,5910485439526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19"/>
        </table:table-row>
        <table:table-row table:style-name="ro1">
          <table:table-cell table:style-name="ce2" office:value-type="string" calcext:value-type="string" table:number-columns-spanned="13" table:number-rows-spanned="1">
            <text:p>LiCl</text:p>
          </table:table-cell>
          <table:covered-table-cell table:number-columns-repeated="12" table:style-name="ce2"/>
          <table:table-cell table:style-name="Default" table:number-columns-repeated="6"/>
        </table:table-row>
        <table:table-row table:style-name="ro1">
          <table:table-cell office:value-type="string" calcext:value-type="string">
            <text:p>Pressure (MPa)</text:p>
          </table:table-cell>
          <table:table-cell office:value-type="string" calcext:value-type="string">
            <text:p>Rho (kg/m³) – 2.41 mol/kg</text:p>
          </table:table-cell>
          <table:table-cell office:value-type="string" calcext:value-type="string">
            <text:p>Volume (nm³) – 2.41 mol/kg</text:p>
          </table:table-cell>
          <table:table-cell office:value-type="string" calcext:value-type="string">
            <text:p>side_small_L (Å) – 2.41 mol/kg</text:p>
          </table:table-cell>
          <table:table-cell office:value-type="string" calcext:value-type="string">
            <text:p>Rho (kg/m³) – 4.77 mol/kg</text:p>
          </table:table-cell>
          <table:table-cell office:value-type="string" calcext:value-type="string">
            <text:p>Volume (nm³) – 4.77 mol/kg</text:p>
          </table:table-cell>
          <table:table-cell office:value-type="string" calcext:value-type="string">
            <text:p>side_small_L (Å) – 4.77 mol/kg</text:p>
          </table:table-cell>
          <table:table-cell office:value-type="string" calcext:value-type="string">
            <text:p>Rho (kg/m³) – 18.50 mol/kg</text:p>
          </table:table-cell>
          <table:table-cell office:value-type="string" calcext:value-type="string">
            <text:p>Volume (nm³) – 18.50 mol/kg</text:p>
          </table:table-cell>
          <table:table-cell office:value-type="string" calcext:value-type="string">
            <text:p>side_small_L (Å) – 18.50 mol/kg</text:p>
          </table:table-cell>
          <table:table-cell office:value-type="string" calcext:value-type="string">
            <text:p>Rho (kg/m³) – 31.72 mol/kg</text:p>
          </table:table-cell>
          <table:table-cell office:value-type="string" calcext:value-type="string">
            <text:p>Volume (nm³) – 31.72 mol/kg</text:p>
          </table:table-cell>
          <table:table-cell office:value-type="string" calcext:value-type="string">
            <text:p>side_small_L (Å) – 31.72 mol/kg</text:p>
          </table:table-cell>
          <table:table-cell table:style-name="Default" table:number-columns-repeated="6"/>
        </table:table-row>
        <table:table-row table:style-name="ro1">
          <table:table-cell office:value-type="float" office:value="0.006" calcext:value-type="float">
            <text:p>0,006</text:p>
          </table:table-cell>
          <table:table-cell office:value-type="string" calcext:value-type="string">
            <text:p>1050,02</text:p>
          </table:table-cell>
          <table:table-cell office:value-type="float" office:value="17.3377" calcext:value-type="float">
            <text:p>17,3377</text:p>
          </table:table-cell>
          <table:table-cell table:formula="of:=([.C84]/4)^(1/3)*10" office:value-type="float" office:value="16.3046130945569" calcext:value-type="float">
            <text:p>16,3046130945569</text:p>
          </table:table-cell>
          <table:table-cell office:value-type="string" calcext:value-type="string">
            <text:p>1096,52</text:p>
          </table:table-cell>
          <table:table-cell office:value-type="float" office:value="16.7949" calcext:value-type="float">
            <text:p>16,7949</text:p>
          </table:table-cell>
          <table:table-cell table:formula="of:=([.F84]/4)^(1/3)*10" office:value-type="float" office:value="16.1326536588804" calcext:value-type="float">
            <text:p>16,1326536588804</text:p>
          </table:table-cell>
          <table:table-cell office:value-type="string" calcext:value-type="string">
            <text:p>1267,82</text:p>
          </table:table-cell>
          <table:table-cell office:value-type="float" office:value="15.1588" calcext:value-type="float">
            <text:p>15,1588</text:p>
          </table:table-cell>
          <table:table-cell table:formula="of:=([.I84]/4)^(1/3)*10" office:value-type="float" office:value="15.5907955783192" calcext:value-type="float">
            <text:p>15,5907955783192</text:p>
          </table:table-cell>
          <table:table-cell office:value-type="string" calcext:value-type="string">
            <text:p>1336,46</text:p>
          </table:table-cell>
          <table:table-cell office:value-type="float" office:value="14.6965" calcext:value-type="float">
            <text:p>14,6965</text:p>
          </table:table-cell>
          <table:table-cell table:formula="of:=([.L84]/4)^(1/3)*10" office:value-type="float" office:value="15.4306649904155" calcext:value-type="float">
            <text:p>15,4306649904155</text:p>
          </table:table-cell>
          <table:table-cell table:style-name="Default" table:number-columns-repeated="6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1050,31</text:p>
          </table:table-cell>
          <table:table-cell office:value-type="float" office:value="17.3328" calcext:value-type="float">
            <text:p>17,3328</text:p>
          </table:table-cell>
          <table:table-cell table:formula="of:=([.C85]/4)^(1/3)*10" office:value-type="float" office:value="16.3030769405536" calcext:value-type="float">
            <text:p>16,3030769405536</text:p>
          </table:table-cell>
          <table:table-cell office:value-type="string" calcext:value-type="string">
            <text:p>1096,56</text:p>
          </table:table-cell>
          <table:table-cell office:value-type="float" office:value="16.7943" calcext:value-type="float">
            <text:p>16,7943</text:p>
          </table:table-cell>
          <table:table-cell table:formula="of:=([.F85]/4)^(1/3)*10" office:value-type="float" office:value="16.1324615428717" calcext:value-type="float">
            <text:p>16,1324615428717</text:p>
          </table:table-cell>
          <table:table-cell office:value-type="string" calcext:value-type="string">
            <text:p>1268,86</text:p>
          </table:table-cell>
          <table:table-cell office:value-type="float" office:value="15.1464" calcext:value-type="float">
            <text:p>15,1464</text:p>
          </table:table-cell>
          <table:table-cell table:formula="of:=([.I85]/4)^(1/3)*10" office:value-type="float" office:value="15.5865432935497" calcext:value-type="float">
            <text:p>15,5865432935497</text:p>
          </table:table-cell>
          <table:table-cell office:value-type="string" calcext:value-type="string">
            <text:p>1334,66</text:p>
          </table:table-cell>
          <table:table-cell office:value-type="float" office:value="14.7166" calcext:value-type="float">
            <text:p>14,7166</text:p>
          </table:table-cell>
          <table:table-cell table:formula="of:=([.L85]/4)^(1/3)*10" office:value-type="float" office:value="15.4376964849027" calcext:value-type="float">
            <text:p>15,4376964849027</text:p>
          </table:table-cell>
          <table:table-cell table:style-name="Default" table:number-columns-repeated="6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string" calcext:value-type="string">
            <text:p>1050,63</text:p>
          </table:table-cell>
          <table:table-cell office:value-type="float" office:value="17.3275" calcext:value-type="float">
            <text:p>17,3275</text:p>
          </table:table-cell>
          <table:table-cell table:formula="of:=([.C86]/4)^(1/3)*10" office:value-type="float" office:value="16.3014150602582" calcext:value-type="float">
            <text:p>16,3014150602582</text:p>
          </table:table-cell>
          <table:table-cell office:value-type="string" calcext:value-type="string">
            <text:p>1096,78</text:p>
          </table:table-cell>
          <table:table-cell office:value-type="float" office:value="16.7909" calcext:value-type="float">
            <text:p>16,7909</text:p>
          </table:table-cell>
          <table:table-cell table:formula="of:=([.F86]/4)^(1/3)*10" office:value-type="float" office:value="16.1313727990491" calcext:value-type="float">
            <text:p>16,1313727990491</text:p>
          </table:table-cell>
          <table:table-cell office:value-type="string" calcext:value-type="string">
            <text:p>1270,16</text:p>
          </table:table-cell>
          <table:table-cell office:value-type="float" office:value="15.1308" calcext:value-type="float">
            <text:p>15,1308</text:p>
          </table:table-cell>
          <table:table-cell table:formula="of:=([.I86]/4)^(1/3)*10" office:value-type="float" office:value="15.5811903471848" calcext:value-type="float">
            <text:p>15,5811903471848</text:p>
          </table:table-cell>
          <table:table-cell office:value-type="string" calcext:value-type="string">
            <text:p>1333,47</text:p>
          </table:table-cell>
          <table:table-cell office:value-type="float" office:value="14.7295" calcext:value-type="float">
            <text:p>14,7295</text:p>
          </table:table-cell>
          <table:table-cell table:formula="of:=([.L86]/4)^(1/3)*10" office:value-type="float" office:value="15.442205862635" calcext:value-type="float">
            <text:p>15,442205862635</text:p>
          </table:table-cell>
          <table:table-cell table:style-name="Default"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1050,24</text:p>
          </table:table-cell>
          <table:table-cell office:value-type="float" office:value="17.3339" calcext:value-type="float">
            <text:p>17,3339</text:p>
          </table:table-cell>
          <table:table-cell table:formula="of:=([.C87]/4)^(1/3)*10" office:value-type="float" office:value="16.3034218166512" calcext:value-type="float">
            <text:p>16,3034218166512</text:p>
          </table:table-cell>
          <table:table-cell office:value-type="string" calcext:value-type="string">
            <text:p>1096,29</text:p>
          </table:table-cell>
          <table:table-cell office:value-type="float" office:value="16.7984" calcext:value-type="float">
            <text:p>16,7984</text:p>
          </table:table-cell>
          <table:table-cell table:formula="of:=([.F87]/4)^(1/3)*10" office:value-type="float" office:value="16.1337742444141" calcext:value-type="float">
            <text:p>16,1337742444141</text:p>
          </table:table-cell>
          <table:table-cell office:value-type="string" calcext:value-type="string">
            <text:p>1267,42</text:p>
          </table:table-cell>
          <table:table-cell office:value-type="float" office:value="15.1635" calcext:value-type="float">
            <text:p>15,1635</text:p>
          </table:table-cell>
          <table:table-cell table:formula="of:=([.I87]/4)^(1/3)*10" office:value-type="float" office:value="15.5924067253614" calcext:value-type="float">
            <text:p>15,5924067253614</text:p>
          </table:table-cell>
          <table:table-cell office:value-type="string" calcext:value-type="string">
            <text:p>1338,24</text:p>
          </table:table-cell>
          <table:table-cell office:value-type="float" office:value="14.6772" calcext:value-type="float">
            <text:p>14,6772</text:p>
          </table:table-cell>
          <table:table-cell table:formula="of:=([.L87]/4)^(1/3)*10" office:value-type="float" office:value="15.4239073203254" calcext:value-type="float">
            <text:p>15,4239073203254</text:p>
          </table:table-cell>
          <table:table-cell table:style-name="Default" table:number-columns-repeated="6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string" calcext:value-type="string">
            <text:p>1050,03</text:p>
          </table:table-cell>
          <table:table-cell office:value-type="float" office:value="17.3375" calcext:value-type="float">
            <text:p>17,3375</text:p>
          </table:table-cell>
          <table:table-cell table:formula="of:=([.C88]/4)^(1/3)*10" office:value-type="float" office:value="16.3045504000596" calcext:value-type="float">
            <text:p>16,3045504000596</text:p>
          </table:table-cell>
          <table:table-cell office:value-type="string" calcext:value-type="string">
            <text:p>1097,25</text:p>
          </table:table-cell>
          <table:table-cell office:value-type="float" office:value="16.7837" calcext:value-type="float">
            <text:p>16,7837</text:p>
          </table:table-cell>
          <table:table-cell table:formula="of:=([.F88]/4)^(1/3)*10" office:value-type="float" office:value="16.129066738636" calcext:value-type="float">
            <text:p>16,129066738636</text:p>
          </table:table-cell>
          <table:table-cell office:value-type="string" calcext:value-type="string">
            <text:p>1270,42</text:p>
          </table:table-cell>
          <table:table-cell office:value-type="float" office:value="15.1277" calcext:value-type="float">
            <text:p>15,1277</text:p>
          </table:table-cell>
          <table:table-cell table:formula="of:=([.I88]/4)^(1/3)*10" office:value-type="float" office:value="15.5801261824978" calcext:value-type="float">
            <text:p>15,5801261824978</text:p>
          </table:table-cell>
          <table:table-cell office:value-type="string" calcext:value-type="string">
            <text:p>1336,45</text:p>
          </table:table-cell>
          <table:table-cell office:value-type="float" office:value="14.6967" calcext:value-type="float">
            <text:p>14,6967</text:p>
          </table:table-cell>
          <table:table-cell table:formula="of:=([.L88]/4)^(1/3)*10" office:value-type="float" office:value="15.430734987104" calcext:value-type="float">
            <text:p>15,430734987104</text:p>
          </table:table-cell>
          <table:table-cell table:style-name="Default" table:number-columns-repeated="6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string" calcext:value-type="string">
            <text:p>1050,03</text:p>
          </table:table-cell>
          <table:table-cell office:value-type="float" office:value="17.3373" calcext:value-type="float">
            <text:p>17,3373</text:p>
          </table:table-cell>
          <table:table-cell table:formula="of:=([.C89]/4)^(1/3)*10" office:value-type="float" office:value="16.3044877050801" calcext:value-type="float">
            <text:p>16,3044877050801</text:p>
          </table:table-cell>
          <table:table-cell office:value-type="string" calcext:value-type="string">
            <text:p>1096,64</text:p>
          </table:table-cell>
          <table:table-cell office:value-type="float" office:value="16.7931" calcext:value-type="float">
            <text:p>16,7931</text:p>
          </table:table-cell>
          <table:table-cell table:formula="of:=([.F89]/4)^(1/3)*10" office:value-type="float" office:value="16.1320772971265" calcext:value-type="float">
            <text:p>16,1320772971265</text:p>
          </table:table-cell>
          <table:table-cell office:value-type="string" calcext:value-type="string">
            <text:p>1269,09</text:p>
          </table:table-cell>
          <table:table-cell office:value-type="float" office:value="15.1437" calcext:value-type="float">
            <text:p>15,1437</text:p>
          </table:table-cell>
          <table:table-cell table:formula="of:=([.I89]/4)^(1/3)*10" office:value-type="float" office:value="15.5856170851712" calcext:value-type="float">
            <text:p>15,5856170851712</text:p>
          </table:table-cell>
          <table:table-cell office:value-type="string" calcext:value-type="string">
            <text:p>1335,98</text:p>
          </table:table-cell>
          <table:table-cell office:value-type="float" office:value="14.7017" calcext:value-type="float">
            <text:p>14,7017</text:p>
          </table:table-cell>
          <table:table-cell table:formula="of:=([.L89]/4)^(1/3)*10" office:value-type="float" office:value="15.4324846979698" calcext:value-type="float">
            <text:p>15,4324846979698</text:p>
          </table:table-cell>
          <table:table-cell table:style-name="Default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50,78</text:p>
          </table:table-cell>
          <table:table-cell office:value-type="float" office:value="17.3251" calcext:value-type="float">
            <text:p>17,3251</text:p>
          </table:table-cell>
          <table:table-cell table:formula="of:=([.C90]/4)^(1/3)*10" office:value-type="float" office:value="16.3006623992168" calcext:value-type="float">
            <text:p>16,3006623992168</text:p>
          </table:table-cell>
          <table:table-cell office:value-type="string" calcext:value-type="string">
            <text:p>1096,29</text:p>
          </table:table-cell>
          <table:table-cell office:value-type="float" office:value="16.7985" calcext:value-type="float">
            <text:p>16,7985</text:p>
          </table:table-cell>
          <table:table-cell table:formula="of:=([.F90]/4)^(1/3)*10" office:value-type="float" office:value="16.1338062588564" calcext:value-type="float">
            <text:p>16,1338062588564</text:p>
          </table:table-cell>
          <table:table-cell office:value-type="string" calcext:value-type="string">
            <text:p>1265,83</text:p>
          </table:table-cell>
          <table:table-cell office:value-type="float" office:value="15.1826" calcext:value-type="float">
            <text:p>15,1826</text:p>
          </table:table-cell>
          <table:table-cell table:formula="of:=([.I90]/4)^(1/3)*10" office:value-type="float" office:value="15.598950729339" calcext:value-type="float">
            <text:p>15,598950729339</text:p>
          </table:table-cell>
          <table:table-cell office:value-type="string" calcext:value-type="string">
            <text:p>1336,16</text:p>
          </table:table-cell>
          <table:table-cell office:value-type="float" office:value="14.6997" calcext:value-type="float">
            <text:p>14,6997</text:p>
          </table:table-cell>
          <table:table-cell table:formula="of:=([.L90]/4)^(1/3)*10" office:value-type="float" office:value="15.4317848612363" calcext:value-type="float">
            <text:p>15,4317848612363</text:p>
          </table:table-cell>
          <table:table-cell table:style-name="Default"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51,3</text:p>
          </table:table-cell>
          <table:table-cell office:value-type="float" office:value="17.3165" calcext:value-type="float">
            <text:p>17,3165</text:p>
          </table:table-cell>
          <table:table-cell table:formula="of:=([.C91]/4)^(1/3)*10" office:value-type="float" office:value="16.2979647928806" calcext:value-type="float">
            <text:p>16,2979647928806</text:p>
          </table:table-cell>
          <table:table-cell office:value-type="string" calcext:value-type="string">
            <text:p>1096,91</text:p>
          </table:table-cell>
          <table:table-cell office:value-type="float" office:value="16.7889" calcext:value-type="float">
            <text:p>16,7889</text:p>
          </table:table-cell>
          <table:table-cell table:formula="of:=([.F91]/4)^(1/3)*10" office:value-type="float" office:value="16.1307322928494" calcext:value-type="float">
            <text:p>16,1307322928494</text:p>
          </table:table-cell>
          <table:table-cell office:value-type="string" calcext:value-type="string">
            <text:p>1267,24</text:p>
          </table:table-cell>
          <table:table-cell office:value-type="float" office:value="15.1658" calcext:value-type="float">
            <text:p>15,1658</text:p>
          </table:table-cell>
          <table:table-cell table:formula="of:=([.I91]/4)^(1/3)*10" office:value-type="float" office:value="15.5931950376994" calcext:value-type="float">
            <text:p>15,5931950376994</text:p>
          </table:table-cell>
          <table:table-cell office:value-type="string" calcext:value-type="string">
            <text:p>1331,87</text:p>
          </table:table-cell>
          <table:table-cell office:value-type="float" office:value="14.7473" calcext:value-type="float">
            <text:p>14,7473</text:p>
          </table:table-cell>
          <table:table-cell table:formula="of:=([.L91]/4)^(1/3)*10" office:value-type="float" office:value="15.4484237839282" calcext:value-type="float">
            <text:p>15,4484237839282</text:p>
          </table:table-cell>
          <table:table-cell table:style-name="Default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52,7</text:p>
          </table:table-cell>
          <table:table-cell office:value-type="float" office:value="17.2935" calcext:value-type="float">
            <text:p>17,2935</text:p>
          </table:table-cell>
          <table:table-cell table:formula="of:=([.C92]/4)^(1/3)*10" office:value-type="float" office:value="16.2907458730751" calcext:value-type="float">
            <text:p>16,2907458730751</text:p>
          </table:table-cell>
          <table:table-cell office:value-type="string" calcext:value-type="string">
            <text:p>1098,83</text:p>
          </table:table-cell>
          <table:table-cell office:value-type="float" office:value="16.7596" calcext:value-type="float">
            <text:p>16,7596</text:p>
          </table:table-cell>
          <table:table-cell table:formula="of:=([.F92]/4)^(1/3)*10" office:value-type="float" office:value="16.1213430402665" calcext:value-type="float">
            <text:p>16,1213430402665</text:p>
          </table:table-cell>
          <table:table-cell office:value-type="string" calcext:value-type="string">
            <text:p>1271,81</text:p>
          </table:table-cell>
          <table:table-cell office:value-type="float" office:value="15.1112" calcext:value-type="float">
            <text:p>15,1112</text:p>
          </table:table-cell>
          <table:table-cell table:formula="of:=([.I92]/4)^(1/3)*10" office:value-type="float" office:value="15.5744596325539" calcext:value-type="float">
            <text:p>15,5744596325539</text:p>
          </table:table-cell>
          <table:table-cell office:value-type="string" calcext:value-type="string">
            <text:p>1335,83</text:p>
          </table:table-cell>
          <table:table-cell office:value-type="float" office:value="14.7036" calcext:value-type="float">
            <text:p>14,7036</text:p>
          </table:table-cell>
          <table:table-cell table:formula="of:=([.L92]/4)^(1/3)*10" office:value-type="float" office:value="15.4331494840799" calcext:value-type="float">
            <text:p>15,4331494840799</text:p>
          </table:table-cell>
          <table:table-cell table:style-name="Default"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54,37</text:p>
          </table:table-cell>
          <table:table-cell office:value-type="float" office:value="17.2661" calcext:value-type="float">
            <text:p>17,2661</text:p>
          </table:table-cell>
          <table:table-cell table:formula="of:=([.C93]/4)^(1/3)*10" office:value-type="float" office:value="16.2821375831169" calcext:value-type="float">
            <text:p>16,2821375831169</text:p>
          </table:table-cell>
          <table:table-cell office:value-type="string" calcext:value-type="string">
            <text:p>1100,41</text:p>
          </table:table-cell>
          <table:table-cell office:value-type="float" office:value="16.7355" calcext:value-type="float">
            <text:p>16,7355</text:p>
          </table:table-cell>
          <table:table-cell table:formula="of:=([.F93]/4)^(1/3)*10" office:value-type="float" office:value="16.1136119339849" calcext:value-type="float">
            <text:p>16,1136119339849</text:p>
          </table:table-cell>
          <table:table-cell office:value-type="string" calcext:value-type="string">
            <text:p>1271,44</text:p>
          </table:table-cell>
          <table:table-cell office:value-type="float" office:value="15.1156" calcext:value-type="float">
            <text:p>15,1156</text:p>
          </table:table-cell>
          <table:table-cell table:formula="of:=([.I93]/4)^(1/3)*10" office:value-type="float" office:value="15.5759711156986" calcext:value-type="float">
            <text:p>15,5759711156986</text:p>
          </table:table-cell>
          <table:table-cell office:value-type="string" calcext:value-type="string">
            <text:p>1343,72</text:p>
          </table:table-cell>
          <table:table-cell office:value-type="float" office:value="14.6174" calcext:value-type="float">
            <text:p>14,6174</text:p>
          </table:table-cell>
          <table:table-cell table:formula="of:=([.L93]/4)^(1/3)*10" office:value-type="float" office:value="15.4029313585548" calcext:value-type="float">
            <text:p>15,4029313585548</text:p>
          </table:table-cell>
          <table:table-cell table:style-name="Default"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66,64</text:p>
          </table:table-cell>
          <table:table-cell office:value-type="float" office:value="17.0673" calcext:value-type="float">
            <text:p>17,0673</text:p>
          </table:table-cell>
          <table:table-cell table:formula="of:=([.C94]/4)^(1/3)*10" office:value-type="float" office:value="16.2194059472382" calcext:value-type="float">
            <text:p>16,2194059472382</text:p>
          </table:table-cell>
          <table:table-cell office:value-type="string" calcext:value-type="string">
            <text:p>1111,12</text:p>
          </table:table-cell>
          <table:table-cell office:value-type="float" office:value="16.5741" calcext:value-type="float">
            <text:p>16,5741</text:p>
          </table:table-cell>
          <table:table-cell table:formula="of:=([.F94]/4)^(1/3)*10" office:value-type="float" office:value="16.0616437087363" calcext:value-type="float">
            <text:p>16,0616437087363</text:p>
          </table:table-cell>
          <table:table-cell office:value-type="string" calcext:value-type="string">
            <text:p>1278,89</text:p>
          </table:table-cell>
          <table:table-cell office:value-type="float" office:value="15.0275" calcext:value-type="float">
            <text:p>15,0275</text:p>
          </table:table-cell>
          <table:table-cell table:formula="of:=([.I94]/4)^(1/3)*10" office:value-type="float" office:value="15.5456510551322" calcext:value-type="float">
            <text:p>15,5456510551322</text:p>
          </table:table-cell>
          <table:table-cell office:value-type="string" calcext:value-type="string">
            <text:p>1345,67</text:p>
          </table:table-cell>
          <table:table-cell office:value-type="float" office:value="14.5959" calcext:value-type="float">
            <text:p>14,5959</text:p>
          </table:table-cell>
          <table:table-cell table:formula="of:=([.L94]/4)^(1/3)*10" office:value-type="float" office:value="15.3953758534557" calcext:value-type="float">
            <text:p>15,3953758534557</text:p>
          </table:table-cell>
          <table:table-cell table:style-name="Default"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077,52</text:p>
          </table:table-cell>
          <table:table-cell office:value-type="float" office:value="16.8948" calcext:value-type="float">
            <text:p>16,8948</text:p>
          </table:table-cell>
          <table:table-cell table:formula="of:=([.C95]/4)^(1/3)*10" office:value-type="float" office:value="16.1645773802447" calcext:value-type="float">
            <text:p>16,1645773802447</text:p>
          </table:table-cell>
          <table:table-cell office:value-type="string" calcext:value-type="string">
            <text:p>1120,81</text:p>
          </table:table-cell>
          <table:table-cell office:value-type="float" office:value="16.4308" calcext:value-type="float">
            <text:p>16,4308</text:p>
          </table:table-cell>
          <table:table-cell table:formula="of:=([.F95]/4)^(1/3)*10" office:value-type="float" office:value="16.0152198925887" calcext:value-type="float">
            <text:p>16,0152198925887</text:p>
          </table:table-cell>
          <table:table-cell office:value-type="string" calcext:value-type="string">
            <text:p>1284,86</text:p>
          </table:table-cell>
          <table:table-cell office:value-type="float" office:value="14.9577" calcext:value-type="float">
            <text:p>14,9577</text:p>
          </table:table-cell>
          <table:table-cell table:formula="of:=([.I95]/4)^(1/3)*10" office:value-type="float" office:value="15.5215447876908" calcext:value-type="float">
            <text:p>15,5215447876908</text:p>
          </table:table-cell>
          <table:table-cell office:value-type="string" calcext:value-type="string">
            <text:p>1352,44</text:p>
          </table:table-cell>
          <table:table-cell office:value-type="float" office:value="14.5229" calcext:value-type="float">
            <text:p>14,5229</text:p>
          </table:table-cell>
          <table:table-cell table:formula="of:=([.L95]/4)^(1/3)*10" office:value-type="float" office:value="15.3696667778264" calcext:value-type="float">
            <text:p>15,3696667778264</text:p>
          </table:table-cell>
          <table:table-cell table:style-name="Default"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89,75</text:p>
          </table:table-cell>
          <table:table-cell office:value-type="float" office:value="16.7051" calcext:value-type="float">
            <text:p>16,7051</text:p>
          </table:table-cell>
          <table:table-cell table:formula="of:=([.C96]/4)^(1/3)*10" office:value-type="float" office:value="16.1038492397399" calcext:value-type="float">
            <text:p>16,1038492397399</text:p>
          </table:table-cell>
          <table:table-cell office:value-type="string" calcext:value-type="string">
            <text:p>1131,01</text:p>
          </table:table-cell>
          <table:table-cell office:value-type="float" office:value="16.2825" calcext:value-type="float">
            <text:p>16,2825</text:p>
          </table:table-cell>
          <table:table-cell table:formula="of:=([.F96]/4)^(1/3)*10" office:value-type="float" office:value="15.9668911705122" calcext:value-type="float">
            <text:p>15,9668911705122</text:p>
          </table:table-cell>
          <table:table-cell office:value-type="string" calcext:value-type="string">
            <text:p>1292,22</text:p>
          </table:table-cell>
          <table:table-cell office:value-type="float" office:value="14.8725" calcext:value-type="float">
            <text:p>14,8725</text:p>
          </table:table-cell>
          <table:table-cell table:formula="of:=([.I96]/4)^(1/3)*10" office:value-type="float" office:value="15.4920180894233" calcext:value-type="float">
            <text:p>15,4920180894233</text:p>
          </table:table-cell>
          <table:table-cell office:value-type="string" calcext:value-type="string">
            <text:p>1361,69</text:p>
          </table:table-cell>
          <table:table-cell office:value-type="float" office:value="14.4242" calcext:value-type="float">
            <text:p>14,4242</text:p>
          </table:table-cell>
          <table:table-cell table:formula="of:=([.L96]/4)^(1/3)*10" office:value-type="float" office:value="15.3347693467102" calcext:value-type="float">
            <text:p>15,3347693467102</text:p>
          </table:table-cell>
          <table:table-cell table:style-name="Default"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121,52</text:p>
          </table:table-cell>
          <table:table-cell office:value-type="float" office:value="16.2317" calcext:value-type="float">
            <text:p>16,2317</text:p>
          </table:table-cell>
          <table:table-cell table:formula="of:=([.C97]/4)^(1/3)*10" office:value-type="float" office:value="15.9502687624841" calcext:value-type="float">
            <text:p>15,9502687624841</text:p>
          </table:table-cell>
          <table:table-cell office:value-type="string" calcext:value-type="string">
            <text:p>1160,04</text:p>
          </table:table-cell>
          <table:table-cell office:value-type="float" office:value="15.8749" calcext:value-type="float">
            <text:p>15,8749</text:p>
          </table:table-cell>
          <table:table-cell table:formula="of:=([.F97]/4)^(1/3)*10" office:value-type="float" office:value="15.832530584109" calcext:value-type="float">
            <text:p>15,832530584109</text:p>
          </table:table-cell>
          <table:table-cell office:value-type="string" calcext:value-type="string">
            <text:p>1312,03</text:p>
          </table:table-cell>
          <table:table-cell office:value-type="float" office:value="14.6477" calcext:value-type="float">
            <text:p>14,6477</text:p>
          </table:table-cell>
          <table:table-cell table:formula="of:=([.I97]/4)^(1/3)*10" office:value-type="float" office:value="15.4135667819799" calcext:value-type="float">
            <text:p>15,4135667819799</text:p>
          </table:table-cell>
          <table:table-cell office:value-type="string" calcext:value-type="string">
            <text:p>1382,07</text:p>
          </table:table-cell>
          <table:table-cell office:value-type="float" office:value="14.2117" calcext:value-type="float">
            <text:p>14,2117</text:p>
          </table:table-cell>
          <table:table-cell table:formula="of:=([.L97]/4)^(1/3)*10" office:value-type="float" office:value="15.2590915957153" calcext:value-type="float">
            <text:p>15,2590915957153</text:p>
          </table:table-cell>
          <table:table-cell table:style-name="Default"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149,32</text:p>
          </table:table-cell>
          <table:table-cell office:value-type="float" office:value="15.839" calcext:value-type="float">
            <text:p>15,839</text:p>
          </table:table-cell>
          <table:table-cell table:formula="of:=([.C98]/4)^(1/3)*10" office:value-type="float" office:value="15.8205868481103" calcext:value-type="float">
            <text:p>15,8205868481103</text:p>
          </table:table-cell>
          <table:table-cell office:value-type="string" calcext:value-type="string">
            <text:p>1184,99</text:p>
          </table:table-cell>
          <table:table-cell office:value-type="float" office:value="15.5405" calcext:value-type="float">
            <text:p>15,5405</text:p>
          </table:table-cell>
          <table:table-cell table:formula="of:=([.F98]/4)^(1/3)*10" office:value-type="float" office:value="15.7205715702716" calcext:value-type="float">
            <text:p>15,7205715702716</text:p>
          </table:table-cell>
          <table:table-cell office:value-type="string" calcext:value-type="string">
            <text:p>1330,61</text:p>
          </table:table-cell>
          <table:table-cell office:value-type="float" office:value="14.4431" calcext:value-type="float">
            <text:p>14,4431</text:p>
          </table:table-cell>
          <table:table-cell table:formula="of:=([.I98]/4)^(1/3)*10" office:value-type="float" office:value="15.3414641292304" calcext:value-type="float">
            <text:p>15,3414641292304</text:p>
          </table:table-cell>
          <table:table-cell office:value-type="string" calcext:value-type="string">
            <text:p>1397,75</text:p>
          </table:table-cell>
          <table:table-cell office:value-type="float" office:value="14.0524" calcext:value-type="float">
            <text:p>14,0524</text:p>
          </table:table-cell>
          <table:table-cell table:formula="of:=([.L98]/4)^(1/3)*10" office:value-type="float" office:value="15.2018638065406" calcext:value-type="float">
            <text:p>15,2018638065406</text:p>
          </table:table-cell>
          <table:table-cell table:style-name="Default"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174,45</text:p>
          </table:table-cell>
          <table:table-cell office:value-type="float" office:value="15.5" calcext:value-type="float">
            <text:p>15,5</text:p>
          </table:table-cell>
          <table:table-cell table:formula="of:=([.C99]/4)^(1/3)*10" office:value-type="float" office:value="15.706903261957" calcext:value-type="float">
            <text:p>15,706903261957</text:p>
          </table:table-cell>
          <table:table-cell office:value-type="string" calcext:value-type="string">
            <text:p>1207,22</text:p>
          </table:table-cell>
          <table:table-cell office:value-type="float" office:value="15.2542" calcext:value-type="float">
            <text:p>15,2542</text:p>
          </table:table-cell>
          <table:table-cell table:formula="of:=([.F99]/4)^(1/3)*10" office:value-type="float" office:value="15.6234334429428" calcext:value-type="float">
            <text:p>15,6234334429428</text:p>
          </table:table-cell>
          <table:table-cell office:value-type="string" calcext:value-type="string">
            <text:p>1348,32</text:p>
          </table:table-cell>
          <table:table-cell office:value-type="float" office:value="14.2534" calcext:value-type="float">
            <text:p>14,2534</text:p>
          </table:table-cell>
          <table:table-cell table:formula="of:=([.I99]/4)^(1/3)*10" office:value-type="float" office:value="15.2740014419163" calcext:value-type="float">
            <text:p>15,2740014419163</text:p>
          </table:table-cell>
          <table:table-cell office:value-type="string" calcext:value-type="string">
            <text:p>1412,27</text:p>
          </table:table-cell>
          <table:table-cell office:value-type="float" office:value="13.9082" calcext:value-type="float">
            <text:p>13,9082</text:p>
          </table:table-cell>
          <table:table-cell table:formula="of:=([.L99]/4)^(1/3)*10" office:value-type="float" office:value="15.1496864803124" calcext:value-type="float">
            <text:p>15,1496864803124</text:p>
          </table:table-cell>
          <table:table-cell table:style-name="Default"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1197</text:p>
          </table:table-cell>
          <table:table-cell office:value-type="float" office:value="15.2079" calcext:value-type="float">
            <text:p>15,2079</text:p>
          </table:table-cell>
          <table:table-cell table:formula="of:=([.C100]/4)^(1/3)*10" office:value-type="float" office:value="15.6076105206307" calcext:value-type="float">
            <text:p>15,6076105206307</text:p>
          </table:table-cell>
          <table:table-cell office:value-type="string" calcext:value-type="string">
            <text:p>1227,64</text:p>
          </table:table-cell>
          <table:table-cell office:value-type="float" office:value="15.0005" calcext:value-type="float">
            <text:p>15,0005</text:p>
          </table:table-cell>
          <table:table-cell table:formula="of:=([.F100]/4)^(1/3)*10" office:value-type="float" office:value="15.5363351518794" calcext:value-type="float">
            <text:p>15,5363351518794</text:p>
          </table:table-cell>
          <table:table-cell office:value-type="string" calcext:value-type="string">
            <text:p>1364,5</text:p>
          </table:table-cell>
          <table:table-cell office:value-type="float" office:value="14.0843" calcext:value-type="float">
            <text:p>14,0843</text:p>
          </table:table-cell>
          <table:table-cell table:formula="of:=([.I100]/4)^(1/3)*10" office:value-type="float" office:value="15.2133582361489" calcext:value-type="float">
            <text:p>15,2133582361489</text:p>
          </table:table-cell>
          <table:table-cell office:value-type="string" calcext:value-type="string">
            <text:p>1427,33</text:p>
          </table:table-cell>
          <table:table-cell office:value-type="float" office:value="13.7617" calcext:value-type="float">
            <text:p>13,7617</text:p>
          </table:table-cell>
          <table:table-cell table:formula="of:=([.L100]/4)^(1/3)*10" office:value-type="float" office:value="15.0963062760339" calcext:value-type="float">
            <text:p>15,0963062760339</text:p>
          </table:table-cell>
          <table:table-cell table:style-name="Default"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1218,14</text:p>
          </table:table-cell>
          <table:table-cell office:value-type="float" office:value="14.944" calcext:value-type="float">
            <text:p>14,944</text:p>
          </table:table-cell>
          <table:table-cell table:formula="of:=([.C101]/4)^(1/3)*10" office:value-type="float" office:value="15.516804528641" calcext:value-type="float">
            <text:p>15,516804528641</text:p>
          </table:table-cell>
          <table:table-cell office:value-type="string" calcext:value-type="string">
            <text:p>1248,36</text:p>
          </table:table-cell>
          <table:table-cell office:value-type="float" office:value="14.7514" calcext:value-type="float">
            <text:p>14,7514</text:p>
          </table:table-cell>
          <table:table-cell table:formula="of:=([.F101]/4)^(1/3)*10" office:value-type="float" office:value="15.4498552927171" calcext:value-type="float">
            <text:p>15,4498552927171</text:p>
          </table:table-cell>
          <table:table-cell office:value-type="string" calcext:value-type="string">
            <text:p>1377,09</text:p>
          </table:table-cell>
          <table:table-cell office:value-type="float" office:value="13.9555" calcext:value-type="float">
            <text:p>13,9555</text:p>
          </table:table-cell>
          <table:table-cell table:formula="of:=([.I101]/4)^(1/3)*10" office:value-type="float" office:value="15.1668410934065" calcext:value-type="float">
            <text:p>15,1668410934065</text:p>
          </table:table-cell>
          <table:table-cell office:value-type="string" calcext:value-type="string">
            <text:p>1439,64</text:p>
          </table:table-cell>
          <table:table-cell office:value-type="float" office:value="13.6442" calcext:value-type="float">
            <text:p>13,6442</text:p>
          </table:table-cell>
          <table:table-cell table:formula="of:=([.L101]/4)^(1/3)*10" office:value-type="float" office:value="15.0532183711098" calcext:value-type="float">
            <text:p>15,0532183711098</text:p>
          </table:table-cell>
          <table:table-cell table:style-name="Default"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1254,91</text:p>
          </table:table-cell>
          <table:table-cell office:value-type="float" office:value="14.5059" calcext:value-type="float">
            <text:p>14,5059</text:p>
          </table:table-cell>
          <table:table-cell table:formula="of:=([.C102]/4)^(1/3)*10" office:value-type="float" office:value="15.3636673711037" calcext:value-type="float">
            <text:p>15,3636673711037</text:p>
          </table:table-cell>
          <table:table-cell office:value-type="string" calcext:value-type="string">
            <text:p>1281,28</text:p>
          </table:table-cell>
          <table:table-cell office:value-type="float" office:value="14.3723" calcext:value-type="float">
            <text:p>14,3723</text:p>
          </table:table-cell>
          <table:table-cell table:formula="of:=([.F102]/4)^(1/3)*10" office:value-type="float" office:value="15.316355130961" calcext:value-type="float">
            <text:p>15,316355130961</text:p>
          </table:table-cell>
          <table:table-cell office:value-type="string" calcext:value-type="string">
            <text:p>1403,68</text:p>
          </table:table-cell>
          <table:table-cell office:value-type="float" office:value="13.6912" calcext:value-type="float">
            <text:p>13,6912</text:p>
          </table:table-cell>
          <table:table-cell table:formula="of:=([.I102]/4)^(1/3)*10" office:value-type="float" office:value="15.0704831048681" calcext:value-type="float">
            <text:p>15,0704831048681</text:p>
          </table:table-cell>
          <table:table-cell office:value-type="string" calcext:value-type="string">
            <text:p>1463,55</text:p>
          </table:table-cell>
          <table:table-cell office:value-type="float" office:value="13.4221" calcext:value-type="float">
            <text:p>13,4221</text:p>
          </table:table-cell>
          <table:table-cell table:formula="of:=([.L102]/4)^(1/3)*10" office:value-type="float" office:value="14.9710924742658" calcext:value-type="float">
            <text:p>14,9710924742658</text:p>
          </table:table-cell>
          <table:table-cell table:style-name="Default"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1286,46</text:p>
          </table:table-cell>
          <table:table-cell office:value-type="float" office:value="14.1502" calcext:value-type="float">
            <text:p>14,1502</text:p>
          </table:table-cell>
          <table:table-cell table:formula="of:=([.C103]/4)^(1/3)*10" office:value-type="float" office:value="15.237048934545" calcext:value-type="float">
            <text:p>15,237048934545</text:p>
          </table:table-cell>
          <table:table-cell office:value-type="string" calcext:value-type="string">
            <text:p>1312,5</text:p>
          </table:table-cell>
          <table:table-cell office:value-type="float" office:value="14.0304" calcext:value-type="float">
            <text:p>14,0304</text:p>
          </table:table-cell>
          <table:table-cell table:formula="of:=([.F103]/4)^(1/3)*10" office:value-type="float" office:value="15.1939264747006" calcext:value-type="float">
            <text:p>15,1939264747006</text:p>
          </table:table-cell>
          <table:table-cell office:value-type="string" calcext:value-type="string">
            <text:p>1426,07</text:p>
          </table:table-cell>
          <table:table-cell office:value-type="float" office:value="13.4762" calcext:value-type="float">
            <text:p>13,4762</text:p>
          </table:table-cell>
          <table:table-cell table:formula="of:=([.I103]/4)^(1/3)*10" office:value-type="float" office:value="14.9911800000417" calcext:value-type="float">
            <text:p>14,9911800000417</text:p>
          </table:table-cell>
          <table:table-cell office:value-type="string" calcext:value-type="string">
            <text:p>1486,52</text:p>
          </table:table-cell>
          <table:table-cell office:value-type="float" office:value="13.2149" calcext:value-type="float">
            <text:p>13,2149</text:p>
          </table:table-cell>
          <table:table-cell table:formula="of:=([.L103]/4)^(1/3)*10" office:value-type="float" office:value="14.8936552419775" calcext:value-type="float">
            <text:p>14,8936552419775</text:p>
          </table:table-cell>
          <table:table-cell table:style-name="Default" table:number-columns-repeated="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1314,39</text:p>
          </table:table-cell>
          <table:table-cell office:value-type="float" office:value="13.8493" calcext:value-type="float">
            <text:p>13,8493</text:p>
          </table:table-cell>
          <table:table-cell table:formula="of:=([.C104]/4)^(1/3)*10" office:value-type="float" office:value="15.1282703580989" calcext:value-type="float">
            <text:p>15,1282703580989</text:p>
          </table:table-cell>
          <table:table-cell office:value-type="string" calcext:value-type="string">
            <text:p>1339,16</text:p>
          </table:table-cell>
          <table:table-cell office:value-type="float" office:value="13.751" calcext:value-type="float">
            <text:p>13,751</text:p>
          </table:table-cell>
          <table:table-cell table:formula="of:=([.F104]/4)^(1/3)*10" office:value-type="float" office:value="15.0923927004424" calcext:value-type="float">
            <text:p>15,0923927004424</text:p>
          </table:table-cell>
          <table:table-cell office:value-type="string" calcext:value-type="string">
            <text:p>1448,25</text:p>
          </table:table-cell>
          <table:table-cell office:value-type="float" office:value="13.2698" calcext:value-type="float">
            <text:p>13,2698</text:p>
          </table:table-cell>
          <table:table-cell table:formula="of:=([.I104]/4)^(1/3)*10" office:value-type="float" office:value="14.9142514876453" calcext:value-type="float">
            <text:p>14,9142514876453</text:p>
          </table:table-cell>
          <table:table-cell office:value-type="string" calcext:value-type="string">
            <text:p>1502,12</text:p>
          </table:table-cell>
          <table:table-cell office:value-type="float" office:value="13.0777" calcext:value-type="float">
            <text:p>13,0777</text:p>
          </table:table-cell>
          <table:table-cell table:formula="of:=([.L104]/4)^(1/3)*10" office:value-type="float" office:value="14.8419327599904" calcext:value-type="float">
            <text:p>14,8419327599904</text:p>
          </table:table-cell>
          <table:table-cell table:style-name="Default"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1340,3</text:p>
          </table:table-cell>
          <table:table-cell office:value-type="float" office:value="13.5815" calcext:value-type="float">
            <text:p>13,5815</text:p>
          </table:table-cell>
          <table:table-cell table:formula="of:=([.C105]/4)^(1/3)*10" office:value-type="float" office:value="15.0301246450685" calcext:value-type="float">
            <text:p>15,0301246450685</text:p>
          </table:table-cell>
          <table:table-cell office:value-type="string" calcext:value-type="string">
            <text:p>1363,86</text:p>
          </table:table-cell>
          <table:table-cell office:value-type="float" office:value="13.5019" calcext:value-type="float">
            <text:p>13,5019</text:p>
          </table:table-cell>
          <table:table-cell table:formula="of:=([.F105]/4)^(1/3)*10" office:value-type="float" office:value="15.000703670693" calcext:value-type="float">
            <text:p>15,000703670693</text:p>
          </table:table-cell>
          <table:table-cell office:value-type="string" calcext:value-type="string">
            <text:p>1467,89</text:p>
          </table:table-cell>
          <table:table-cell office:value-type="float" office:value="13.0922" calcext:value-type="float">
            <text:p>13,0922</text:p>
          </table:table-cell>
          <table:table-cell table:formula="of:=([.I105]/4)^(1/3)*10" office:value-type="float" office:value="14.8474161027833" calcext:value-type="float">
            <text:p>14,8474161027833</text:p>
          </table:table-cell>
          <table:table-cell office:value-type="string" calcext:value-type="string">
            <text:p>1521,2</text:p>
          </table:table-cell>
          <table:table-cell office:value-type="float" office:value="12.9138" calcext:value-type="float">
            <text:p>12,9138</text:p>
          </table:table-cell>
          <table:table-cell table:formula="of:=([.L105]/4)^(1/3)*10" office:value-type="float" office:value="14.7796683322354" calcext:value-type="float">
            <text:p>14,7796683322354</text:p>
          </table:table-cell>
          <table:table-cell table:style-name="Default" table:number-columns-repeated="6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1362,82</text:p>
          </table:table-cell>
          <table:table-cell office:value-type="float" office:value="13.3571" calcext:value-type="float">
            <text:p>13,3571</text:p>
          </table:table-cell>
          <table:table-cell table:formula="of:=([.C106]/4)^(1/3)*10" office:value-type="float" office:value="14.946886224513" calcext:value-type="float">
            <text:p>14,946886224513</text:p>
          </table:table-cell>
          <table:table-cell office:value-type="string" calcext:value-type="string">
            <text:p>1386,58</text:p>
          </table:table-cell>
          <table:table-cell office:value-type="float" office:value="13.2807" calcext:value-type="float">
            <text:p>13,2807</text:p>
          </table:table-cell>
          <table:table-cell table:formula="of:=([.F106]/4)^(1/3)*10" office:value-type="float" office:value="14.9183339618943" calcext:value-type="float">
            <text:p>14,9183339618943</text:p>
          </table:table-cell>
          <table:table-cell office:value-type="string" calcext:value-type="string">
            <text:p>1486,86</text:p>
          </table:table-cell>
          <table:table-cell office:value-type="float" office:value="12.9252" calcext:value-type="float">
            <text:p>12,9252</text:p>
          </table:table-cell>
          <table:table-cell table:formula="of:=([.I106]/4)^(1/3)*10" office:value-type="float" office:value="14.7840161013955" calcext:value-type="float">
            <text:p>14,7840161013955</text:p>
          </table:table-cell>
          <table:table-cell office:value-type="string" calcext:value-type="string">
            <text:p>1541,24</text:p>
          </table:table-cell>
          <table:table-cell office:value-type="float" office:value="12.7458" calcext:value-type="float">
            <text:p>12,7458</text:p>
          </table:table-cell>
          <table:table-cell table:formula="of:=([.L106]/4)^(1/3)*10" office:value-type="float" office:value="14.7152971399426" calcext:value-type="float">
            <text:p>14,7152971399426</text:p>
          </table:table-cell>
          <table:table-cell table:style-name="Default" table:number-columns-repeated="6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1385,39</text:p>
          </table:table-cell>
          <table:table-cell office:value-type="float" office:value="13.1395" calcext:value-type="float">
            <text:p>13,1395</text:p>
          </table:table-cell>
          <table:table-cell table:formula="of:=([.C107]/4)^(1/3)*10" office:value-type="float" office:value="14.8652750501062" calcext:value-type="float">
            <text:p>14,8652750501062</text:p>
          </table:table-cell>
          <table:table-cell office:value-type="string" calcext:value-type="string">
            <text:p>1408,56</text:p>
          </table:table-cell>
          <table:table-cell office:value-type="float" office:value="13.0734" calcext:value-type="float">
            <text:p>13,0734</text:p>
          </table:table-cell>
          <table:table-cell table:formula="of:=([.F107]/4)^(1/3)*10" office:value-type="float" office:value="14.8403058860768" calcext:value-type="float">
            <text:p>14,8403058860768</text:p>
          </table:table-cell>
          <table:table-cell office:value-type="string" calcext:value-type="string">
            <text:p>1504,44</text:p>
          </table:table-cell>
          <table:table-cell office:value-type="float" office:value="12.7741" calcext:value-type="float">
            <text:p>12,7741</text:p>
          </table:table-cell>
          <table:table-cell table:formula="of:=([.I107]/4)^(1/3)*10" office:value-type="float" office:value="14.7261800732446" calcext:value-type="float">
            <text:p>14,7261800732446</text:p>
          </table:table-cell>
          <table:table-cell office:value-type="string" calcext:value-type="string">
            <text:p>1553,5</text:p>
          </table:table-cell>
          <table:table-cell office:value-type="float" office:value="12.6457" calcext:value-type="float">
            <text:p>12,6457</text:p>
          </table:table-cell>
          <table:table-cell table:formula="of:=([.L107]/4)^(1/3)*10" office:value-type="float" office:value="14.6766733249938" calcext:value-type="float">
            <text:p>14,6766733249938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19"/>
        </table:table-row>
        <table:table-row table:style-name="ro1">
          <table:table-cell table:style-name="ce2" office:value-type="string" calcext:value-type="string" table:number-columns-spanned="13" table:number-rows-spanned="1">
            <text:p>NaCl</text:p>
          </table:table-cell>
          <table:covered-table-cell table:number-columns-repeated="12" table:style-name="ce2"/>
          <table:table-cell table:style-name="Default" table:number-columns-repeated="6"/>
        </table:table-row>
        <table:table-row table:style-name="ro1">
          <table:table-cell office:value-type="string" calcext:value-type="string">
            <text:p>Pressure (MPa)</text:p>
          </table:table-cell>
          <table:table-cell office:value-type="string" calcext:value-type="string">
            <text:p>Rho (kg/m³) – 2.41 mol/kg</text:p>
          </table:table-cell>
          <table:table-cell office:value-type="string" calcext:value-type="string">
            <text:p>Volume (nm³) – 2.41 mol/kg</text:p>
          </table:table-cell>
          <table:table-cell office:value-type="string" calcext:value-type="string">
            <text:p>side_small_L (Å) – 2.41 mol/kg</text:p>
          </table:table-cell>
          <table:table-cell office:value-type="string" calcext:value-type="string">
            <text:p>Rho (kg/m³) – 4.77 mol/kg</text:p>
          </table:table-cell>
          <table:table-cell office:value-type="string" calcext:value-type="string">
            <text:p>Volume (nm³) – 4.77 mol/kg</text:p>
          </table:table-cell>
          <table:table-cell office:value-type="string" calcext:value-type="string">
            <text:p>side_small_L (Å) – 4.77 mol/kg</text:p>
          </table:table-cell>
          <table:table-cell office:value-type="string" calcext:value-type="string">
            <text:p>Rho (kg/m³) – 18.50 mol/kg</text:p>
          </table:table-cell>
          <table:table-cell office:value-type="string" calcext:value-type="string">
            <text:p>Volume (nm³) – 18.50 mol/kg</text:p>
          </table:table-cell>
          <table:table-cell office:value-type="string" calcext:value-type="string">
            <text:p>side_small_L (Å) – 18.50 mol/kg</text:p>
          </table:table-cell>
          <table:table-cell office:value-type="string" calcext:value-type="string">
            <text:p>Rho (kg/m³) – 31.72 mol/kg</text:p>
          </table:table-cell>
          <table:table-cell office:value-type="string" calcext:value-type="string">
            <text:p>Volume (nm³) – 31.72 mol/kg</text:p>
          </table:table-cell>
          <table:table-cell office:value-type="string" calcext:value-type="string">
            <text:p>side_small_L (Å) – 31.72 mol/kg</text:p>
          </table:table-cell>
          <table:table-cell table:style-name="Default" table:number-columns-repeated="6"/>
        </table:table-row>
        <table:table-row table:style-name="ro1">
          <table:table-cell office:value-type="float" office:value="0.006" calcext:value-type="float">
            <text:p>0,006</text:p>
          </table:table-cell>
          <table:table-cell office:value-type="string" calcext:value-type="string">
            <text:p>1083,28</text:p>
          </table:table-cell>
          <table:table-cell office:value-type="float" office:value="17.3958" calcext:value-type="float">
            <text:p>17,3958</text:p>
          </table:table-cell>
          <table:table-cell table:formula="of:=([.C111]/4)^(1/3)*10" office:value-type="float" office:value="16.3228054697392" calcext:value-type="float">
            <text:p>16,3228054697392</text:p>
          </table:table-cell>
          <table:table-cell office:value-type="string" calcext:value-type="string">
            <text:p>1143,43</text:p>
          </table:table-cell>
          <table:table-cell office:value-type="float" office:value="17.1316" calcext:value-type="float">
            <text:p>17,1316</text:p>
          </table:table-cell>
          <table:table-cell table:formula="of:=([.F111]/4)^(1/3)*10" office:value-type="float" office:value="16.2397489587246" calcext:value-type="float">
            <text:p>16,2397489587246</text:p>
          </table:table-cell>
          <table:table-cell office:value-type="string" calcext:value-type="string">
            <text:p>1381,3</text:p>
          </table:table-cell>
          <table:table-cell office:value-type="float" office:value="16.2285" calcext:value-type="float">
            <text:p>16,2285</text:p>
          </table:table-cell>
          <table:table-cell table:formula="of:=([.I111]/4)^(1/3)*10" office:value-type="float" office:value="15.9492205211917" calcext:value-type="float">
            <text:p>15,9492205211917</text:p>
          </table:table-cell>
          <table:table-cell office:value-type="string" calcext:value-type="string">
            <text:p>1494,17</text:p>
          </table:table-cell>
          <table:table-cell office:value-type="float" office:value="15.9988" calcext:value-type="float">
            <text:p>15,9988</text:p>
          </table:table-cell>
          <table:table-cell table:formula="of:=([.L111]/4)^(1/3)*10" office:value-type="float" office:value="15.8736136594973" calcext:value-type="float">
            <text:p>15,8736136594973</text:p>
          </table:table-cell>
          <table:table-cell table:style-name="Default" table:number-columns-repeated="6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1083,06</text:p>
          </table:table-cell>
          <table:table-cell office:value-type="float" office:value="17.3993" calcext:value-type="float">
            <text:p>17,3993</text:p>
          </table:table-cell>
          <table:table-cell table:formula="of:=([.C112]/4)^(1/3)*10" office:value-type="float" office:value="16.3239001015489" calcext:value-type="float">
            <text:p>16,3239001015489</text:p>
          </table:table-cell>
          <table:table-cell office:value-type="string" calcext:value-type="string">
            <text:p>1143,88</text:p>
          </table:table-cell>
          <table:table-cell office:value-type="float" office:value="17.125" calcext:value-type="float">
            <text:p>17,125</text:p>
          </table:table-cell>
          <table:table-cell table:formula="of:=([.F112]/4)^(1/3)*10" office:value-type="float" office:value="16.2376632202807" calcext:value-type="float">
            <text:p>16,2376632202807</text:p>
          </table:table-cell>
          <table:table-cell office:value-type="string" calcext:value-type="string">
            <text:p>1379,55</text:p>
          </table:table-cell>
          <table:table-cell office:value-type="float" office:value="16.2492" calcext:value-type="float">
            <text:p>16,2492</text:p>
          </table:table-cell>
          <table:table-cell table:formula="of:=([.I112]/4)^(1/3)*10" office:value-type="float" office:value="15.9559988965225" calcext:value-type="float">
            <text:p>15,9559988965225</text:p>
          </table:table-cell>
          <table:table-cell office:value-type="string" calcext:value-type="string">
            <text:p>1498,23</text:p>
          </table:table-cell>
          <table:table-cell office:value-type="float" office:value="15.9556" calcext:value-type="float">
            <text:p>15,9556</text:p>
          </table:table-cell>
          <table:table-cell table:formula="of:=([.L112]/4)^(1/3)*10" office:value-type="float" office:value="15.859313456773" calcext:value-type="float">
            <text:p>15,859313456773</text:p>
          </table:table-cell>
          <table:table-cell table:style-name="Default" table:number-columns-repeated="6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string" calcext:value-type="string">
            <text:p>1083,67</text:p>
          </table:table-cell>
          <table:table-cell office:value-type="float" office:value="17.3896" calcext:value-type="float">
            <text:p>17,3896</text:p>
          </table:table-cell>
          <table:table-cell table:formula="of:=([.C113]/4)^(1/3)*10" office:value-type="float" office:value="16.3208660472103" calcext:value-type="float">
            <text:p>16,3208660472103</text:p>
          </table:table-cell>
          <table:table-cell office:value-type="string" calcext:value-type="string">
            <text:p>1141,43</text:p>
          </table:table-cell>
          <table:table-cell office:value-type="float" office:value="17.1616" calcext:value-type="float">
            <text:p>17,1616</text:p>
          </table:table-cell>
          <table:table-cell table:formula="of:=([.F113]/4)^(1/3)*10" office:value-type="float" office:value="16.2492228425174" calcext:value-type="float">
            <text:p>16,2492228425174</text:p>
          </table:table-cell>
          <table:table-cell office:value-type="string" calcext:value-type="string">
            <text:p>1377,59</text:p>
          </table:table-cell>
          <table:table-cell office:value-type="float" office:value="16.2723" calcext:value-type="float">
            <text:p>16,2723</text:p>
          </table:table-cell>
          <table:table-cell table:formula="of:=([.I113]/4)^(1/3)*10" office:value-type="float" office:value="15.9635563773383" calcext:value-type="float">
            <text:p>15,9635563773383</text:p>
          </table:table-cell>
          <table:table-cell office:value-type="string" calcext:value-type="string">
            <text:p>1490,48</text:p>
          </table:table-cell>
          <table:table-cell office:value-type="float" office:value="16.0386" calcext:value-type="float">
            <text:p>16,0386</text:p>
          </table:table-cell>
          <table:table-cell table:formula="of:=([.L113]/4)^(1/3)*10" office:value-type="float" office:value="15.8867656180757" calcext:value-type="float">
            <text:p>15,8867656180757</text:p>
          </table:table-cell>
          <table:table-cell table:style-name="Default"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1083,86</text:p>
          </table:table-cell>
          <table:table-cell office:value-type="float" office:value="17.3864" calcext:value-type="float">
            <text:p>17,3864</text:p>
          </table:table-cell>
          <table:table-cell table:formula="of:=([.C114]/4)^(1/3)*10" office:value-type="float" office:value="16.31986487457" calcext:value-type="float">
            <text:p>16,31986487457</text:p>
          </table:table-cell>
          <table:table-cell office:value-type="string" calcext:value-type="string">
            <text:p>1145,5</text:p>
          </table:table-cell>
          <table:table-cell office:value-type="float" office:value="17.1005" calcext:value-type="float">
            <text:p>17,1005</text:p>
          </table:table-cell>
          <table:table-cell table:formula="of:=([.F114]/4)^(1/3)*10" office:value-type="float" office:value="16.2299160160804" calcext:value-type="float">
            <text:p>16,2299160160804</text:p>
          </table:table-cell>
          <table:table-cell office:value-type="string" calcext:value-type="string">
            <text:p>1379,71</text:p>
          </table:table-cell>
          <table:table-cell office:value-type="float" office:value="16.2472" calcext:value-type="float">
            <text:p>16,2472</text:p>
          </table:table-cell>
          <table:table-cell table:formula="of:=([.I114]/4)^(1/3)*10" office:value-type="float" office:value="15.9553442323512" calcext:value-type="float">
            <text:p>15,9553442323512</text:p>
          </table:table-cell>
          <table:table-cell office:value-type="string" calcext:value-type="string">
            <text:p>1494,83</text:p>
          </table:table-cell>
          <table:table-cell office:value-type="float" office:value="15.9919" calcext:value-type="float">
            <text:p>15,9919</text:p>
          </table:table-cell>
          <table:table-cell table:formula="of:=([.L114]/4)^(1/3)*10" office:value-type="float" office:value="15.8713313282424" calcext:value-type="float">
            <text:p>15,8713313282424</text:p>
          </table:table-cell>
          <table:table-cell table:style-name="Default" table:number-columns-repeated="6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string" calcext:value-type="string">
            <text:p>1084,06</text:p>
          </table:table-cell>
          <table:table-cell office:value-type="float" office:value="17.3832" calcext:value-type="float">
            <text:p>17,3832</text:p>
          </table:table-cell>
          <table:table-cell table:formula="of:=([.C115]/4)^(1/3)*10" office:value-type="float" office:value="16.3188635790771" calcext:value-type="float">
            <text:p>16,3188635790771</text:p>
          </table:table-cell>
          <table:table-cell office:value-type="string" calcext:value-type="string">
            <text:p>1147,16</text:p>
          </table:table-cell>
          <table:table-cell office:value-type="float" office:value="17.0759" calcext:value-type="float">
            <text:p>17,0759</text:p>
          </table:table-cell>
          <table:table-cell table:formula="of:=([.F115]/4)^(1/3)*10" office:value-type="float" office:value="16.2221297420414" calcext:value-type="float">
            <text:p>16,2221297420414</text:p>
          </table:table-cell>
          <table:table-cell office:value-type="string" calcext:value-type="string">
            <text:p>1381,33</text:p>
          </table:table-cell>
          <table:table-cell office:value-type="float" office:value="16.2283" calcext:value-type="float">
            <text:p>16,2283</text:p>
          </table:table-cell>
          <table:table-cell table:formula="of:=([.I115]/4)^(1/3)*10" office:value-type="float" office:value="15.9491550015358" calcext:value-type="float">
            <text:p>15,9491550015358</text:p>
          </table:table-cell>
          <table:table-cell office:value-type="string" calcext:value-type="string">
            <text:p>1493,09</text:p>
          </table:table-cell>
          <table:table-cell office:value-type="float" office:value="16.0104" calcext:value-type="float">
            <text:p>16,0104</text:p>
          </table:table-cell>
          <table:table-cell table:formula="of:=([.L115]/4)^(1/3)*10" office:value-type="float" office:value="15.8774491437003" calcext:value-type="float">
            <text:p>15,8774491437003</text:p>
          </table:table-cell>
          <table:table-cell table:style-name="Default" table:number-columns-repeated="6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string" calcext:value-type="string">
            <text:p>1082,48</text:p>
          </table:table-cell>
          <table:table-cell office:value-type="float" office:value="17.4086" calcext:value-type="float">
            <text:p>17,4086</text:p>
          </table:table-cell>
          <table:table-cell table:formula="of:=([.C116]/4)^(1/3)*10" office:value-type="float" office:value="16.326807981576" calcext:value-type="float">
            <text:p>16,326807981576</text:p>
          </table:table-cell>
          <table:table-cell office:value-type="string" calcext:value-type="string">
            <text:p>1143,19</text:p>
          </table:table-cell>
          <table:table-cell office:value-type="float" office:value="17.1353" calcext:value-type="float">
            <text:p>17,1353</text:p>
          </table:table-cell>
          <table:table-cell table:formula="of:=([.F116]/4)^(1/3)*10" office:value-type="float" office:value="16.240918002011" calcext:value-type="float">
            <text:p>16,240918002011</text:p>
          </table:table-cell>
          <table:table-cell office:value-type="string" calcext:value-type="string">
            <text:p>1379,69</text:p>
          </table:table-cell>
          <table:table-cell office:value-type="float" office:value="16.2475" calcext:value-type="float">
            <text:p>16,2475</text:p>
          </table:table-cell>
          <table:table-cell table:formula="of:=([.I116]/4)^(1/3)*10" office:value-type="float" office:value="15.9554424354017" calcext:value-type="float">
            <text:p>15,9554424354017</text:p>
          </table:table-cell>
          <table:table-cell office:value-type="string" calcext:value-type="string">
            <text:p>1497,57</text:p>
          </table:table-cell>
          <table:table-cell office:value-type="float" office:value="15.9627" calcext:value-type="float">
            <text:p>15,9627</text:p>
          </table:table-cell>
          <table:table-cell table:formula="of:=([.L116]/4)^(1/3)*10" office:value-type="float" office:value="15.8616654925836" calcext:value-type="float">
            <text:p>15,8616654925836</text:p>
          </table:table-cell>
          <table:table-cell table:style-name="Default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84,3</text:p>
          </table:table-cell>
          <table:table-cell office:value-type="float" office:value="17.3794" calcext:value-type="float">
            <text:p>17,3794</text:p>
          </table:table-cell>
          <table:table-cell table:formula="of:=([.C117]/4)^(1/3)*10" office:value-type="float" office:value="16.3176743810627" calcext:value-type="float">
            <text:p>16,3176743810627</text:p>
          </table:table-cell>
          <table:table-cell office:value-type="string" calcext:value-type="string">
            <text:p>1145,47</text:p>
          </table:table-cell>
          <table:table-cell office:value-type="float" office:value="17.1012" calcext:value-type="float">
            <text:p>17,1012</text:p>
          </table:table-cell>
          <table:table-cell table:formula="of:=([.F117]/4)^(1/3)*10" office:value-type="float" office:value="16.2301374674258" calcext:value-type="float">
            <text:p>16,2301374674258</text:p>
          </table:table-cell>
          <table:table-cell office:value-type="string" calcext:value-type="string">
            <text:p>1379,64</text:p>
          </table:table-cell>
          <table:table-cell office:value-type="float" office:value="16.248" calcext:value-type="float">
            <text:p>16,248</text:p>
          </table:table-cell>
          <table:table-cell table:formula="of:=([.I117]/4)^(1/3)*10" office:value-type="float" office:value="15.9556061044664" calcext:value-type="float">
            <text:p>15,9556061044664</text:p>
          </table:table-cell>
          <table:table-cell office:value-type="string" calcext:value-type="string">
            <text:p>1495,87</text:p>
          </table:table-cell>
          <table:table-cell office:value-type="float" office:value="15.9807" calcext:value-type="float">
            <text:p>15,9807</text:p>
          </table:table-cell>
          <table:table-cell table:formula="of:=([.L117]/4)^(1/3)*10" office:value-type="float" office:value="15.8676252765304" calcext:value-type="float">
            <text:p>15,8676252765304</text:p>
          </table:table-cell>
          <table:table-cell table:style-name="Default"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84,32</text:p>
          </table:table-cell>
          <table:table-cell office:value-type="float" office:value="17.379" calcext:value-type="float">
            <text:p>17,379</text:p>
          </table:table-cell>
          <table:table-cell table:formula="of:=([.C118]/4)^(1/3)*10" office:value-type="float" office:value="16.3175491922409" calcext:value-type="float">
            <text:p>16,3175491922409</text:p>
          </table:table-cell>
          <table:table-cell office:value-type="string" calcext:value-type="string">
            <text:p>1144,52</text:p>
          </table:table-cell>
          <table:table-cell office:value-type="float" office:value="17.1154" calcext:value-type="float">
            <text:p>17,1154</text:p>
          </table:table-cell>
          <table:table-cell table:formula="of:=([.F118]/4)^(1/3)*10" office:value-type="float" office:value="16.2346284620476" calcext:value-type="float">
            <text:p>16,2346284620476</text:p>
          </table:table-cell>
          <table:table-cell office:value-type="string" calcext:value-type="string">
            <text:p>1380,78</text:p>
          </table:table-cell>
          <table:table-cell office:value-type="float" office:value="16.2347" calcext:value-type="float">
            <text:p>16,2347</text:p>
          </table:table-cell>
          <table:table-cell table:formula="of:=([.I118]/4)^(1/3)*10" office:value-type="float" office:value="15.9512513635796" calcext:value-type="float">
            <text:p>15,9512513635796</text:p>
          </table:table-cell>
          <table:table-cell office:value-type="string" calcext:value-type="string">
            <text:p>1498,72</text:p>
          </table:table-cell>
          <table:table-cell office:value-type="float" office:value="15.9502" calcext:value-type="float">
            <text:p>15,9502</text:p>
          </table:table-cell>
          <table:table-cell table:formula="of:=([.L118]/4)^(1/3)*10" office:value-type="float" office:value="15.8575241172762" calcext:value-type="float">
            <text:p>15,8575241172762</text:p>
          </table:table-cell>
          <table:table-cell table:style-name="Default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85,53</text:p>
          </table:table-cell>
          <table:table-cell office:value-type="float" office:value="17.3596" calcext:value-type="float">
            <text:p>17,3596</text:p>
          </table:table-cell>
          <table:table-cell table:formula="of:=([.C119]/4)^(1/3)*10" office:value-type="float" office:value="16.3114752271393" calcext:value-type="float">
            <text:p>16,3114752271393</text:p>
          </table:table-cell>
          <table:table-cell office:value-type="string" calcext:value-type="string">
            <text:p>1147,54</text:p>
          </table:table-cell>
          <table:table-cell office:value-type="float" office:value="17.0703" calcext:value-type="float">
            <text:p>17,0703</text:p>
          </table:table-cell>
          <table:table-cell table:formula="of:=([.F119]/4)^(1/3)*10" office:value-type="float" office:value="16.2203562121143" calcext:value-type="float">
            <text:p>16,2203562121143</text:p>
          </table:table-cell>
          <table:table-cell office:value-type="string" calcext:value-type="string">
            <text:p>1380,09</text:p>
          </table:table-cell>
          <table:table-cell office:value-type="float" office:value="16.2429" calcext:value-type="float">
            <text:p>16,2429</text:p>
          </table:table-cell>
          <table:table-cell table:formula="of:=([.I119]/4)^(1/3)*10" office:value-type="float" office:value="15.9539365224338" calcext:value-type="float">
            <text:p>15,9539365224338</text:p>
          </table:table-cell>
          <table:table-cell office:value-type="string" calcext:value-type="string">
            <text:p>1492,33</text:p>
          </table:table-cell>
          <table:table-cell office:value-type="float" office:value="16.0187" calcext:value-type="float">
            <text:p>16,0187</text:p>
          </table:table-cell>
          <table:table-cell table:formula="of:=([.L119]/4)^(1/3)*10" office:value-type="float" office:value="15.8801923618961" calcext:value-type="float">
            <text:p>15,8801923618961</text:p>
          </table:table-cell>
          <table:table-cell table:style-name="Default"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87,96</text:p>
          </table:table-cell>
          <table:table-cell office:value-type="float" office:value="17.3209" calcext:value-type="float">
            <text:p>17,3209</text:p>
          </table:table-cell>
          <table:table-cell table:formula="of:=([.C120]/4)^(1/3)*10" office:value-type="float" office:value="16.2993450751198" calcext:value-type="float">
            <text:p>16,2993450751198</text:p>
          </table:table-cell>
          <table:table-cell office:value-type="string" calcext:value-type="string">
            <text:p>1151,55</text:p>
          </table:table-cell>
          <table:table-cell office:value-type="float" office:value="17.0107" calcext:value-type="float">
            <text:p>17,0107</text:p>
          </table:table-cell>
          <table:table-cell table:formula="of:=([.F120]/4)^(1/3)*10" office:value-type="float" office:value="16.2014567099369" calcext:value-type="float">
            <text:p>16,2014567099369</text:p>
          </table:table-cell>
          <table:table-cell office:value-type="string" calcext:value-type="string">
            <text:p>1380,31</text:p>
          </table:table-cell>
          <table:table-cell office:value-type="float" office:value="16.2402" calcext:value-type="float">
            <text:p>16,2402</text:p>
          </table:table-cell>
          <table:table-cell table:formula="of:=([.I120]/4)^(1/3)*10" office:value-type="float" office:value="15.9530524845752" calcext:value-type="float">
            <text:p>15,9530524845752</text:p>
          </table:table-cell>
          <table:table-cell office:value-type="string" calcext:value-type="string">
            <text:p>1495,19</text:p>
          </table:table-cell>
          <table:table-cell office:value-type="float" office:value="15.9881" calcext:value-type="float">
            <text:p>15,9881</text:p>
          </table:table-cell>
          <table:table-cell table:formula="of:=([.L120]/4)^(1/3)*10" office:value-type="float" office:value="15.8700741118449" calcext:value-type="float">
            <text:p>15,8700741118449</text:p>
          </table:table-cell>
          <table:table-cell table:style-name="Default"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100,45</text:p>
          </table:table-cell>
          <table:table-cell office:value-type="float" office:value="17.1242" calcext:value-type="float">
            <text:p>17,1242</text:p>
          </table:table-cell>
          <table:table-cell table:formula="of:=([.C121]/4)^(1/3)*10" office:value-type="float" office:value="16.2374103670863" calcext:value-type="float">
            <text:p>16,2374103670863</text:p>
          </table:table-cell>
          <table:table-cell office:value-type="string" calcext:value-type="string">
            <text:p>1162,63</text:p>
          </table:table-cell>
          <table:table-cell office:value-type="float" office:value="16.8484" calcext:value-type="float">
            <text:p>16,8484</text:p>
          </table:table-cell>
          <table:table-cell table:formula="of:=([.F121]/4)^(1/3)*10" office:value-type="float" office:value="16.1497656418177" calcext:value-type="float">
            <text:p>16,1497656418177</text:p>
          </table:table-cell>
          <table:table-cell office:value-type="string" calcext:value-type="string">
            <text:p>1389,36</text:p>
          </table:table-cell>
          <table:table-cell office:value-type="float" office:value="16.1344" calcext:value-type="float">
            <text:p>16,1344</text:p>
          </table:table-cell>
          <table:table-cell table:formula="of:=([.I121]/4)^(1/3)*10" office:value-type="float" office:value="15.9183338744393" calcext:value-type="float">
            <text:p>15,9183338744393</text:p>
          </table:table-cell>
          <table:table-cell office:value-type="string" calcext:value-type="string">
            <text:p>1501,92</text:p>
          </table:table-cell>
          <table:table-cell office:value-type="float" office:value="15.9163" calcext:value-type="float">
            <text:p>15,9163</text:p>
          </table:table-cell>
          <table:table-cell table:formula="of:=([.L121]/4)^(1/3)*10" office:value-type="float" office:value="15.8462818055364" calcext:value-type="float">
            <text:p>15,8462818055364</text:p>
          </table:table-cell>
          <table:table-cell table:style-name="Default"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112,58</text:p>
          </table:table-cell>
          <table:table-cell office:value-type="float" office:value="16.9374" calcext:value-type="float">
            <text:p>16,9374</text:p>
          </table:table-cell>
          <table:table-cell table:formula="of:=([.C122]/4)^(1/3)*10" office:value-type="float" office:value="16.1781522283536" calcext:value-type="float">
            <text:p>16,1781522283536</text:p>
          </table:table-cell>
          <table:table-cell office:value-type="string" calcext:value-type="string">
            <text:p>1174,48</text:p>
          </table:table-cell>
          <table:table-cell office:value-type="float" office:value="16.6783" calcext:value-type="float">
            <text:p>16,6783</text:p>
          </table:table-cell>
          <table:table-cell table:formula="of:=([.F122]/4)^(1/3)*10" office:value-type="float" office:value="16.095232825952" calcext:value-type="float">
            <text:p>16,095232825952</text:p>
          </table:table-cell>
          <table:table-cell office:value-type="string" calcext:value-type="string">
            <text:p>1399,48</text:p>
          </table:table-cell>
          <table:table-cell office:value-type="float" office:value="16.0177" calcext:value-type="float">
            <text:p>16,0177</text:p>
          </table:table-cell>
          <table:table-cell table:formula="of:=([.I122]/4)^(1/3)*10" office:value-type="float" office:value="15.8798619038933" calcext:value-type="float">
            <text:p>15,8798619038933</text:p>
          </table:table-cell>
          <table:table-cell office:value-type="string" calcext:value-type="string">
            <text:p>1509,75</text:p>
          </table:table-cell>
          <table:table-cell office:value-type="float" office:value="15.8339" calcext:value-type="float">
            <text:p>15,8339</text:p>
          </table:table-cell>
          <table:table-cell table:formula="of:=([.L122]/4)^(1/3)*10" office:value-type="float" office:value="15.8188886421126" calcext:value-type="float">
            <text:p>15,8188886421126</text:p>
          </table:table-cell>
          <table:table-cell table:style-name="Default"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122,71</text:p>
          </table:table-cell>
          <table:table-cell office:value-type="float" office:value="16.7845" calcext:value-type="float">
            <text:p>16,7845</text:p>
          </table:table-cell>
          <table:table-cell table:formula="of:=([.C123]/4)^(1/3)*10" office:value-type="float" office:value="16.1293230001354" calcext:value-type="float">
            <text:p>16,1293230001354</text:p>
          </table:table-cell>
          <table:table-cell office:value-type="string" calcext:value-type="string">
            <text:p>1185,34</text:p>
          </table:table-cell>
          <table:table-cell office:value-type="float" office:value="16.5254" calcext:value-type="float">
            <text:p>16,5254</text:p>
          </table:table-cell>
          <table:table-cell table:formula="of:=([.F123]/4)^(1/3)*10" office:value-type="float" office:value="16.0458968623212" calcext:value-type="float">
            <text:p>16,0458968623212</text:p>
          </table:table-cell>
          <table:table-cell office:value-type="string" calcext:value-type="string">
            <text:p>1406,62</text:p>
          </table:table-cell>
          <table:table-cell office:value-type="float" office:value="15.9363" calcext:value-type="float">
            <text:p>15,9363</text:p>
          </table:table-cell>
          <table:table-cell table:formula="of:=([.I123]/4)^(1/3)*10" office:value-type="float" office:value="15.8529163663728" calcext:value-type="float">
            <text:p>15,8529163663728</text:p>
          </table:table-cell>
          <table:table-cell office:value-type="string" calcext:value-type="string">
            <text:p>1518,55</text:p>
          </table:table-cell>
          <table:table-cell office:value-type="float" office:value="15.742" calcext:value-type="float">
            <text:p>15,742</text:p>
          </table:table-cell>
          <table:table-cell table:formula="of:=([.L123]/4)^(1/3)*10" office:value-type="float" office:value="15.7882249499775" calcext:value-type="float">
            <text:p>15,7882249499775</text:p>
          </table:table-cell>
          <table:table-cell table:style-name="Default"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155,82</text:p>
          </table:table-cell>
          <table:table-cell office:value-type="float" office:value="16.3035" calcext:value-type="float">
            <text:p>16,3035</text:p>
          </table:table-cell>
          <table:table-cell table:formula="of:=([.C124]/4)^(1/3)*10" office:value-type="float" office:value="15.9737525383842" calcext:value-type="float">
            <text:p>15,9737525383842</text:p>
          </table:table-cell>
          <table:table-cell office:value-type="string" calcext:value-type="string">
            <text:p>1214,26</text:p>
          </table:table-cell>
          <table:table-cell office:value-type="float" office:value="16.1317" calcext:value-type="float">
            <text:p>16,1317</text:p>
          </table:table-cell>
          <table:table-cell table:formula="of:=([.F124]/4)^(1/3)*10" office:value-type="float" office:value="15.9174458773825" calcext:value-type="float">
            <text:p>15,9174458773825</text:p>
          </table:table-cell>
          <table:table-cell office:value-type="string" calcext:value-type="string">
            <text:p>1427,5</text:p>
          </table:table-cell>
          <table:table-cell office:value-type="float" office:value="15.7031" calcext:value-type="float">
            <text:p>15,7031</text:p>
          </table:table-cell>
          <table:table-cell table:formula="of:=([.I124]/4)^(1/3)*10" office:value-type="float" office:value="15.775209481154" calcext:value-type="float">
            <text:p>15,775209481154</text:p>
          </table:table-cell>
          <table:table-cell office:value-type="string" calcext:value-type="string">
            <text:p>1533,91</text:p>
          </table:table-cell>
          <table:table-cell office:value-type="float" office:value="15.5844" calcext:value-type="float">
            <text:p>15,5844</text:p>
          </table:table-cell>
          <table:table-cell table:formula="of:=([.L124]/4)^(1/3)*10" office:value-type="float" office:value="15.7353605466635" calcext:value-type="float">
            <text:p>15,7353605466635</text:p>
          </table:table-cell>
          <table:table-cell table:style-name="Default"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183,43</text:p>
          </table:table-cell>
          <table:table-cell office:value-type="float" office:value="15.9229" calcext:value-type="float">
            <text:p>15,9229</text:p>
          </table:table-cell>
          <table:table-cell table:formula="of:=([.C125]/4)^(1/3)*10" office:value-type="float" office:value="15.8484718247226" calcext:value-type="float">
            <text:p>15,8484718247226</text:p>
          </table:table-cell>
          <table:table-cell office:value-type="string" calcext:value-type="string">
            <text:p>1240,61</text:p>
          </table:table-cell>
          <table:table-cell office:value-type="float" office:value="15.789" calcext:value-type="float">
            <text:p>15,789</text:p>
          </table:table-cell>
          <table:table-cell table:formula="of:=([.F125]/4)^(1/3)*10" office:value-type="float" office:value="15.8039220087935" calcext:value-type="float">
            <text:p>15,8039220087935</text:p>
          </table:table-cell>
          <table:table-cell office:value-type="string" calcext:value-type="string">
            <text:p>1447,9</text:p>
          </table:table-cell>
          <table:table-cell office:value-type="float" office:value="15.4818" calcext:value-type="float">
            <text:p>15,4818</text:p>
          </table:table-cell>
          <table:table-cell table:formula="of:=([.I125]/4)^(1/3)*10" office:value-type="float" office:value="15.7007532060514" calcext:value-type="float">
            <text:p>15,7007532060514</text:p>
          </table:table-cell>
          <table:table-cell office:value-type="string" calcext:value-type="string">
            <text:p>1552,04</text:p>
          </table:table-cell>
          <table:table-cell office:value-type="float" office:value="15.4026" calcext:value-type="float">
            <text:p>15,4026</text:p>
          </table:table-cell>
          <table:table-cell table:formula="of:=([.L125]/4)^(1/3)*10" office:value-type="float" office:value="15.6739340560066" calcext:value-type="float">
            <text:p>15,6739340560066</text:p>
          </table:table-cell>
          <table:table-cell table:style-name="Default"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207,94</text:p>
          </table:table-cell>
          <table:table-cell office:value-type="float" office:value="15.5998" calcext:value-type="float">
            <text:p>15,5998</text:p>
          </table:table-cell>
          <table:table-cell table:formula="of:=([.C126]/4)^(1/3)*10" office:value-type="float" office:value="15.7405418984664" calcext:value-type="float">
            <text:p>15,7405418984664</text:p>
          </table:table-cell>
          <table:table-cell office:value-type="string" calcext:value-type="string">
            <text:p>1263,25</text:p>
          </table:table-cell>
          <table:table-cell office:value-type="float" office:value="15.5059" calcext:value-type="float">
            <text:p>15,5059</text:p>
          </table:table-cell>
          <table:table-cell table:formula="of:=([.F126]/4)^(1/3)*10" office:value-type="float" office:value="15.708895928054" calcext:value-type="float">
            <text:p>15,708895928054</text:p>
          </table:table-cell>
          <table:table-cell office:value-type="string" calcext:value-type="string">
            <text:p>1465,38</text:p>
          </table:table-cell>
          <table:table-cell office:value-type="float" office:value="15.2971" calcext:value-type="float">
            <text:p>15,2971</text:p>
          </table:table-cell>
          <table:table-cell table:formula="of:=([.I126]/4)^(1/3)*10" office:value-type="float" office:value="15.6380658710674" calcext:value-type="float">
            <text:p>15,6380658710674</text:p>
          </table:table-cell>
          <table:table-cell office:value-type="string" calcext:value-type="string">
            <text:p>1566,41</text:p>
          </table:table-cell>
          <table:table-cell office:value-type="float" office:value="15.2613" calcext:value-type="float">
            <text:p>15,2613</text:p>
          </table:table-cell>
          <table:table-cell table:formula="of:=([.L126]/4)^(1/3)*10" office:value-type="float" office:value="15.6258570196589" calcext:value-type="float">
            <text:p>15,6258570196589</text:p>
          </table:table-cell>
          <table:table-cell table:style-name="Default"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1230</text:p>
          </table:table-cell>
          <table:table-cell office:value-type="float" office:value="15.3198" calcext:value-type="float">
            <text:p>15,3198</text:p>
          </table:table-cell>
          <table:table-cell table:formula="of:=([.C127]/4)^(1/3)*10" office:value-type="float" office:value="15.64579737242" calcext:value-type="float">
            <text:p>15,64579737242</text:p>
          </table:table-cell>
          <table:table-cell office:value-type="string" calcext:value-type="string">
            <text:p>1283,9</text:p>
          </table:table-cell>
          <table:table-cell office:value-type="float" office:value="15.2564" calcext:value-type="float">
            <text:p>15,2564</text:p>
          </table:table-cell>
          <table:table-cell table:formula="of:=([.F127]/4)^(1/3)*10" office:value-type="float" office:value="15.6241844907705" calcext:value-type="float">
            <text:p>15,6241844907705</text:p>
          </table:table-cell>
          <table:table-cell office:value-type="string" calcext:value-type="string">
            <text:p>1482,09</text:p>
          </table:table-cell>
          <table:table-cell office:value-type="float" office:value="15.1246" calcext:value-type="float">
            <text:p>15,1246</text:p>
          </table:table-cell>
          <table:table-cell table:formula="of:=([.I127]/4)^(1/3)*10" office:value-type="float" office:value="15.5790618724204" calcext:value-type="float">
            <text:p>15,5790618724204</text:p>
          </table:table-cell>
          <table:table-cell office:value-type="string" calcext:value-type="string">
            <text:p>1576,84</text:p>
          </table:table-cell>
          <table:table-cell office:value-type="float" office:value="15.1604" calcext:value-type="float">
            <text:p>15,1604</text:p>
          </table:table-cell>
          <table:table-cell table:formula="of:=([.L127]/4)^(1/3)*10" office:value-type="float" office:value="15.5913440912913" calcext:value-type="float">
            <text:p>15,5913440912913</text:p>
          </table:table-cell>
          <table:table-cell table:style-name="Default"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1250,18</text:p>
          </table:table-cell>
          <table:table-cell office:value-type="float" office:value="15.0725" calcext:value-type="float">
            <text:p>15,0725</text:p>
          </table:table-cell>
          <table:table-cell table:formula="of:=([.C128]/4)^(1/3)*10" office:value-type="float" office:value="15.5611527948915" calcext:value-type="float">
            <text:p>15,5611527948915</text:p>
          </table:table-cell>
          <table:table-cell office:value-type="string" calcext:value-type="string">
            <text:p>1303,09</text:p>
          </table:table-cell>
          <table:table-cell office:value-type="float" office:value="15.0317" calcext:value-type="float">
            <text:p>15,0317</text:p>
          </table:table-cell>
          <table:table-cell table:formula="of:=([.F128]/4)^(1/3)*10" office:value-type="float" office:value="15.5470991924944" calcext:value-type="float">
            <text:p>15,5470991924944</text:p>
          </table:table-cell>
          <table:table-cell office:value-type="string" calcext:value-type="string">
            <text:p>1497,13</text:p>
          </table:table-cell>
          <table:table-cell office:value-type="float" office:value="14.9726" calcext:value-type="float">
            <text:p>14,9726</text:p>
          </table:table-cell>
          <table:table-cell table:formula="of:=([.I128]/4)^(1/3)*10" office:value-type="float" office:value="15.5266969672114" calcext:value-type="float">
            <text:p>15,5266969672114</text:p>
          </table:table-cell>
          <table:table-cell office:value-type="string" calcext:value-type="string">
            <text:p>1592,09</text:p>
          </table:table-cell>
          <table:table-cell office:value-type="float" office:value="15.0156" calcext:value-type="float">
            <text:p>15,0156</text:p>
          </table:table-cell>
          <table:table-cell table:formula="of:=([.L128]/4)^(1/3)*10" office:value-type="float" office:value="15.5415465334228" calcext:value-type="float">
            <text:p>15,5415465334228</text:p>
          </table:table-cell>
          <table:table-cell table:style-name="Default"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1285,99</text:p>
          </table:table-cell>
          <table:table-cell office:value-type="float" office:value="14.6527" calcext:value-type="float">
            <text:p>14,6527</text:p>
          </table:table-cell>
          <table:table-cell table:formula="of:=([.C129]/4)^(1/3)*10" office:value-type="float" office:value="15.4153203921377" calcext:value-type="float">
            <text:p>15,4153203921377</text:p>
          </table:table-cell>
          <table:table-cell office:value-type="string" calcext:value-type="string">
            <text:p>1336,71</text:p>
          </table:table-cell>
          <table:table-cell office:value-type="float" office:value="14.6535" calcext:value-type="float">
            <text:p>14,6535</text:p>
          </table:table-cell>
          <table:table-cell table:formula="of:=([.F129]/4)^(1/3)*10" office:value-type="float" office:value="15.4156009327407" calcext:value-type="float">
            <text:p>15,4156009327407</text:p>
          </table:table-cell>
          <table:table-cell office:value-type="string" calcext:value-type="string">
            <text:p>1524,3</text:p>
          </table:table-cell>
          <table:table-cell office:value-type="float" office:value="14.7057" calcext:value-type="float">
            <text:p>14,7057</text:p>
          </table:table-cell>
          <table:table-cell table:formula="of:=([.I129]/4)^(1/3)*10" office:value-type="float" office:value="15.4338841810499" calcext:value-type="float">
            <text:p>15,4338841810499</text:p>
          </table:table-cell>
          <table:table-cell office:value-type="string" calcext:value-type="string">
            <text:p>1612,95</text:p>
          </table:table-cell>
          <table:table-cell office:value-type="float" office:value="14.8215" calcext:value-type="float">
            <text:p>14,8215</text:p>
          </table:table-cell>
          <table:table-cell table:formula="of:=([.L129]/4)^(1/3)*10" office:value-type="float" office:value="15.4742896698091" calcext:value-type="float">
            <text:p>15,4742896698091</text:p>
          </table:table-cell>
          <table:table-cell table:style-name="Default"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1317,19</text:p>
          </table:table-cell>
          <table:table-cell office:value-type="float" office:value="14.3055" calcext:value-type="float">
            <text:p>14,3055</text:p>
          </table:table-cell>
          <table:table-cell table:formula="of:=([.C130]/4)^(1/3)*10" office:value-type="float" office:value="15.2925890034421" calcext:value-type="float">
            <text:p>15,2925890034421</text:p>
          </table:table-cell>
          <table:table-cell office:value-type="string" calcext:value-type="string">
            <text:p>1366,42</text:p>
          </table:table-cell>
          <table:table-cell office:value-type="float" office:value="14.3348" calcext:value-type="float">
            <text:p>14,3348</text:p>
          </table:table-cell>
          <table:table-cell table:formula="of:=([.F130]/4)^(1/3)*10" office:value-type="float" office:value="15.3030224566971" calcext:value-type="float">
            <text:p>15,3030224566971</text:p>
          </table:table-cell>
          <table:table-cell office:value-type="string" calcext:value-type="string">
            <text:p>1548,37</text:p>
          </table:table-cell>
          <table:table-cell office:value-type="float" office:value="14.4771" calcext:value-type="float">
            <text:p>14,4771</text:p>
          </table:table-cell>
          <table:table-cell table:formula="of:=([.I130]/4)^(1/3)*10" office:value-type="float" office:value="15.3534929645379" calcext:value-type="float">
            <text:p>15,3534929645379</text:p>
          </table:table-cell>
          <table:table-cell office:value-type="string" calcext:value-type="string">
            <text:p>1633,76</text:p>
          </table:table-cell>
          <table:table-cell office:value-type="float" office:value="14.6328" calcext:value-type="float">
            <text:p>14,6328</text:p>
          </table:table-cell>
          <table:table-cell table:formula="of:=([.L130]/4)^(1/3)*10" office:value-type="float" office:value="15.4083386560228" calcext:value-type="float">
            <text:p>15,4083386560228</text:p>
          </table:table-cell>
          <table:table-cell table:style-name="Default" table:number-columns-repeated="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1345,31</text:p>
          </table:table-cell>
          <table:table-cell office:value-type="float" office:value="14.0065" calcext:value-type="float">
            <text:p>14,0065</text:p>
          </table:table-cell>
          <table:table-cell table:formula="of:=([.C131]/4)^(1/3)*10" office:value-type="float" office:value="15.185294237288" calcext:value-type="float">
            <text:p>15,185294237288</text:p>
          </table:table-cell>
          <table:table-cell office:value-type="string" calcext:value-type="string">
            <text:p>1393,11</text:p>
          </table:table-cell>
          <table:table-cell office:value-type="float" office:value="14.0602" calcext:value-type="float">
            <text:p>14,0602</text:p>
          </table:table-cell>
          <table:table-cell table:formula="of:=([.F131]/4)^(1/3)*10" office:value-type="float" office:value="15.2046759621292" calcext:value-type="float">
            <text:p>15,2046759621292</text:p>
          </table:table-cell>
          <table:table-cell office:value-type="string" calcext:value-type="string">
            <text:p>1571,33</text:p>
          </table:table-cell>
          <table:table-cell office:value-type="float" office:value="14.2655" calcext:value-type="float">
            <text:p>14,2655</text:p>
          </table:table-cell>
          <table:table-cell table:formula="of:=([.I131]/4)^(1/3)*10" office:value-type="float" office:value="15.2783223558561" calcext:value-type="float">
            <text:p>15,2783223558561</text:p>
          </table:table-cell>
          <table:table-cell office:value-type="string" calcext:value-type="string">
            <text:p>1652,15</text:p>
          </table:table-cell>
          <table:table-cell office:value-type="float" office:value="14.4702" calcext:value-type="float">
            <text:p>14,4702</text:p>
          </table:table-cell>
          <table:table-cell table:formula="of:=([.L131]/4)^(1/3)*10" office:value-type="float" office:value="15.3510533429602" calcext:value-type="float">
            <text:p>15,3510533429602</text:p>
          </table:table-cell>
          <table:table-cell table:style-name="Default"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1370,38</text:p>
          </table:table-cell>
          <table:table-cell office:value-type="float" office:value="13.7502" calcext:value-type="float">
            <text:p>13,7502</text:p>
          </table:table-cell>
          <table:table-cell table:formula="of:=([.C132]/4)^(1/3)*10" office:value-type="float" office:value="15.0921000151029" calcext:value-type="float">
            <text:p>15,0921000151029</text:p>
          </table:table-cell>
          <table:table-cell office:value-type="string" calcext:value-type="string">
            <text:p>1417,41</text:p>
          </table:table-cell>
          <table:table-cell office:value-type="float" office:value="13.8191" calcext:value-type="float">
            <text:p>13,8191</text:p>
          </table:table-cell>
          <table:table-cell table:formula="of:=([.F132]/4)^(1/3)*10" office:value-type="float" office:value="15.1172660412405" calcext:value-type="float">
            <text:p>15,1172660412405</text:p>
          </table:table-cell>
          <table:table-cell office:value-type="string" calcext:value-type="string">
            <text:p>1590,4</text:p>
          </table:table-cell>
          <table:table-cell office:value-type="float" office:value="14.0945" calcext:value-type="float">
            <text:p>14,0945</text:p>
          </table:table-cell>
          <table:table-cell table:formula="of:=([.I132]/4)^(1/3)*10" office:value-type="float" office:value="15.2170299086016" calcext:value-type="float">
            <text:p>15,2170299086016</text:p>
          </table:table-cell>
          <table:table-cell office:value-type="string" calcext:value-type="string">
            <text:p>1673,31</text:p>
          </table:table-cell>
          <table:table-cell office:value-type="float" office:value="14.2873" calcext:value-type="float">
            <text:p>14,2873</text:p>
          </table:table-cell>
          <table:table-cell table:formula="of:=([.L132]/4)^(1/3)*10" office:value-type="float" office:value="15.2861009805305" calcext:value-type="float">
            <text:p>15,2861009805305</text:p>
          </table:table-cell>
          <table:table-cell table:style-name="Default" table:number-columns-repeated="6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1393,62</text:p>
          </table:table-cell>
          <table:table-cell office:value-type="float" office:value="13.5208" calcext:value-type="float">
            <text:p>13,5208</text:p>
          </table:table-cell>
          <table:table-cell table:formula="of:=([.C133]/4)^(1/3)*10" office:value-type="float" office:value="15.0076997506168" calcext:value-type="float">
            <text:p>15,0076997506168</text:p>
          </table:table-cell>
          <table:table-cell office:value-type="string" calcext:value-type="string">
            <text:p>1439,7</text:p>
          </table:table-cell>
          <table:table-cell office:value-type="float" office:value="13.605" calcext:value-type="float">
            <text:p>13,605</text:p>
          </table:table-cell>
          <table:table-cell table:formula="of:=([.F133]/4)^(1/3)*10" office:value-type="float" office:value="15.0387884992526" calcext:value-type="float">
            <text:p>15,0387884992526</text:p>
          </table:table-cell>
          <table:table-cell office:value-type="string" calcext:value-type="string">
            <text:p>1611</text:p>
          </table:table-cell>
          <table:table-cell office:value-type="float" office:value="13.9142" calcext:value-type="float">
            <text:p>13,9142</text:p>
          </table:table-cell>
          <table:table-cell table:formula="of:=([.I133]/4)^(1/3)*10" office:value-type="float" office:value="15.1518646929462" calcext:value-type="float">
            <text:p>15,1518646929462</text:p>
          </table:table-cell>
          <table:table-cell office:value-type="string" calcext:value-type="string">
            <text:p>1688,68</text:p>
          </table:table-cell>
          <table:table-cell office:value-type="float" office:value="14.1576" calcext:value-type="float">
            <text:p>14,1576</text:p>
          </table:table-cell>
          <table:table-cell table:formula="of:=([.L133]/4)^(1/3)*10" office:value-type="float" office:value="15.2397045981278" calcext:value-type="float">
            <text:p>15,2397045981278</text:p>
          </table:table-cell>
          <table:table-cell table:style-name="Default" table:number-columns-repeated="6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1415,08</text:p>
          </table:table-cell>
          <table:table-cell office:value-type="float" office:value="13.3158" calcext:value-type="float">
            <text:p>13,3158</text:p>
          </table:table-cell>
          <table:table-cell table:formula="of:=([.C134]/4)^(1/3)*10" office:value-type="float" office:value="14.9314651193577" calcext:value-type="float">
            <text:p>14,9314651193577</text:p>
          </table:table-cell>
          <table:table-cell office:value-type="string" calcext:value-type="string">
            <text:p>1460,4</text:p>
          </table:table-cell>
          <table:table-cell office:value-type="float" office:value="13.4122" calcext:value-type="float">
            <text:p>13,4122</text:p>
          </table:table-cell>
          <table:table-cell table:formula="of:=([.F134]/4)^(1/3)*10" office:value-type="float" office:value="14.967410728718" calcext:value-type="float">
            <text:p>14,967410728718</text:p>
          </table:table-cell>
          <table:table-cell office:value-type="string" calcext:value-type="string">
            <text:p>1626,21</text:p>
          </table:table-cell>
          <table:table-cell office:value-type="float" office:value="13.7842" calcext:value-type="float">
            <text:p>13,7842</text:p>
          </table:table-cell>
          <table:table-cell table:formula="of:=([.I134]/4)^(1/3)*10" office:value-type="float" office:value="15.1045291444256" calcext:value-type="float">
            <text:p>15,1045291444256</text:p>
          </table:table-cell>
          <table:table-cell office:value-type="string" calcext:value-type="string">
            <text:p>1704,01</text:p>
          </table:table-cell>
          <table:table-cell office:value-type="float" office:value="14.0307" calcext:value-type="float">
            <text:p>14,0307</text:p>
          </table:table-cell>
          <table:table-cell table:formula="of:=([.L134]/4)^(1/3)*10" office:value-type="float" office:value="15.1940347668247" calcext:value-type="float">
            <text:p>15,1940347668247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19"/>
        </table:table-row>
        <table:table-row table:style-name="ro1">
          <table:table-cell table:style-name="ce2" table:number-columns-repeated="19"/>
        </table:table-row>
        <table:table-row table:style-name="ro1" table:number-rows-repeated="25">
          <table:table-cell table:number-columns-repeated="19"/>
        </table:table-row>
        <table:table-row table:style-name="ro1">
          <table:table-cell table:style-name="Default" table:number-columns-repeated="19"/>
        </table:table-row>
        <table:table-row table:style-name="ro1">
          <table:table-cell table:style-name="ce2" table:number-columns-repeated="19"/>
        </table:table-row>
        <table:table-row table:style-name="ro1" table:number-rows-repeated="25">
          <table:table-cell table:number-columns-repeated="19"/>
        </table:table-row>
        <table:table-row table:style-name="ro1">
          <table:table-cell table:style-name="Default" table:number-columns-repeated="19"/>
        </table:table-row>
        <table:table-row table:style-name="ro1">
          <table:table-cell table:style-name="ce2" table:number-columns-repeated="19"/>
        </table:table-row>
        <table:table-row table:style-name="ro1" table:number-rows-repeated="25">
          <table:table-cell table:number-columns-repeated="19"/>
        </table:table-row>
        <table:table-row table:style-name="ro1">
          <table:table-cell table:style-name="Default" table:number-columns-repeated="19"/>
        </table:table-row>
        <table:table-row table:style-name="ro1">
          <table:table-cell table:style-name="ce2" table:number-columns-repeated="19"/>
        </table:table-row>
        <table:table-row table:style-name="ro1" table:number-rows-repeated="25">
          <table:table-cell table:number-columns-repeated="19"/>
        </table:table-row>
        <table:table-row table:style-name="ro1">
          <table:table-cell table:style-name="Default" table:number-columns-repeated="19"/>
        </table:table-row>
        <table:table-row table:style-name="ro1">
          <table:table-cell table:style-name="ce2" table:number-columns-repeated="19"/>
        </table:table-row>
        <table:table-row table:style-name="ro1" table:number-rows-repeated="25">
          <table:table-cell table:number-columns-repeated="19"/>
        </table:table-row>
        <table:table-row table:style-name="ro1">
          <table:table-cell table:style-name="Default" table:number-columns-repeated="19"/>
        </table:table-row>
        <table:table-row table:style-name="ro1">
          <table:table-cell table:style-name="ce2" table:number-columns-repeated="19"/>
        </table:table-row>
        <table:table-row table:style-name="ro1" table:number-rows-repeated="25">
          <table:table-cell table:number-columns-repeated="19"/>
        </table:table-row>
        <table:table-row table:style-name="ro1">
          <table:table-cell table:style-name="Default" table:number-columns-repeated="19"/>
        </table:table-row>
        <table:table-row table:style-name="ro1">
          <table:table-cell table:style-name="ce2" table:number-columns-repeated="19"/>
        </table:table-row>
        <table:table-row table:style-name="ro1" table:number-rows-repeated="2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4:46:58.200660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7T17:03:48.108177236</meta:creation-date>
    <dc:date>2023-09-27T14:55:27.501516929</dc:date>
    <meta:editing-duration>PT4H5M36S</meta:editing-duration>
    <meta:editing-cycles>13</meta:editing-cycles>
    <meta:generator>LibreOffice/6.4.7.2$Linux_X86_64 LibreOffice_project/40$Build-2</meta:generator>
    <meta:document-statistic meta:table-count="1" meta:cell-count="1630" meta:object-count="0"/>
  </office:meta>
</office:document-meta>
</file>